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9.581cm" table:align="left"/>
    </style:style>
    <style:style style:name="Tabella1.A" style:family="table-column">
      <style:table-column-properties style:column-width="9.581cm"/>
    </style:style>
    <style:style style:name="Tabella1.A1" style:family="table-cell">
      <style:table-cell-properties style:vertical-align="middle"/>
    </style:style>
    <style:style style:name="Tabella2" style:family="table">
      <style:table-properties style:width="17cm" table:align="left" fo:background-color="#ffffff">
        <style:background-image/>
      </style:table-properties>
    </style:style>
    <style:style style:name="Tabella2.A" style:family="table-column">
      <style:table-column-properties style:column-width="4.237cm"/>
    </style:style>
    <style:style style:name="Tabella2.B" style:family="table-column">
      <style:table-column-properties style:column-width="9.998cm"/>
    </style:style>
    <style:style style:name="Tabella2.C" style:family="table-column">
      <style:table-column-properties style:column-width="2.766cm"/>
    </style:style>
    <style:style style:name="Tabella2.A1" style:family="table-cell">
      <style:table-cell-properties style:vertical-align="middle"/>
    </style:style>
    <style:style style:name="Tabella3" style:family="table">
      <style:table-properties style:width="10.068cm" table:align="left"/>
    </style:style>
    <style:style style:name="Tabella3.A" style:family="table-column">
      <style:table-column-properties style:column-width="10.068cm"/>
    </style:style>
    <style:style style:name="Tabella3.A1" style:family="table-cell">
      <style:table-cell-properties style:vertical-align="middle"/>
    </style:style>
    <style:style style:name="P1" style:family="paragraph" style:parent-style-name="Standard">
      <style:text-properties fo:font-weight="bold" officeooo:rsid="0008202b" officeooo:paragraph-rsid="0008202b" style:font-weight-asian="bold" style:font-weight-complex="bold"/>
    </style:style>
    <style:style style:name="P2" style:family="paragraph" style:parent-style-name="Standard">
      <style:text-properties fo:font-weight="bold" officeooo:rsid="0008202b" officeooo:paragraph-rsid="0009dcab" style:font-weight-asian="bold" style:font-weight-complex="bold"/>
    </style:style>
    <style:style style:name="P3" style:family="paragraph" style:parent-style-name="Standard">
      <style:text-properties fo:font-weight="bold" officeooo:rsid="0008202b" officeooo:paragraph-rsid="0038a9ea" style:font-weight-asian="bold" style:font-weight-complex="bold"/>
    </style:style>
    <style:style style:name="P4" style:family="paragraph" style:parent-style-name="Standard">
      <style:text-properties fo:font-weight="bold" officeooo:rsid="0008202b" officeooo:paragraph-rsid="0040016e" style:font-weight-asian="bold" style:font-weight-complex="bold"/>
    </style:style>
    <style:style style:name="P5" style:family="paragraph" style:parent-style-name="Standard">
      <style:text-properties fo:font-weight="bold" officeooo:rsid="0008202b" officeooo:paragraph-rsid="0045c14a" style:font-weight-asian="bold" style:font-weight-complex="bold"/>
    </style:style>
    <style:style style:name="P6" style:family="paragraph" style:parent-style-name="Standard">
      <style:text-properties fo:font-weight="bold" officeooo:rsid="0008202b" officeooo:paragraph-rsid="0053406b" style:font-weight-asian="bold" style:font-weight-complex="bold"/>
    </style:style>
    <style:style style:name="P7" style:family="paragraph" style:parent-style-name="Standard">
      <style:text-properties fo:font-weight="bold" officeooo:rsid="0008202b" officeooo:paragraph-rsid="003a7380" style:font-weight-asian="bold" style:font-weight-complex="bold"/>
    </style:style>
    <style:style style:name="P8" style:family="paragraph" style:parent-style-name="Standard">
      <style:text-properties fo:font-weight="bold" officeooo:rsid="0008202b" officeooo:paragraph-rsid="004d68d4" style:font-weight-asian="bold" style:font-weight-complex="bold"/>
    </style:style>
    <style:style style:name="P9" style:family="paragraph" style:parent-style-name="Standard">
      <style:text-properties fo:font-weight="bold" officeooo:rsid="0009dcab" officeooo:paragraph-rsid="0009dcab" style:font-weight-asian="bold" style:font-weight-complex="bold"/>
    </style:style>
    <style:style style:name="P10" style:family="paragraph" style:parent-style-name="Standard">
      <style:text-properties fo:font-weight="bold" officeooo:rsid="0009dcab" officeooo:paragraph-rsid="00476340" style:font-weight-asian="bold" style:font-weight-complex="bold"/>
    </style:style>
    <style:style style:name="P11" style:family="paragraph" style:parent-style-name="Standard">
      <style:text-properties fo:font-weight="bold" officeooo:rsid="0009dcab" officeooo:paragraph-rsid="004a3f00" style:font-weight-asian="bold" style:font-weight-complex="bold"/>
    </style:style>
    <style:style style:name="P12" style:family="paragraph" style:parent-style-name="Standard">
      <style:text-properties fo:font-weight="bold" officeooo:rsid="0009dcab" officeooo:paragraph-rsid="004f55c1" style:font-weight-asian="bold" style:font-weight-complex="bold"/>
    </style:style>
    <style:style style:name="P13" style:family="paragraph" style:parent-style-name="Standard">
      <style:text-properties fo:font-weight="bold" officeooo:rsid="0009dcab" officeooo:paragraph-rsid="0040016e" style:font-weight-asian="bold" style:font-weight-complex="bold"/>
    </style:style>
    <style:style style:name="P14" style:family="paragraph" style:parent-style-name="Standard">
      <style:text-properties fo:font-weight="bold" officeooo:rsid="0009dcab" officeooo:paragraph-rsid="0008202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0f08c" officeooo:paragraph-rsid="001d5bf0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0f08c" officeooo:paragraph-rsid="00841d4f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d512f" officeooo:paragraph-rsid="001d5bf0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f359c" officeooo:paragraph-rsid="001d5bf0" style:font-weight-asian="bold" style:font-weight-complex="bold"/>
    </style:style>
    <style:style style:name="P19" style:family="paragraph" style:parent-style-name="Standard">
      <style:text-properties officeooo:paragraph-rsid="0008202b"/>
    </style:style>
    <style:style style:name="P20" style:family="paragraph" style:parent-style-name="Standard">
      <style:text-properties fo:font-weight="normal" officeooo:rsid="0008202b" officeooo:paragraph-rsid="0008202b" style:font-weight-asian="normal" style:font-weight-complex="normal"/>
    </style:style>
    <style:style style:name="P21" style:family="paragraph" style:parent-style-name="Standard">
      <style:text-properties fo:font-weight="normal" officeooo:rsid="0008202b" officeooo:paragraph-rsid="0038a9ea" style:font-weight-asian="normal" style:font-weight-complex="normal"/>
    </style:style>
    <style:style style:name="P22" style:family="paragraph" style:parent-style-name="Standard">
      <style:text-properties fo:font-weight="normal" officeooo:rsid="0008202b" officeooo:paragraph-rsid="003a7380" style:font-weight-asian="normal" style:font-weight-complex="normal"/>
    </style:style>
    <style:style style:name="P23" style:family="paragraph" style:parent-style-name="Standard">
      <style:text-properties fo:font-weight="normal" officeooo:rsid="0008202b" officeooo:paragraph-rsid="003b7ca6" style:font-weight-asian="normal" style:font-weight-complex="normal"/>
    </style:style>
    <style:style style:name="P24" style:family="paragraph" style:parent-style-name="Standard">
      <style:text-properties fo:font-weight="normal" officeooo:rsid="0008202b" officeooo:paragraph-rsid="003d3a2a" style:font-weight-asian="normal" style:font-weight-complex="normal"/>
    </style:style>
    <style:style style:name="P25" style:family="paragraph" style:parent-style-name="Standard">
      <style:text-properties fo:font-weight="normal" officeooo:rsid="0008202b" officeooo:paragraph-rsid="003e3aa5" style:font-weight-asian="normal" style:font-weight-complex="normal"/>
    </style:style>
    <style:style style:name="P26" style:family="paragraph" style:parent-style-name="Standard">
      <style:text-properties fo:font-weight="normal" officeooo:rsid="0008202b" officeooo:paragraph-rsid="0040016e" style:font-weight-asian="normal" style:font-weight-complex="normal"/>
    </style:style>
    <style:style style:name="P27" style:family="paragraph" style:parent-style-name="Standard">
      <style:text-properties fo:font-weight="normal" officeooo:rsid="0008202b" officeooo:paragraph-rsid="00408b22" style:font-weight-asian="normal" style:font-weight-complex="normal"/>
    </style:style>
    <style:style style:name="P28" style:family="paragraph" style:parent-style-name="Standard">
      <style:text-properties fo:font-weight="normal" officeooo:rsid="0008202b" officeooo:paragraph-rsid="0045c14a" style:font-weight-asian="normal" style:font-weight-complex="normal"/>
    </style:style>
    <style:style style:name="P29" style:family="paragraph" style:parent-style-name="Standard">
      <style:text-properties fo:font-weight="normal" officeooo:rsid="0008202b" officeooo:paragraph-rsid="00476340" style:font-weight-asian="normal" style:font-weight-complex="normal"/>
    </style:style>
    <style:style style:name="P30" style:family="paragraph" style:parent-style-name="Standard">
      <style:text-properties fo:font-weight="normal" officeooo:rsid="0008202b" officeooo:paragraph-rsid="004a3f00" style:font-weight-asian="normal" style:font-weight-complex="normal"/>
    </style:style>
    <style:style style:name="P31" style:family="paragraph" style:parent-style-name="Standard">
      <style:text-properties fo:font-weight="normal" officeooo:rsid="0008202b" officeooo:paragraph-rsid="004ab67b" style:font-weight-asian="normal" style:font-weight-complex="normal"/>
    </style:style>
    <style:style style:name="P32" style:family="paragraph" style:parent-style-name="Standard">
      <style:text-properties fo:font-weight="normal" officeooo:rsid="0008202b" officeooo:paragraph-rsid="004bb61f" style:font-weight-asian="normal" style:font-weight-complex="normal"/>
    </style:style>
    <style:style style:name="P33" style:family="paragraph" style:parent-style-name="Standard">
      <style:text-properties fo:font-weight="normal" officeooo:rsid="0008202b" officeooo:paragraph-rsid="004d68d4" style:font-weight-asian="normal" style:font-weight-complex="normal"/>
    </style:style>
    <style:style style:name="P34" style:family="paragraph" style:parent-style-name="Standard">
      <style:text-properties fo:font-weight="normal" officeooo:rsid="0008202b" officeooo:paragraph-rsid="004f55c1" style:font-weight-asian="normal" style:font-weight-complex="normal"/>
    </style:style>
    <style:style style:name="P35" style:family="paragraph" style:parent-style-name="Standard">
      <style:text-properties fo:font-weight="normal" officeooo:rsid="0008202b" officeooo:paragraph-rsid="0052b769" style:font-weight-asian="normal" style:font-weight-complex="normal"/>
    </style:style>
    <style:style style:name="P36" style:family="paragraph" style:parent-style-name="Standard">
      <style:text-properties fo:font-weight="normal" officeooo:rsid="0008202b" officeooo:paragraph-rsid="0053406b" style:font-weight-asian="normal" style:font-weight-complex="normal"/>
    </style:style>
    <style:style style:name="P37" style:family="paragraph" style:parent-style-name="Standard">
      <style:text-properties fo:font-weight="normal" officeooo:rsid="0008202b" officeooo:paragraph-rsid="005a90d3" style:font-weight-asian="normal" style:font-weight-complex="normal"/>
    </style:style>
    <style:style style:name="P38" style:family="paragraph" style:parent-style-name="Standard">
      <style:text-properties fo:font-weight="normal" officeooo:rsid="0008202b" officeooo:paragraph-rsid="005d8fd5" style:font-weight-asian="normal" style:font-weight-complex="normal"/>
    </style:style>
    <style:style style:name="P39" style:family="paragraph" style:parent-style-name="Standard">
      <style:text-properties fo:font-weight="normal" officeooo:rsid="0008202b" officeooo:paragraph-rsid="006116e1" style:font-weight-asian="normal" style:font-weight-complex="normal"/>
    </style:style>
    <style:style style:name="P40" style:family="paragraph" style:parent-style-name="Standard">
      <style:text-properties fo:font-weight="normal" officeooo:rsid="0008202b" officeooo:paragraph-rsid="0062e4ed" style:font-weight-asian="normal" style:font-weight-complex="normal"/>
    </style:style>
    <style:style style:name="P41" style:family="paragraph" style:parent-style-name="Standard">
      <style:text-properties fo:font-weight="normal" officeooo:rsid="0008202b" officeooo:paragraph-rsid="0065491f" style:font-weight-asian="normal" style:font-weight-complex="normal"/>
    </style:style>
    <style:style style:name="P42" style:family="paragraph" style:parent-style-name="Standard">
      <style:text-properties fo:font-weight="normal" officeooo:rsid="0008202b" officeooo:paragraph-rsid="0065bf2b" style:font-weight-asian="normal" style:font-weight-complex="normal"/>
    </style:style>
    <style:style style:name="P43" style:family="paragraph" style:parent-style-name="Standard">
      <style:text-properties fo:font-weight="normal" officeooo:rsid="0008202b" officeooo:paragraph-rsid="00671858" style:font-weight-asian="normal" style:font-weight-complex="normal"/>
    </style:style>
    <style:style style:name="P44" style:family="paragraph" style:parent-style-name="Standard">
      <style:text-properties fo:font-weight="normal" officeooo:rsid="00364e38" officeooo:paragraph-rsid="00364e38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2cd0c4" officeooo:paragraph-rsid="001d5bf0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2cd0c4" officeooo:paragraph-rsid="002ed02b" style:font-weight-asian="normal" style:font-weight-complex="normal"/>
    </style:style>
    <style:style style:name="P47" style:family="paragraph" style:parent-style-name="Standard">
      <style:text-properties fo:font-weight="normal" officeooo:rsid="00393b54" officeooo:paragraph-rsid="0038a9ea" style:font-weight-asian="normal" style:font-weight-complex="normal"/>
    </style:style>
    <style:style style:name="P48" style:family="paragraph" style:parent-style-name="Standard">
      <style:text-properties fo:font-weight="normal" officeooo:rsid="003a7380" officeooo:paragraph-rsid="003a7380" style:font-weight-asian="normal" style:font-weight-complex="normal"/>
    </style:style>
    <style:style style:name="P49" style:family="paragraph" style:parent-style-name="Standard">
      <style:text-properties fo:font-weight="normal" officeooo:rsid="003a7380" officeooo:paragraph-rsid="003d3a2a" style:font-weight-asian="normal" style:font-weight-complex="normal"/>
    </style:style>
    <style:style style:name="P50" style:family="paragraph" style:parent-style-name="Standard">
      <style:text-properties fo:font-weight="normal" officeooo:rsid="003a7380" officeooo:paragraph-rsid="003b7ca6" style:font-weight-asian="normal" style:font-weight-complex="normal"/>
    </style:style>
    <style:style style:name="P51" style:family="paragraph" style:parent-style-name="Standard">
      <style:text-properties fo:font-weight="normal" officeooo:rsid="003a7380" officeooo:paragraph-rsid="0040016e" style:font-weight-asian="normal" style:font-weight-complex="normal"/>
    </style:style>
    <style:style style:name="P52" style:family="paragraph" style:parent-style-name="Standard">
      <style:text-properties fo:font-weight="normal" officeooo:rsid="003a7380" officeooo:paragraph-rsid="004f7c4c" style:font-weight-asian="normal" style:font-weight-complex="normal"/>
    </style:style>
    <style:style style:name="P53" style:family="paragraph" style:parent-style-name="Standard">
      <style:text-properties fo:font-weight="normal" officeooo:rsid="0040016e" officeooo:paragraph-rsid="0040016e" style:font-weight-asian="normal" style:font-weight-complex="normal"/>
    </style:style>
    <style:style style:name="P54" style:family="paragraph" style:parent-style-name="Standard">
      <style:text-properties fo:font-weight="normal" officeooo:rsid="00408b22" officeooo:paragraph-rsid="00408b22" style:font-weight-asian="normal" style:font-weight-complex="normal"/>
    </style:style>
    <style:style style:name="P55" style:family="paragraph" style:parent-style-name="Standard">
      <style:text-properties fo:font-weight="normal" officeooo:rsid="0045c14a" officeooo:paragraph-rsid="0045c14a" style:font-weight-asian="normal" style:font-weight-complex="normal"/>
    </style:style>
    <style:style style:name="P56" style:family="paragraph" style:parent-style-name="Standard">
      <style:text-properties fo:font-weight="normal" officeooo:rsid="004ab67b" officeooo:paragraph-rsid="004ab67b" style:font-weight-asian="normal" style:font-weight-complex="normal"/>
    </style:style>
    <style:style style:name="P57" style:family="paragraph" style:parent-style-name="Standard">
      <style:text-properties fo:font-weight="normal" officeooo:rsid="004ab67b" officeooo:paragraph-rsid="004d68d4" style:font-weight-asian="normal" style:font-weight-complex="normal"/>
    </style:style>
    <style:style style:name="P58" style:family="paragraph" style:parent-style-name="Standard">
      <style:text-properties fo:font-weight="normal" officeooo:rsid="004ab67b" officeooo:paragraph-rsid="004f55c1" style:font-weight-asian="normal" style:font-weight-complex="normal"/>
    </style:style>
    <style:style style:name="P59" style:family="paragraph" style:parent-style-name="Standard">
      <style:text-properties fo:font-weight="normal" officeooo:rsid="0009dcab" officeooo:paragraph-rsid="0009dcab" style:font-weight-asian="normal" style:font-weight-complex="normal"/>
    </style:style>
    <style:style style:name="P60" style:family="paragraph" style:parent-style-name="Standard">
      <style:text-properties fo:font-weight="normal" officeooo:rsid="0009dcab" officeooo:paragraph-rsid="0008202b" style:font-weight-asian="normal" style:font-weight-complex="normal"/>
    </style:style>
    <style:style style:name="P61" style:family="paragraph" style:parent-style-name="Standard">
      <style:text-properties fo:font-weight="normal" officeooo:rsid="0009dcab" officeooo:paragraph-rsid="0065491f" style:font-weight-asian="normal" style:font-weight-complex="normal"/>
    </style:style>
    <style:style style:name="P62" style:family="paragraph" style:parent-style-name="Standard">
      <style:text-properties fo:font-weight="normal" officeooo:rsid="0009dcab" officeooo:paragraph-rsid="0065bf2b" style:font-weight-asian="normal" style:font-weight-complex="normal"/>
    </style:style>
    <style:style style:name="P63" style:family="paragraph" style:parent-style-name="Standard">
      <style:text-properties fo:font-weight="normal" officeooo:rsid="0009dcab" officeooo:paragraph-rsid="00671858" style:font-weight-asian="normal" style:font-weight-complex="normal"/>
    </style:style>
    <style:style style:name="P64" style:family="paragraph" style:parent-style-name="Standard">
      <style:text-properties fo:font-weight="normal" officeooo:rsid="004f7c4c" officeooo:paragraph-rsid="004f55c1" style:font-weight-asian="normal" style:font-weight-complex="normal"/>
    </style:style>
    <style:style style:name="P65" style:family="paragraph" style:parent-style-name="Standard">
      <style:text-properties fo:font-weight="normal" officeooo:rsid="0052b769" officeooo:paragraph-rsid="0052b769" style:font-weight-asian="normal" style:font-weight-complex="normal"/>
    </style:style>
    <style:style style:name="P66" style:family="paragraph" style:parent-style-name="Standard">
      <style:text-properties fo:font-weight="normal" officeooo:rsid="0052b769" officeooo:paragraph-rsid="0065bf2b" style:font-weight-asian="normal" style:font-weight-complex="normal"/>
    </style:style>
    <style:style style:name="P67" style:family="paragraph" style:parent-style-name="Standard">
      <style:text-properties fo:font-weight="normal" officeooo:rsid="0058db5f" officeooo:paragraph-rsid="0058db5f" style:font-weight-asian="normal" style:font-weight-complex="normal"/>
    </style:style>
    <style:style style:name="P68" style:family="paragraph" style:parent-style-name="Standard">
      <style:text-properties fo:font-weight="normal" officeooo:rsid="0058db5f" officeooo:paragraph-rsid="005d8fd5" style:font-weight-asian="normal" style:font-weight-complex="normal"/>
    </style:style>
    <style:style style:name="P69" style:family="paragraph" style:parent-style-name="Standard">
      <style:text-properties fo:font-weight="normal" officeooo:rsid="006116e1" officeooo:paragraph-rsid="006116e1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4pt" officeooo:rsid="000d512f" officeooo:paragraph-rsid="000d512f" style:font-size-asian="12.25pt" style:font-size-complex="14pt"/>
    </style:style>
    <style:style style:name="P71" style:family="paragraph" style:parent-style-name="Standard">
      <style:text-properties fo:font-size="14pt" fo:font-weight="bold" officeooo:rsid="00111bc1" officeooo:paragraph-rsid="00111bc1" style:font-size-asian="12.25pt" style:font-weight-asian="bold" style:font-size-complex="14pt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ize="14pt" fo:font-weight="bold" officeooo:rsid="000d512f" officeooo:paragraph-rsid="000d512f" style:font-size-asian="12.25pt" style:font-weight-asian="bold" style:font-size-complex="14pt" style:font-weight-complex="bold"/>
    </style:style>
    <style:style style:name="P73" style:family="paragraph" style:parent-style-name="Standard">
      <style:text-properties style:font-name="Liberation Serif" fo:font-size="12pt" fo:font-weight="normal" officeooo:rsid="00111bc1" officeooo:paragraph-rsid="00111bc1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7415f" officeooo:paragraph-rsid="0017415f" style:font-size-asian="12pt" style:font-weight-asian="normal" style:font-size-complex="12pt" style:font-weight-complex="normal"/>
    </style:style>
    <style:style style:name="P75" style:family="paragraph" style:parent-style-name="Standard">
      <style:text-properties style:font-name="Liberation Serif" fo:font-size="12pt" fo:font-weight="normal" officeooo:rsid="00681b17" officeooo:paragraph-rsid="00681b17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2pt" fo:font-weight="normal" officeooo:rsid="0010f08c" officeooo:paragraph-rsid="0017415f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2pt" fo:font-weight="normal" officeooo:rsid="0010f08c" officeooo:paragraph-rsid="001b7736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2pt" fo:font-weight="normal" officeooo:rsid="0010f08c" officeooo:paragraph-rsid="0010f08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2pt" fo:font-weight="normal" officeooo:rsid="0010f08c" officeooo:paragraph-rsid="001d5bf0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2pt" fo:font-weight="normal" officeooo:rsid="0010f08c" officeooo:paragraph-rsid="001f84ce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2pt" fo:font-weight="normal" officeooo:rsid="000f359c" officeooo:paragraph-rsid="000f359c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2pt" fo:font-weight="normal" officeooo:rsid="000f359c" officeooo:paragraph-rsid="0017415f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2pt" fo:font-weight="normal" officeooo:rsid="000f359c" officeooo:paragraph-rsid="001b7736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2pt" fo:font-weight="normal" officeooo:rsid="000f359c" officeooo:paragraph-rsid="001c2e95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2pt" fo:font-weight="normal" officeooo:rsid="000f359c" officeooo:paragraph-rsid="001cf87e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12pt" fo:font-weight="normal" officeooo:rsid="000f359c" officeooo:paragraph-rsid="001d5bf0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ize="12pt" fo:font-weight="normal" officeooo:rsid="000f359c" officeooo:paragraph-rsid="001f84ce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size="12pt" fo:font-weight="normal" officeooo:rsid="000f359c" officeooo:paragraph-rsid="00364b7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ize="12pt" fo:font-weight="normal" officeooo:rsid="000d512f" officeooo:paragraph-rsid="000d512f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size="12pt" fo:font-weight="normal" officeooo:rsid="000d512f" officeooo:paragraph-rsid="001a300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size="12pt" fo:font-weight="normal" officeooo:rsid="001a8839" officeooo:paragraph-rsid="001a3006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size="12pt" fo:font-weight="normal" officeooo:rsid="00226061" officeooo:paragraph-rsid="00226061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size="12pt" fo:font-weight="normal" officeooo:rsid="00235366" officeooo:paragraph-rsid="0027879d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size="12pt" fo:font-weight="normal" officeooo:rsid="0024f72b" officeooo:paragraph-rsid="0024f72b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size="12pt" fo:font-weight="normal" officeooo:rsid="0024f72b" officeooo:paragraph-rsid="002971a6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justify" style:justify-single-word="false"/>
      <style:text-properties fo:font-size="12pt" fo:font-weight="bold" officeooo:rsid="0010f08c" officeooo:paragraph-rsid="001d5bf0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justify" style:justify-single-word="false"/>
      <style:text-properties fo:font-size="12pt" fo:font-weight="bold" officeooo:rsid="0010f08c" officeooo:paragraph-rsid="00226061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justify" style:justify-single-word="false"/>
      <style:text-properties fo:font-size="12pt" fo:font-weight="bold" officeooo:rsid="0010f08c" officeooo:paragraph-rsid="002cd0c4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justify" style:justify-single-word="false"/>
      <style:text-properties fo:font-size="12pt" fo:font-weight="bold" officeooo:rsid="0010f08c" officeooo:paragraph-rsid="0030ab78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justify" style:justify-single-word="false"/>
      <style:text-properties fo:font-size="12pt" fo:font-weight="bold" officeooo:rsid="000f359c" officeooo:paragraph-rsid="000f359c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justify" style:justify-single-word="false"/>
      <style:text-properties fo:font-size="12pt" fo:font-weight="bold" officeooo:rsid="000f359c" officeooo:paragraph-rsid="001d5bf0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justify" style:justify-single-word="false"/>
      <style:text-properties fo:font-size="12pt" fo:font-weight="bold" officeooo:rsid="000f359c" officeooo:paragraph-rsid="001b7736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justify" style:justify-single-word="false"/>
      <style:text-properties fo:font-size="12pt" fo:font-weight="bold" officeooo:rsid="000f359c" officeooo:paragraph-rsid="0025d18e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justify" style:justify-single-word="false"/>
      <style:text-properties fo:font-size="12pt" fo:font-weight="bold" officeooo:rsid="000f359c" officeooo:paragraph-rsid="002ed02b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justify" style:justify-single-word="false"/>
      <style:text-properties fo:font-size="12pt" fo:font-weight="bold" officeooo:rsid="000d512f" officeooo:paragraph-rsid="000d512f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justify" style:justify-single-word="false"/>
      <style:text-properties fo:font-size="12pt" fo:font-weight="bold" officeooo:rsid="000d512f" officeooo:paragraph-rsid="001d5bf0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justify" style:justify-single-word="false"/>
      <style:text-properties fo:font-size="12pt" fo:font-weight="bold" officeooo:rsid="000d512f" officeooo:paragraph-rsid="00235366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justify" style:justify-single-word="false"/>
      <style:text-properties fo:font-size="12pt" fo:font-weight="bold" officeooo:rsid="000d512f" officeooo:paragraph-rsid="0024f72b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justify" style:justify-single-word="false"/>
      <style:text-properties fo:font-size="12pt" fo:font-weight="bold" officeooo:rsid="000d512f" officeooo:paragraph-rsid="0036390d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justify" style:justify-single-word="false"/>
      <style:text-properties fo:font-size="12pt" fo:font-weight="bold" officeooo:rsid="000d512f" officeooo:paragraph-rsid="00364b74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justify" style:justify-single-word="false"/>
      <style:text-properties officeooo:paragraph-rsid="0017415f"/>
    </style:style>
    <style:style style:name="P112" style:family="paragraph" style:parent-style-name="Standard">
      <style:paragraph-properties fo:text-align="justify" style:justify-single-word="false"/>
      <style:text-properties officeooo:paragraph-rsid="001a3006"/>
    </style:style>
    <style:style style:name="P113" style:family="paragraph" style:parent-style-name="Standard">
      <style:paragraph-properties fo:text-align="justify" style:justify-single-word="false"/>
      <style:text-properties officeooo:paragraph-rsid="001a8839"/>
    </style:style>
    <style:style style:name="P114" style:family="paragraph" style:parent-style-name="Standard">
      <style:paragraph-properties fo:text-align="justify" style:justify-single-word="false"/>
      <style:text-properties officeooo:paragraph-rsid="001dbe56"/>
    </style:style>
    <style:style style:name="P115" style:family="paragraph" style:parent-style-name="Standard">
      <style:paragraph-properties fo:text-align="justify" style:justify-single-word="false"/>
      <style:text-properties officeooo:paragraph-rsid="001f84ce"/>
    </style:style>
    <style:style style:name="P116" style:family="paragraph" style:parent-style-name="Standard">
      <style:paragraph-properties fo:text-align="justify" style:justify-single-word="false"/>
      <style:text-properties officeooo:paragraph-rsid="00226061"/>
    </style:style>
    <style:style style:name="P117" style:family="paragraph" style:parent-style-name="Standard">
      <style:paragraph-properties fo:text-align="justify" style:justify-single-word="false"/>
      <style:text-properties officeooo:paragraph-rsid="0024f72b"/>
    </style:style>
    <style:style style:name="P118" style:family="paragraph" style:parent-style-name="Standard">
      <style:paragraph-properties fo:text-align="justify" style:justify-single-word="false"/>
      <style:text-properties officeooo:paragraph-rsid="00257e52"/>
    </style:style>
    <style:style style:name="P119" style:family="paragraph" style:parent-style-name="Standard">
      <style:paragraph-properties fo:text-align="justify" style:justify-single-word="false"/>
      <style:text-properties officeooo:paragraph-rsid="0025b3ef"/>
    </style:style>
    <style:style style:name="P120" style:family="paragraph" style:parent-style-name="Standard">
      <style:paragraph-properties fo:text-align="justify" style:justify-single-word="false"/>
      <style:text-properties officeooo:paragraph-rsid="002971a6"/>
    </style:style>
    <style:style style:name="P121" style:family="paragraph" style:parent-style-name="Standard">
      <style:paragraph-properties fo:text-align="justify" style:justify-single-word="false"/>
      <style:text-properties officeooo:paragraph-rsid="002cd0c4"/>
    </style:style>
    <style:style style:name="P122" style:family="paragraph" style:parent-style-name="Standard">
      <style:paragraph-properties fo:text-align="justify" style:justify-single-word="false"/>
      <style:text-properties officeooo:paragraph-rsid="001d5bf0"/>
    </style:style>
    <style:style style:name="P123" style:family="paragraph" style:parent-style-name="Standard">
      <style:paragraph-properties fo:text-align="justify" style:justify-single-word="false"/>
      <style:text-properties officeooo:paragraph-rsid="002ed02b"/>
    </style:style>
    <style:style style:name="P124" style:family="paragraph" style:parent-style-name="Standard">
      <style:paragraph-properties fo:text-align="justify" style:justify-single-word="false"/>
      <style:text-properties officeooo:paragraph-rsid="0030ab78"/>
    </style:style>
    <style:style style:name="P125" style:family="paragraph" style:parent-style-name="Standard">
      <style:paragraph-properties fo:text-align="justify" style:justify-single-word="false"/>
      <style:text-properties officeooo:paragraph-rsid="0034256b"/>
    </style:style>
    <style:style style:name="P126" style:family="paragraph" style:parent-style-name="Standard">
      <style:paragraph-properties fo:text-align="justify" style:justify-single-word="false"/>
      <style:text-properties officeooo:paragraph-rsid="001b7736"/>
    </style:style>
    <style:style style:name="P127" style:family="paragraph" style:parent-style-name="Standard">
      <style:paragraph-properties fo:text-align="justify" style:justify-single-word="false"/>
      <style:text-properties officeooo:paragraph-rsid="00364b74"/>
    </style:style>
    <style:style style:name="P128" style:family="paragraph" style:parent-style-name="Standard">
      <style:paragraph-properties fo:text-align="justify" style:justify-single-word="false"/>
      <style:text-properties style:font-name="Liberation Serif1" fo:font-size="12pt" fo:font-weight="normal" officeooo:rsid="0017415f" officeooo:paragraph-rsid="0017415f" style:font-name-asian="Liberation Serif1" style:font-size-asian="10.5pt" style:font-weight-asian="normal" style:font-name-complex="Liberation Serif1" style:font-size-complex="12pt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font-name="Liberation Serif1" fo:font-size="12pt" fo:font-weight="bold" officeooo:rsid="0017415f" officeooo:paragraph-rsid="001d5bf0" style:font-name-asian="Liberation Serif1" style:font-size-asian="10.5pt" style:font-weight-asian="bold" style:font-name-complex="Liberation Serif1" style:font-size-complex="12pt" style:font-weight-complex="bold"/>
    </style:style>
    <style:style style:name="P130" style:family="paragraph" style:parent-style-name="Standard">
      <style:paragraph-properties fo:text-align="justify" style:justify-single-word="false"/>
      <style:text-properties style:font-name="Liberation Serif1" fo:font-size="12pt" fo:font-weight="bold" officeooo:rsid="0017415f" officeooo:paragraph-rsid="0025d18e" style:font-name-asian="Liberation Serif1" style:font-size-asian="10.5pt" style:font-weight-asian="bold" style:font-name-complex="Liberation Serif1" style:font-size-complex="12pt" style:font-weight-complex="bold"/>
    </style:style>
    <style:style style:name="P131" style:family="paragraph" style:parent-style-name="Standard">
      <style:text-properties officeooo:rsid="000d512f" officeooo:paragraph-rsid="0010f08c"/>
    </style:style>
    <style:style style:name="P132" style:family="paragraph" style:parent-style-name="Standard">
      <style:paragraph-properties fo:text-align="justify" style:justify-single-word="false"/>
      <style:text-properties fo:color="#000080" style:font-name="Liberation Serif" fo:font-size="12pt" fo:language="zxx" fo:country="none" style:text-underline-style="solid" style:text-underline-width="auto" style:text-underline-color="font-color" fo:font-weight="normal" officeooo:rsid="001f84ce" officeooo:paragraph-rsid="001f84c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3" style:family="paragraph" style:parent-style-name="Standard">
      <style:paragraph-properties fo:text-align="justify" style:justify-single-word="false"/>
      <style:text-properties fo:color="#000080" fo:font-size="12pt" fo:language="zxx" fo:country="none" style:text-underline-style="solid" style:text-underline-width="auto" style:text-underline-color="font-color" fo:font-weight="normal" officeooo:rsid="002cd0c4" officeooo:paragraph-rsid="0030ab7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4" style:family="paragraph" style:parent-style-name="Standard">
      <style:paragraph-properties fo:text-align="justify" style:justify-single-word="false"/>
      <style:text-properties fo:color="#000080" fo:font-size="12pt" fo:language="zxx" fo:country="none" style:text-underline-style="solid" style:text-underline-width="auto" style:text-underline-color="font-color" fo:font-weight="normal" officeooo:rsid="002cd0c4" officeooo:paragraph-rsid="002cd0c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5" style:family="paragraph" style:parent-style-name="Standard">
      <style:text-properties officeooo:paragraph-rsid="0038a9ea"/>
    </style:style>
    <style:style style:name="P136" style:family="paragraph" style:parent-style-name="Standard">
      <style:text-properties officeooo:paragraph-rsid="003a7380"/>
    </style:style>
    <style:style style:name="P137" style:family="paragraph" style:parent-style-name="Standard">
      <style:text-properties officeooo:paragraph-rsid="003b7ca6"/>
    </style:style>
    <style:style style:name="P138" style:family="paragraph" style:parent-style-name="Standard">
      <style:text-properties officeooo:paragraph-rsid="003d3a2a"/>
    </style:style>
    <style:style style:name="P139" style:family="paragraph" style:parent-style-name="Standard">
      <style:text-properties officeooo:paragraph-rsid="003e3aa5"/>
    </style:style>
    <style:style style:name="P140" style:family="paragraph" style:parent-style-name="Standard">
      <style:text-properties officeooo:paragraph-rsid="0040016e"/>
    </style:style>
    <style:style style:name="P141" style:family="paragraph" style:parent-style-name="Standard">
      <style:text-properties officeooo:paragraph-rsid="00408b22"/>
    </style:style>
    <style:style style:name="P142" style:family="paragraph" style:parent-style-name="Standard">
      <style:paragraph-properties fo:text-align="justify" style:justify-single-word="false"/>
      <style:text-properties fo:color="#111111" style:font-name="Liberation Serif1" fo:font-size="12pt" fo:font-weight="normal" officeooo:rsid="00364b74" officeooo:paragraph-rsid="00364b74" style:font-name-asian="Liberation Serif1" style:font-size-asian="10.5pt" style:font-weight-asian="normal" style:font-name-complex="Liberation Serif1" style:font-size-complex="12pt" style:font-weight-complex="normal"/>
    </style:style>
    <style:style style:name="P143" style:family="paragraph" style:parent-style-name="Standard">
      <style:paragraph-properties fo:text-align="justify" style:justify-single-word="false"/>
      <style:text-properties fo:color="#81d41a" style:font-name="Liberation Serif1" fo:font-size="12pt" fo:font-weight="normal" officeooo:rsid="0017415f" officeooo:paragraph-rsid="0017415f" style:font-name-asian="Liberation Serif1" style:font-size-asian="10.5pt" style:font-weight-asian="normal" style:font-name-complex="Liberation Serif1" style:font-size-complex="12pt" style:font-weight-complex="normal"/>
    </style:style>
    <style:style style:name="P144" style:family="paragraph" style:parent-style-name="Standard">
      <style:text-properties officeooo:paragraph-rsid="0045c14a"/>
    </style:style>
    <style:style style:name="P145" style:family="paragraph" style:parent-style-name="Standard">
      <style:text-properties officeooo:paragraph-rsid="00476340"/>
    </style:style>
    <style:style style:name="P146" style:family="paragraph" style:parent-style-name="Standard">
      <style:text-properties officeooo:paragraph-rsid="004a3f00"/>
    </style:style>
    <style:style style:name="P147" style:family="paragraph" style:parent-style-name="Standard">
      <style:text-properties officeooo:paragraph-rsid="004ab67b"/>
    </style:style>
    <style:style style:name="P148" style:family="paragraph" style:parent-style-name="Standard">
      <style:text-properties officeooo:paragraph-rsid="004bb61f"/>
    </style:style>
    <style:style style:name="P149" style:family="paragraph" style:parent-style-name="Standard">
      <style:text-properties officeooo:paragraph-rsid="004d68d4"/>
    </style:style>
    <style:style style:name="P150" style:family="paragraph" style:parent-style-name="Standard">
      <style:text-properties officeooo:paragraph-rsid="004f55c1"/>
    </style:style>
    <style:style style:name="P151" style:family="paragraph" style:parent-style-name="Standard">
      <style:text-properties officeooo:paragraph-rsid="0052b769"/>
    </style:style>
    <style:style style:name="P152" style:family="paragraph" style:parent-style-name="Standard">
      <style:text-properties officeooo:paragraph-rsid="005a90d3"/>
    </style:style>
    <style:style style:name="P153" style:family="paragraph" style:parent-style-name="Standard">
      <style:text-properties officeooo:paragraph-rsid="006374b3"/>
    </style:style>
    <style:style style:name="P154" style:family="paragraph" style:parent-style-name="Standard">
      <style:text-properties officeooo:paragraph-rsid="0065bf2b"/>
    </style:style>
    <style:style style:name="P155" style:family="paragraph" style:parent-style-name="Standard">
      <style:text-properties officeooo:paragraph-rsid="00681b17"/>
    </style:style>
    <style:style style:name="P156" style:family="paragraph" style:parent-style-name="Standard">
      <style:text-properties officeooo:rsid="00681b17" officeooo:paragraph-rsid="00681b17"/>
    </style:style>
    <style:style style:name="P157" style:family="paragraph" style:parent-style-name="Standard">
      <style:text-properties officeooo:rsid="00681b17" officeooo:paragraph-rsid="00764a96"/>
    </style:style>
    <style:style style:name="P158" style:family="paragraph" style:parent-style-name="Standard">
      <style:text-properties officeooo:rsid="00681b17" officeooo:paragraph-rsid="007da5b6"/>
    </style:style>
    <style:style style:name="P159" style:family="paragraph" style:parent-style-name="Standard">
      <style:text-properties officeooo:paragraph-rsid="0068a152"/>
    </style:style>
    <style:style style:name="P160" style:family="paragraph" style:parent-style-name="Standard">
      <style:text-properties officeooo:paragraph-rsid="0068f01e"/>
    </style:style>
    <style:style style:name="P161" style:family="paragraph" style:parent-style-name="Standard">
      <style:text-properties officeooo:rsid="0068f01e" officeooo:paragraph-rsid="0068f01e"/>
    </style:style>
    <style:style style:name="P162" style:family="paragraph" style:parent-style-name="Standard">
      <style:text-properties fo:color="#000000" style:font-name="Liberation Serif" fo:font-size="12pt" fo:language="zxx" fo:country="none" style:text-underline-style="none" fo:font-weight="normal" officeooo:rsid="006dd90f" officeooo:paragraph-rsid="006dd90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63" style:family="paragraph" style:parent-style-name="Standard">
      <style:text-properties fo:color="#000000" style:font-name="Liberation Serif" fo:font-size="12pt" fo:language="zxx" fo:country="none" style:text-underline-style="none" fo:font-weight="normal" officeooo:rsid="006ec548" officeooo:paragraph-rsid="006ec5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64" style:family="paragraph" style:parent-style-name="Standard">
      <style:text-properties fo:color="#000000" style:text-underline-style="none" officeooo:paragraph-rsid="0068a152"/>
    </style:style>
    <style:style style:name="P165" style:family="paragraph" style:parent-style-name="Standard">
      <style:text-properties fo:color="#000000" fo:font-size="14pt" style:text-underline-style="none" fo:font-weight="bold" officeooo:rsid="00861d1f" officeooo:paragraph-rsid="00861d1f" style:font-size-asian="14pt" style:font-weight-asian="bold" style:font-size-complex="14pt" style:font-weight-complex="bold"/>
    </style:style>
    <style:style style:name="P166" style:family="paragraph" style:parent-style-name="Standard">
      <style:text-properties fo:color="#000000" fo:language="zxx" fo:country="none" style:text-underline-style="none" officeooo:rsid="0069786d" officeooo:paragraph-rsid="0068a152" style:language-asian="zxx" style:country-asian="none" style:language-complex="zxx" style:country-complex="none"/>
    </style:style>
    <style:style style:name="P167" style:family="paragraph" style:parent-style-name="Standard">
      <style:text-properties fo:color="#000000" fo:font-size="12pt" fo:language="zxx" fo:country="none" style:text-underline-style="none" fo:font-weight="normal" officeooo:rsid="00861d1f" officeooo:paragraph-rsid="00861d1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68" style:family="paragraph" style:parent-style-name="Standard">
      <style:text-properties fo:color="#000000" fo:font-size="12pt" fo:language="zxx" fo:country="none" style:text-underline-style="none" fo:font-weight="normal" officeooo:rsid="00882360" officeooo:paragraph-rsid="0088236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69" style:family="paragraph" style:parent-style-name="Standard">
      <style:text-properties fo:color="#000000" fo:font-size="12pt" fo:language="zxx" fo:country="none" style:text-underline-style="none" fo:font-weight="normal" officeooo:rsid="00882360" officeooo:paragraph-rsid="0088b3a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70" style:family="paragraph" style:parent-style-name="Standard">
      <style:text-properties fo:color="#000000" fo:font-size="12pt" fo:language="zxx" fo:country="none" style:text-underline-style="none" fo:font-weight="normal" officeooo:rsid="00882360" officeooo:paragraph-rsid="0089462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71" style:family="paragraph" style:parent-style-name="Standard">
      <style:text-properties fo:color="#000000" fo:font-size="12pt" fo:language="zxx" fo:country="none" style:text-underline-style="none" fo:font-weight="normal" officeooo:rsid="00882360" officeooo:paragraph-rsid="008aabb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72" style:family="paragraph" style:parent-style-name="Standard">
      <style:text-properties fo:color="#000000" fo:font-size="12pt" fo:language="zxx" fo:country="none" style:text-underline-style="none" fo:font-weight="normal" officeooo:rsid="00882360" officeooo:paragraph-rsid="008c229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73" style:family="paragraph" style:parent-style-name="Standard">
      <style:text-properties fo:color="#000000" fo:font-size="12pt" fo:language="zxx" fo:country="none" style:text-underline-style="none" fo:font-weight="normal" officeooo:rsid="008d93b4" officeooo:paragraph-rsid="0088236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74" style:family="paragraph" style:parent-style-name="Standard">
      <style:text-properties fo:color="#000000" fo:font-size="12pt" fo:language="zxx" fo:country="none" style:text-underline-style="none" fo:font-weight="bold" officeooo:rsid="0088b3a3" officeooo:paragraph-rsid="0088b3a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75" style:family="paragraph" style:parent-style-name="Standard">
      <style:text-properties fo:color="#000000" fo:font-size="12pt" fo:language="zxx" fo:country="none" style:text-underline-style="none" fo:font-weight="bold" officeooo:rsid="008d93b4" officeooo:paragraph-rsid="008d93b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76" style:family="paragraph" style:parent-style-name="Standard">
      <style:text-properties officeooo:paragraph-rsid="006dd90f"/>
    </style:style>
    <style:style style:name="P177" style:family="paragraph" style:parent-style-name="Standard">
      <style:text-properties officeooo:rsid="006dd90f" officeooo:paragraph-rsid="006dd90f"/>
    </style:style>
    <style:style style:name="P178" style:family="paragraph" style:parent-style-name="Standard">
      <style:text-properties officeooo:paragraph-rsid="006ec548"/>
    </style:style>
    <style:style style:name="P179" style:family="paragraph" style:parent-style-name="Standard">
      <style:text-properties officeooo:paragraph-rsid="006fef85"/>
    </style:style>
    <style:style style:name="P180" style:family="paragraph" style:parent-style-name="Standard">
      <style:text-properties officeooo:paragraph-rsid="0075b0a2"/>
    </style:style>
    <style:style style:name="P181" style:family="paragraph" style:parent-style-name="Standard">
      <style:text-properties officeooo:paragraph-rsid="00764a96"/>
    </style:style>
    <style:style style:name="P182" style:family="paragraph" style:parent-style-name="Standard">
      <style:text-properties officeooo:paragraph-rsid="007839ca"/>
    </style:style>
    <style:style style:name="P183" style:family="paragraph" style:parent-style-name="Standard">
      <style:text-properties officeooo:paragraph-rsid="007919bb"/>
    </style:style>
    <style:style style:name="P184" style:family="paragraph" style:parent-style-name="Standard">
      <style:text-properties officeooo:paragraph-rsid="007a9629"/>
    </style:style>
    <style:style style:name="P185" style:family="paragraph" style:parent-style-name="Standard">
      <style:text-properties officeooo:paragraph-rsid="007c0140"/>
    </style:style>
    <style:style style:name="P186" style:family="paragraph" style:parent-style-name="Standard">
      <style:text-properties officeooo:paragraph-rsid="007da5b6"/>
    </style:style>
    <style:style style:name="P187" style:family="paragraph" style:parent-style-name="Standard">
      <style:text-properties officeooo:paragraph-rsid="007df1c8"/>
    </style:style>
    <style:style style:name="P188" style:family="paragraph" style:parent-style-name="Standard">
      <style:text-properties officeooo:rsid="0068a152" officeooo:paragraph-rsid="00803402"/>
    </style:style>
    <style:style style:name="P189" style:family="paragraph" style:parent-style-name="Standard">
      <style:text-properties officeooo:paragraph-rsid="007ed80c"/>
    </style:style>
    <style:style style:name="P190" style:family="paragraph" style:parent-style-name="Standard">
      <style:text-properties officeooo:paragraph-rsid="00803402"/>
    </style:style>
    <style:style style:name="P191" style:family="paragraph" style:parent-style-name="Standard">
      <style:text-properties officeooo:paragraph-rsid="0080e84a"/>
    </style:style>
    <style:style style:name="P192" style:family="paragraph" style:parent-style-name="Standard">
      <style:text-properties officeooo:paragraph-rsid="0088b3a3"/>
    </style:style>
    <style:style style:name="P193" style:family="paragraph" style:parent-style-name="Standard">
      <style:text-properties officeooo:paragraph-rsid="00894626"/>
    </style:style>
    <style:style style:name="P194" style:family="paragraph" style:parent-style-name="Standard">
      <style:text-properties officeooo:paragraph-rsid="008aabbf"/>
    </style:style>
    <style:style style:name="P195" style:family="paragraph" style:parent-style-name="Standard">
      <style:text-properties officeooo:paragraph-rsid="008c2293"/>
    </style:style>
    <style:style style:name="P196" style:family="paragraph" style:parent-style-name="Standard">
      <style:text-properties officeooo:paragraph-rsid="009143fa"/>
    </style:style>
    <style:style style:name="P197" style:family="paragraph" style:parent-style-name="Standard">
      <style:text-properties officeooo:paragraph-rsid="008fb3e7"/>
    </style:style>
    <style:style style:name="P198" style:family="paragraph" style:parent-style-name="Preformatted_20_Text">
      <style:text-properties style:font-name="Liberation Serif" fo:font-size="12pt" fo:font-weight="normal" officeooo:rsid="00111bc1" officeooo:paragraph-rsid="00111bc1" style:font-size-asian="12pt" style:font-weight-asian="normal" style:font-size-complex="12pt" style:font-weight-complex="normal"/>
    </style:style>
    <style:style style:name="P199" style:family="paragraph" style:parent-style-name="Preformatted_20_Text">
      <style:text-properties style:font-name="Liberation Serif" fo:font-size="12pt" fo:font-weight="normal" officeooo:rsid="00111bc1" officeooo:paragraph-rsid="0067e33b" style:font-name-asian="Noto Sans Mono CJK SC" style:font-size-asian="12pt" style:font-weight-asian="normal" style:font-name-complex="Liberation Mono" style:font-size-complex="12pt" style:font-weight-complex="normal"/>
    </style:style>
    <style:style style:name="P200" style:family="paragraph" style:parent-style-name="Preformatted_20_Text">
      <style:text-properties style:font-name="Liberation Serif" fo:font-size="12pt" fo:font-weight="normal" officeooo:rsid="00111bc1" officeooo:paragraph-rsid="00681b17" style:font-name-asian="Noto Sans Mono CJK SC" style:font-size-asian="12pt" style:font-weight-asian="normal" style:font-name-complex="Liberation Mono" style:font-size-complex="12pt" style:font-weight-complex="normal"/>
    </style:style>
    <style:style style:name="P201" style:family="paragraph" style:parent-style-name="Preformatted_20_Text">
      <style:text-properties officeooo:rsid="00128754" officeooo:paragraph-rsid="00128754"/>
    </style:style>
    <style:style style:name="P202" style:family="paragraph" style:parent-style-name="Preformatted_20_Text">
      <style:text-properties officeooo:rsid="00128754" officeooo:paragraph-rsid="00727cb1"/>
    </style:style>
    <style:style style:name="P203" style:family="paragraph" style:parent-style-name="Preformatted_20_Text">
      <style:text-properties officeooo:paragraph-rsid="00128754"/>
    </style:style>
    <style:style style:name="P204" style:family="paragraph" style:parent-style-name="Preformatted_20_Text">
      <style:text-properties officeooo:paragraph-rsid="00111bc1"/>
    </style:style>
    <style:style style:name="P205" style:family="paragraph" style:parent-style-name="Preformatted_20_Text">
      <style:text-properties officeooo:paragraph-rsid="0067e33b"/>
    </style:style>
    <style:style style:name="P206" style:family="paragraph" style:parent-style-name="Preformatted_20_Text">
      <style:text-properties officeooo:paragraph-rsid="00681b17"/>
    </style:style>
    <style:style style:name="P207" style:family="paragraph" style:parent-style-name="Preformatted_20_Text">
      <style:text-properties officeooo:paragraph-rsid="00727cb1"/>
    </style:style>
    <style:style style:name="P208" style:family="paragraph" style:parent-style-name="Text_20_body">
      <style:text-properties loext:padding="0cm" loext:border="none"/>
    </style:style>
    <style:style style:name="P209" style:family="paragraph" style:parent-style-name="Text_20_body">
      <style:text-properties fo:color="#000000" fo:font-size="12pt" fo:language="zxx" fo:country="none" style:text-underline-style="none" fo:font-weight="normal" officeooo:rsid="00861d1f" officeooo:paragraph-rsid="00861d1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10" style:family="paragraph" style:parent-style-name="Text_20_body">
      <style:text-properties fo:color="#000000" fo:font-size="12pt" fo:language="zxx" fo:country="none" style:text-underline-style="none" fo:font-weight="normal" officeooo:rsid="00882360" officeooo:paragraph-rsid="009143f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11" style:family="paragraph" style:parent-style-name="Text_20_body">
      <style:text-properties fo:color="#000000" fo:font-size="12pt" fo:language="zxx" fo:country="none" style:text-underline-style="none" fo:font-weight="normal" officeooo:rsid="00882360" officeooo:paragraph-rsid="00946b1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12" style:family="paragraph" style:parent-style-name="Text_20_body">
      <style:text-properties officeooo:paragraph-rsid="00882360"/>
    </style:style>
    <style:style style:name="P213" style:family="paragraph" style:parent-style-name="Text_20_body">
      <style:text-properties officeooo:paragraph-rsid="008fb3e7"/>
    </style:style>
    <style:style style:name="P214" style:family="paragraph" style:parent-style-name="Text_20_body">
      <style:text-properties officeooo:paragraph-rsid="009143fa"/>
    </style:style>
    <style:style style:name="P215" style:family="paragraph" style:parent-style-name="Text_20_body">
      <style:text-properties officeooo:paragraph-rsid="00920102"/>
    </style:style>
    <style:style style:name="P216" style:family="paragraph" style:parent-style-name="Text_20_body">
      <style:text-properties officeooo:paragraph-rsid="00946b11"/>
    </style:style>
    <style:style style:name="P217" style:family="paragraph" style:parent-style-name="Text_20_body">
      <style:text-properties officeooo:paragraph-rsid="0095815f"/>
    </style:style>
    <style:style style:name="P218" style:family="paragraph" style:parent-style-name="Text_20_body">
      <style:text-properties officeooo:paragraph-rsid="00993c5e"/>
    </style:style>
    <style:style style:name="P219" style:family="paragraph" style:parent-style-name="Text_20_body">
      <style:text-properties fo:color="#6aab73" style:font-name="JetBrains Mono" fo:font-size="12pt" fo:language="zxx" fo:country="none" fo:font-style="normal" style:text-underline-style="none" fo:font-weight="normal" officeooo:rsid="00882360" officeooo:paragraph-rsid="0095815f" style:font-size-asian="12pt" style:language-asian="zxx" style:country-asian="none" style:font-style-asian="normal" style:font-weight-asian="normal" style:font-size-complex="12pt" style:language-complex="zxx" style:country-complex="none" style:font-weight-complex="normal"/>
    </style:style>
    <style:style style:name="P220" style:family="paragraph" style:parent-style-name="Heading_20_2">
      <style:text-properties fo:color="#000000" fo:font-size="12pt" fo:language="zxx" fo:country="none" style:text-underline-style="none" fo:font-weight="normal" officeooo:rsid="00861d1f" officeooo:paragraph-rsid="00861d1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officeooo:rsid="0009dcab"/>
    </style:style>
    <style:style style:name="T2" style:family="text">
      <style:text-properties officeooo:rsid="000bdbd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202b" style:font-weight-asian="bold" style:font-weight-complex="bold"/>
    </style:style>
    <style:style style:name="T5" style:family="text">
      <style:text-properties fo:font-weight="bold" officeooo:rsid="000bdbd8" style:font-weight-asian="bold" style:font-weight-complex="bold"/>
    </style:style>
    <style:style style:name="T6" style:family="text">
      <style:text-properties fo:font-weight="bold" officeooo:rsid="0017415f" style:font-weight-asian="bold" style:font-weight-complex="bold"/>
    </style:style>
    <style:style style:name="T7" style:family="text">
      <style:text-properties fo:font-weight="bold" officeooo:rsid="001f84ce" style:font-weight-asian="bold" style:font-weight-complex="bold"/>
    </style:style>
    <style:style style:name="T8" style:family="text">
      <style:text-properties fo:font-weight="bold" officeooo:rsid="002971a6" style:font-weight-asian="bold" style:font-weight-complex="bold"/>
    </style:style>
    <style:style style:name="T9" style:family="text">
      <style:text-properties fo:font-weight="bold" officeooo:rsid="000f359c" style:font-weight-asian="bold" style:font-weight-complex="bold"/>
    </style:style>
    <style:style style:name="T10" style:family="text">
      <style:text-properties fo:font-weight="bold" officeooo:rsid="006116e1" style:font-weight-asian="bold" style:font-weight-complex="bold"/>
    </style:style>
    <style:style style:name="T11" style:family="text">
      <style:text-properties fo:font-weight="bold" officeooo:rsid="0088b3a3" style:font-weight-asian="bold" style:font-weight-complex="bold"/>
    </style:style>
    <style:style style:name="T12" style:family="text">
      <style:text-properties fo:font-weight="bold" officeooo:rsid="008aabbf" style:font-weight-asian="bold" style:font-weight-complex="bold"/>
    </style:style>
    <style:style style:name="T13" style:family="text">
      <style:text-properties officeooo:rsid="0008202b"/>
    </style:style>
    <style:style style:name="T14" style:family="text">
      <style:text-properties officeooo:rsid="000bedfa"/>
    </style:style>
    <style:style style:name="T15" style:family="text">
      <style:text-properties style:font-name="Liberation Serif" fo:font-size="12pt" fo:font-weight="normal" officeooo:rsid="00111bc1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187057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1a3006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17415f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1a8839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681b17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73d658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23" style:family="text">
      <style:text-properties style:font-name="Liberation Serif" fo:font-size="12pt" fo:font-weight="normal" officeooo:rsid="00111bc1" style:font-name-asian="Noto Sans Mono CJK SC" style:font-size-asian="12pt" style:font-weight-asian="normal" style:font-name-complex="Liberation Mono" style:font-size-complex="12pt" style:font-weight-complex="normal"/>
    </style:style>
    <style:style style:name="T24" style:family="text">
      <style:text-properties style:font-name="Liberation Serif" fo:font-size="12pt" fo:font-weight="normal" officeooo:rsid="00128754" style:font-name-asian="Noto Sans Mono CJK SC" style:font-size-asian="12pt" style:font-weight-asian="normal" style:font-name-complex="Liberation Mono" style:font-size-complex="12pt" style:font-weight-complex="normal"/>
    </style:style>
    <style:style style:name="T25" style:family="text">
      <style:text-properties style:font-name="Liberation Serif" fo:font-size="12pt" fo:font-weight="normal" officeooo:rsid="0067e33b" style:font-name-asian="Noto Sans Mono CJK SC" style:font-size-asian="12pt" style:font-weight-asian="normal" style:font-name-complex="Liberation Mono" style:font-size-complex="12pt" style:font-weight-complex="normal"/>
    </style:style>
    <style:style style:name="T26" style:family="text">
      <style:text-properties style:font-name="Liberation Serif" fo:font-size="12pt" fo:font-weight="normal" officeooo:rsid="00681b17" style:font-name-asian="Noto Sans Mono CJK SC" style:font-size-asian="12pt" style:font-weight-asian="normal" style:font-name-complex="Liberation Mono" style:font-size-complex="12pt" style:font-weight-complex="normal"/>
    </style:style>
    <style:style style:name="T27" style:family="text">
      <style:text-properties style:font-name="Liberation Serif" fo:font-size="12pt" fo:font-weight="normal" officeooo:rsid="006a8431" style:font-name-asian="Noto Sans Mono CJK SC" style:font-size-asian="12pt" style:font-weight-asian="normal" style:font-name-complex="Liberation Mono" style:font-size-complex="12pt" style:font-weight-complex="normal"/>
    </style:style>
    <style:style style:name="T28" style:family="text">
      <style:text-properties style:font-name="Liberation Serif" fo:font-size="12pt" fo:font-weight="normal" officeooo:rsid="006c5aa5" style:font-name-asian="Noto Sans Mono CJK SC" style:font-size-asian="12pt" style:font-weight-asian="normal" style:font-name-complex="Liberation Mono" style:font-size-complex="12pt" style:font-weight-complex="normal"/>
    </style:style>
    <style:style style:name="T29" style:family="text">
      <style:text-properties style:font-name="Liberation Serif" fo:font-size="12pt" fo:font-weight="normal" officeooo:rsid="006dd90f" style:font-name-asian="Noto Sans Mono CJK SC" style:font-size-asian="12pt" style:font-weight-asian="normal" style:font-name-complex="Liberation Mono" style:font-size-complex="12pt" style:font-weight-complex="normal"/>
    </style:style>
    <style:style style:name="T30" style:family="text">
      <style:text-properties style:font-name="Liberation Serif" fo:font-size="12pt" style:text-underline-style="solid" style:text-underline-width="auto" style:text-underline-color="font-color" fo:font-weight="normal" officeooo:rsid="00128754" style:font-name-asian="Noto Sans Mono CJK SC" style:font-size-asian="12pt" style:font-weight-asian="normal" style:font-name-complex="Liberation Mono" style:font-size-complex="12pt" style:font-weight-complex="normal"/>
    </style:style>
    <style:style style:name="T31" style:family="text">
      <style:text-properties style:font-name="Liberation Serif" officeooo:rsid="0017415f" style:font-name-asian="Noto Serif CJK SC" style:font-name-complex="Lohit Devanagari"/>
    </style:style>
    <style:style style:name="T32" style:family="text">
      <style:text-properties style:font-name="Liberation Serif" officeooo:rsid="00111bc1" style:font-size-asian="12pt"/>
    </style:style>
    <style:style style:name="T33" style:family="text">
      <style:text-properties style:font-name="Liberation Serif" officeooo:rsid="0017415f" style:font-size-asian="12pt"/>
    </style:style>
    <style:style style:name="T34" style:family="text">
      <style:text-properties style:font-name="Liberation Serif" officeooo:rsid="001c2e95" style:font-size-asian="12pt"/>
    </style:style>
    <style:style style:name="T35" style:family="text">
      <style:text-properties style:font-name="Liberation Serif" officeooo:rsid="001d5bf0" style:font-size-asian="12pt"/>
    </style:style>
    <style:style style:name="T36" style:family="text">
      <style:text-properties style:font-name="Liberation Serif" fo:font-weight="bold" officeooo:rsid="001c2e95" style:font-size-asian="12pt" style:font-weight-asian="bold" style:font-weight-complex="bold"/>
    </style:style>
    <style:style style:name="T37" style:family="text">
      <style:text-properties officeooo:rsid="0017415f"/>
    </style:style>
    <style:style style:name="T38" style:family="text">
      <style:text-properties style:font-name="Liberation Serif1" officeooo:rsid="0017415f" style:font-name-asian="Liberation Serif1" style:font-name-complex="Liberation Serif1"/>
    </style:style>
    <style:style style:name="T39" style:family="text">
      <style:text-properties style:font-name="Liberation Serif1" officeooo:rsid="00226061" style:font-name-asian="Liberation Serif1" style:font-name-complex="Liberation Serif1"/>
    </style:style>
    <style:style style:name="T40" style:family="text">
      <style:text-properties style:font-name="Liberation Serif1" fo:font-size="12pt" officeooo:rsid="0017415f" style:font-name-asian="Liberation Serif1" style:font-size-asian="10.5pt" style:font-name-complex="Liberation Serif1" style:font-size-complex="12pt"/>
    </style:style>
    <style:style style:name="T41" style:family="text">
      <style:text-properties style:font-name="Liberation Serif1" fo:font-size="12pt" fo:font-weight="normal" officeooo:rsid="00226061" style:font-name-asian="Liberation Serif1" style:font-size-asian="10.5pt" style:font-weight-asian="normal" style:font-name-complex="Liberation Serif1" style:font-size-complex="12pt" style:font-weight-complex="normal"/>
    </style:style>
    <style:style style:name="T42" style:family="text">
      <style:text-properties style:font-name="Liberation Serif1" fo:font-weight="normal" officeooo:rsid="0017415f" style:font-name-asian="Liberation Serif1" style:font-weight-asian="normal" style:font-name-complex="Liberation Serif1" style:font-weight-complex="normal"/>
    </style:style>
    <style:style style:name="T43" style:family="text">
      <style:text-properties style:font-name="Liberation Serif1" fo:font-weight="normal" officeooo:rsid="00226061" style:font-name-asian="Liberation Serif1" style:font-weight-asian="normal" style:font-name-complex="Liberation Serif1" style:font-weight-complex="normal"/>
    </style:style>
    <style:style style:name="T44" style:family="text">
      <style:text-properties style:font-name="Liberation Serif1" fo:font-weight="normal" officeooo:rsid="00359bb6" style:font-name-asian="Liberation Serif1" style:font-weight-asian="normal" style:font-name-complex="Liberation Serif1" style:font-weight-complex="normal"/>
    </style:style>
    <style:style style:name="T45" style:family="text">
      <style:text-properties fo:font-size="12pt" fo:font-weight="normal" officeooo:rsid="000f359c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0d512f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1a8839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1c2e95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1dbe56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187057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1f84ce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1feb05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226061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024f72b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0235366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257e52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02971a6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010f08c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02130f1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officeooo:rsid="002cd0c4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02ed02b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030ab78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034256b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01b7736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035912c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0359bb6" style:font-size-asian="10.5pt" style:font-weight-asian="normal" style:font-size-complex="12pt" style:font-weight-complex="normal"/>
    </style:style>
    <style:style style:name="T67" style:family="text">
      <style:text-properties fo:font-size="12pt" fo:font-weight="bold" officeooo:rsid="000d512f" style:font-size-asian="10.5pt" style:font-weight-asian="bold" style:font-size-complex="12pt" style:font-weight-complex="bold"/>
    </style:style>
    <style:style style:name="T68" style:family="text">
      <style:text-properties fo:font-size="12pt" fo:font-weight="bold" officeooo:rsid="000f359c" style:font-size-asian="10.5pt" style:font-weight-asian="bold" style:font-size-complex="12pt" style:font-weight-complex="bold"/>
    </style:style>
    <style:style style:name="T69" style:family="text">
      <style:text-properties fo:font-size="12pt" fo:font-weight="bold" officeooo:rsid="001dbe56" style:font-size-asian="10.5pt" style:font-weight-asian="bold" style:font-size-complex="12pt" style:font-weight-complex="bold"/>
    </style:style>
    <style:style style:name="T70" style:family="text">
      <style:text-properties fo:font-size="12pt" fo:font-weight="bold" officeooo:rsid="0024f72b" style:font-size-asian="10.5pt" style:font-weight-asian="bold" style:font-size-complex="12pt" style:font-weight-complex="bold"/>
    </style:style>
    <style:style style:name="T71" style:family="text">
      <style:text-properties fo:font-size="12pt" fo:font-weight="bold" officeooo:rsid="0025b3ef" style:font-size-asian="10.5pt" style:font-weight-asian="bold" style:font-size-complex="12pt" style:font-weight-complex="bold"/>
    </style:style>
    <style:style style:name="T72" style:family="text">
      <style:text-properties fo:font-size="12pt" fo:font-weight="bold" officeooo:rsid="002971a6" style:font-size-asian="10.5pt" style:font-weight-asian="bold" style:font-size-complex="12pt" style:font-weight-complex="bold"/>
    </style:style>
    <style:style style:name="T73" style:family="text">
      <style:text-properties fo:font-size="12pt" fo:font-weight="bold" officeooo:rsid="0010f08c" style:font-size-asian="10.5pt" style:font-weight-asian="bold" style:font-size-complex="12pt" style:font-weight-complex="bold"/>
    </style:style>
    <style:style style:name="T74" style:family="text">
      <style:text-properties fo:font-size="12pt" fo:font-weight="bold" officeooo:rsid="00187057" style:font-size-asian="10.5pt" style:font-weight-asian="bold" style:font-size-complex="12pt" style:font-weight-complex="bold"/>
    </style:style>
    <style:style style:name="T75" style:family="text">
      <style:text-properties fo:font-size="12pt" officeooo:rsid="007839ca" style:font-size-asian="12pt" style:font-size-complex="12pt"/>
    </style:style>
    <style:style style:name="T76" style:family="text">
      <style:text-properties fo:color="#81d41a" style:font-name="Liberation Serif1" officeooo:rsid="0017415f" style:font-name-asian="Liberation Serif1" style:font-name-complex="Liberation Serif1"/>
    </style:style>
    <style:style style:name="T77" style:family="text">
      <style:text-properties fo:color="#81d41a" style:font-name="Liberation Serif1" fo:font-size="12pt" fo:font-weight="normal" officeooo:rsid="0017415f" style:font-name-asian="Liberation Serif1" style:font-size-asian="10.5pt" style:font-weight-asian="normal" style:font-name-complex="Liberation Serif1" style:font-size-complex="12pt" style:font-weight-complex="normal"/>
    </style:style>
    <style:style style:name="T78" style:family="text">
      <style:text-properties fo:color="#81d41a" style:font-name="Liberation Serif" fo:font-size="12pt" fo:font-weight="normal" officeooo:rsid="0017415f" style:font-name-asian="Noto Serif CJK SC" style:font-size-asian="10.5pt" style:font-weight-asian="normal" style:font-name-complex="Lohit Devanagari" style:font-size-complex="12pt" style:font-weight-complex="normal"/>
    </style:style>
    <style:style style:name="T79" style:family="text">
      <style:text-properties officeooo:rsid="00187057"/>
    </style:style>
    <style:style style:name="T80" style:family="text">
      <style:text-properties officeooo:rsid="001a3006"/>
    </style:style>
    <style:style style:name="T81" style:family="text">
      <style:text-properties fo:color="#000080" style:font-name="Liberation Serif" fo:font-size="12pt" fo:language="zxx" fo:country="none" style:text-underline-style="solid" style:text-underline-width="auto" style:text-underline-color="font-colo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fo:color="#000080" style:font-name="Liberation Serif" fo:font-size="12pt" fo:language="zxx" fo:country="none" style:text-underline-style="solid" style:text-underline-width="auto" style:text-underline-color="font-color" fo:font-weight="normal" officeooo:rsid="001a300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fo:color="#000080" style:font-name="Liberation Serif" fo:font-size="12pt" fo:language="zxx" fo:country="none" style:text-underline-style="solid" style:text-underline-width="auto" style:text-underline-color="font-color" fo:font-weight="normal" officeooo:rsid="001f84c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4" style:family="text">
      <style:text-properties fo:color="#000080" style:font-name="Liberation Serif" fo:font-size="12pt" fo:language="zxx" fo:country="none" style:text-underline-style="solid" style:text-underline-width="auto" style:text-underline-color="font-color" fo:font-weight="normal" officeooo:rsid="00111bc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5" style:family="text">
      <style:text-properties fo:color="#000080" style:font-name="Liberation Serif" fo:font-size="12pt" fo:language="zxx" fo:country="none" style:text-underline-style="solid" style:text-underline-width="auto" style:text-underline-color="font-color" fo:font-weight="normal" officeooo:rsid="0068f01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fo:color="#000080" style:font-name="Liberation Serif" fo:font-size="12pt" fo:language="zxx" fo:country="none" style:text-underline-style="solid" style:text-underline-width="auto" style:text-underline-color="font-color" fo:font-weight="normal" officeooo:rsid="006dd90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fo:color="#000080" style:font-name="Liberation Serif" fo:font-size="12pt" fo:language="zxx" fo:country="none" style:text-underline-style="solid" style:text-underline-width="auto" style:text-underline-color="font-color" fo:font-weight="normal" officeooo:rsid="006ec5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8" style:family="text">
      <style:text-properties fo:color="#000080" style:font-name="Liberation Serif" fo:font-size="12pt" fo:language="zxx" fo:country="none" style:text-underline-style="solid" style:text-underline-width="auto" style:text-underline-color="font-color" fo:font-weight="normal" officeooo:rsid="006ec548" style:font-name-asian="Noto Sans Mono CJK SC" style:font-size-asian="12pt" style:language-asian="zxx" style:country-asian="none" style:font-weight-asian="normal" style:font-name-complex="Liberation Mono" style:font-size-complex="12pt" style:language-complex="zxx" style:country-complex="none" style:font-weight-complex="normal"/>
    </style:style>
    <style:style style:name="T89" style:family="text">
      <style:text-properties fo:color="#000080" style:font-name="Liberation Serif" fo:font-size="12pt" fo:language="zxx" fo:country="none" style:text-underline-style="solid" style:text-underline-width="auto" style:text-underline-color="font-color" fo:font-weight="normal" officeooo:rsid="00727cb1" style:font-name-asian="Noto Sans Mono CJK SC" style:font-size-asian="12pt" style:language-asian="zxx" style:country-asian="none" style:font-weight-asian="normal" style:font-name-complex="Liberation Mono" style:font-size-complex="12pt" style:language-complex="zxx" style:country-complex="none" style:font-weight-complex="normal"/>
    </style:style>
    <style:style style:name="T90" style:family="text">
      <style:text-properties fo:color="#000080" style:font-name="Liberation Serif" fo:font-size="12pt" fo:language="zxx" fo:country="none" style:text-underline-style="solid" style:text-underline-width="auto" style:text-underline-color="font-color" fo:font-weight="normal" officeooo:rsid="00128754" style:font-name-asian="Noto Sans Mono CJK SC" style:font-size-asian="12pt" style:language-asian="zxx" style:country-asian="none" style:font-weight-asian="normal" style:font-name-complex="Liberation Mono" style:font-size-complex="12pt" style:language-complex="zxx" style:country-complex="none" style:font-weight-complex="normal"/>
    </style:style>
    <style:style style:name="T91" style:family="text">
      <style:text-properties fo:color="#000080" style:font-name="Liberation Serif" fo:font-size="12pt" fo:language="zxx" fo:country="none" style:text-underline-style="none" fo:font-weight="bold" officeooo:rsid="001dbe5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92" style:family="text">
      <style:text-properties fo:color="#000080" style:font-name="Liberation Serif" fo:font-size="12pt" fo:language="zxx" fo:country="none" style:text-underline-style="none" fo:font-weight="normal" officeooo:rsid="0068f01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3" style:family="text">
      <style:text-properties fo:color="#000080" style:font-name="Liberation Serif" fo:font-size="12pt" fo:font-weight="normal" officeooo:rsid="00111bc1" style:font-size-asian="12pt" style:font-weight-asian="normal" style:font-size-complex="12pt" style:font-weight-complex="normal"/>
    </style:style>
    <style:style style:name="T94" style:family="text">
      <style:text-properties fo:color="#000080" style:font-name="Liberation Serif" fo:font-size="12pt" style:text-underline-style="solid" style:text-underline-width="auto" style:text-underline-color="font-color" fo:font-weight="normal" officeooo:rsid="00111bc1" style:font-size-asian="12pt" style:font-weight-asian="normal" style:font-size-complex="12pt" style:font-weight-complex="normal"/>
    </style:style>
    <style:style style:name="T95" style:family="text">
      <style:text-properties fo:color="#000080" style:font-name="Liberation Serif" fo:font-size="12pt" style:text-underline-style="solid" style:text-underline-width="auto" style:text-underline-color="font-color" fo:font-weight="normal" officeooo:rsid="0068a152" style:font-size-asian="12pt" style:font-weight-asian="normal" style:font-size-complex="12pt" style:font-weight-complex="normal"/>
    </style:style>
    <style:style style:name="T96" style:family="text">
      <style:text-properties fo:color="#000080" style:font-name="Liberation Serif" fo:font-size="12pt" style:text-underline-style="solid" style:text-underline-width="auto" style:text-underline-color="font-color" fo:font-weight="normal" officeooo:rsid="00111bc1" style:font-name-asian="Noto Sans Mono CJK SC" style:font-size-asian="12pt" style:font-weight-asian="normal" style:font-name-complex="Liberation Mono" style:font-size-complex="12pt" style:font-weight-complex="normal"/>
    </style:style>
    <style:style style:name="T97" style:family="text">
      <style:text-properties fo:color="#000080" style:font-name="Liberation Serif" fo:font-size="12pt" style:text-underline-style="solid" style:text-underline-width="auto" style:text-underline-color="font-color" fo:font-weight="normal" officeooo:rsid="00128754" style:font-name-asian="Noto Sans Mono CJK SC" style:font-size-asian="12pt" style:font-weight-asian="normal" style:font-name-complex="Liberation Mono" style:font-size-complex="12pt" style:font-weight-complex="normal"/>
    </style:style>
    <style:style style:name="T98" style:family="text">
      <style:text-properties fo:color="#000080" style:font-name="Liberation Serif" fo:font-size="12pt" style:text-underline-style="solid" style:text-underline-width="auto" style:text-underline-color="font-color" fo:font-weight="normal" officeooo:rsid="00681b17" style:font-name-asian="Noto Sans Mono CJK SC" style:font-size-asian="12pt" style:font-weight-asian="normal" style:font-name-complex="Liberation Mono" style:font-size-complex="12pt" style:font-weight-complex="normal"/>
    </style:style>
    <style:style style:name="T99" style:family="text">
      <style:text-properties fo:color="#000080" style:font-name="Liberation Serif" fo:font-size="12pt" style:text-underline-style="solid" style:text-underline-width="auto" style:text-underline-color="font-color" fo:font-weight="normal" officeooo:rsid="0067e33b" style:font-name-asian="Noto Sans Mono CJK SC" style:font-size-asian="12pt" style:font-weight-asian="normal" style:font-name-complex="Liberation Mono" style:font-size-complex="12pt" style:font-weight-complex="normal"/>
    </style:style>
    <style:style style:name="T100" style:family="text">
      <style:text-properties fo:color="#000080" style:font-name="Liberation Serif" fo:font-size="12pt" style:text-underline-style="solid" style:text-underline-width="auto" style:text-underline-color="font-color" fo:font-weight="normal" officeooo:rsid="0068a152" style:font-name-asian="Noto Sans Mono CJK SC" style:font-size-asian="12pt" style:font-weight-asian="normal" style:font-name-complex="Liberation Mono" style:font-size-complex="12pt" style:font-weight-complex="normal"/>
    </style:style>
    <style:style style:name="T101" style:family="text">
      <style:text-properties fo:color="#000080" style:font-name="Liberation Serif" fo:font-size="12pt" style:text-underline-style="solid" style:text-underline-width="auto" style:text-underline-color="font-color" fo:font-weight="normal" officeooo:rsid="007919bb" style:font-name-asian="Noto Sans Mono CJK SC" style:font-size-asian="12pt" style:font-weight-asian="normal" style:font-name-complex="Liberation Mono" style:font-size-complex="12pt" style:font-weight-complex="normal"/>
    </style:style>
    <style:style style:name="T102" style:family="text">
      <style:text-properties fo:color="#000080" style:font-name="Liberation Serif" fo:font-size="12pt" style:text-underline-style="solid" style:text-underline-width="auto" style:text-underline-color="font-color" fo:font-weight="normal" officeooo:rsid="007a9629" style:font-name-asian="Noto Sans Mono CJK SC" style:font-size-asian="12pt" style:font-weight-asian="normal" style:font-name-complex="Liberation Mono" style:font-size-complex="12pt" style:font-weight-complex="normal"/>
    </style:style>
    <style:style style:name="T103" style:family="text">
      <style:text-properties fo:color="#000080" fo:font-size="12pt" fo:language="zxx" fo:country="none" style:text-underline-style="solid" style:text-underline-width="auto" style:text-underline-color="font-color" fo:font-weight="normal" officeooo:rsid="0022606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04" style:family="text">
      <style:text-properties fo:color="#000080" fo:font-size="12pt" fo:language="zxx" fo:country="none" style:text-underline-style="solid" style:text-underline-width="auto" style:text-underline-color="font-color" fo:font-weight="normal" officeooo:rsid="0024f72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05" style:family="text">
      <style:text-properties fo:color="#000080" fo:font-size="12pt" fo:language="zxx" fo:country="none" style:text-underline-style="solid" style:text-underline-width="auto" style:text-underline-color="font-color" fo:font-weight="normal" officeooo:rsid="00257e5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06" style:family="text">
      <style:text-properties fo:color="#000080" fo:font-size="12pt" fo:language="zxx" fo:country="none" style:text-underline-style="solid" style:text-underline-width="auto" style:text-underline-color="font-color" fo:font-weight="normal" officeooo:rsid="002cd0c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07" style:family="text">
      <style:text-properties fo:color="#000080" fo:font-size="12pt" fo:language="zxx" fo:country="none" style:text-underline-style="solid" style:text-underline-width="auto" style:text-underline-color="font-color" fo:font-weight="normal" officeooo:rsid="002ed02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08" style:family="text">
      <style:text-properties fo:color="#000080" fo:font-size="12pt" fo:language="zxx" fo:country="none" style:text-underline-style="solid" style:text-underline-width="auto" style:text-underline-color="font-color" fo:font-weight="normal" officeooo:rsid="00364b7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09" style:family="text">
      <style:text-properties fo:color="#000080" style:font-name="Liberation Serif1" fo:font-size="12pt" fo:language="zxx" fo:country="none" style:text-underline-style="solid" style:text-underline-width="auto" style:text-underline-color="font-color" fo:font-weight="normal" officeooo:rsid="00226061" style:font-name-asian="Liberation Serif1" style:font-size-asian="10.5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T110" style:family="text">
      <style:text-properties fo:color="#000080" style:font-name="Liberation Serif1" fo:font-size="12pt" fo:language="zxx" fo:country="none" style:text-underline-style="solid" style:text-underline-width="auto" style:text-underline-color="font-color" fo:font-weight="normal" officeooo:rsid="002cd0c4" style:font-name-asian="Liberation Serif1" style:font-size-asian="10.5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T111" style:family="text">
      <style:text-properties fo:color="#000080" fo:language="zxx" fo:country="none" style:text-underline-style="solid" style:text-underline-width="auto" style:text-underline-color="font-color" officeooo:rsid="00681b17" style:language-asian="zxx" style:country-asian="none" style:language-complex="zxx" style:country-complex="none"/>
    </style:style>
    <style:style style:name="T112" style:family="text">
      <style:text-properties fo:color="#000080" fo:language="zxx" fo:country="none" style:text-underline-style="solid" style:text-underline-width="auto" style:text-underline-color="font-color" officeooo:rsid="0068a152" style:language-asian="zxx" style:country-asian="none" style:language-complex="zxx" style:country-complex="none"/>
    </style:style>
    <style:style style:name="T113" style:family="text">
      <style:text-properties fo:color="#000080" fo:language="zxx" fo:country="none" style:text-underline-style="solid" style:text-underline-width="auto" style:text-underline-color="font-color" officeooo:rsid="0075b0a2" style:language-asian="zxx" style:country-asian="none" style:language-complex="zxx" style:country-complex="none"/>
    </style:style>
    <style:style style:name="T114" style:family="text">
      <style:text-properties fo:color="#000080" fo:language="zxx" fo:country="none" style:text-underline-style="solid" style:text-underline-width="auto" style:text-underline-color="font-color" officeooo:rsid="007df1c8" style:language-asian="zxx" style:country-asian="none" style:language-complex="zxx" style:country-complex="none"/>
    </style:style>
    <style:style style:name="T115" style:family="text">
      <style:text-properties fo:color="#000080" fo:language="zxx" fo:country="none" style:text-underline-style="solid" style:text-underline-width="auto" style:text-underline-color="font-color" officeooo:rsid="007ed80c" style:language-asian="zxx" style:country-asian="none" style:language-complex="zxx" style:country-complex="none"/>
    </style:style>
    <style:style style:name="T116" style:family="text">
      <style:text-properties fo:color="#000080" fo:language="zxx" fo:country="none" style:text-underline-style="solid" style:text-underline-width="auto" style:text-underline-color="font-color" officeooo:rsid="0080e84a" style:language-asian="zxx" style:country-asian="none" style:language-complex="zxx" style:country-complex="none"/>
    </style:style>
    <style:style style:name="T117" style:family="text">
      <style:text-properties fo:color="#000080" fo:language="zxx" fo:country="none" style:text-underline-style="solid" style:text-underline-width="auto" style:text-underline-color="font-color" officeooo:rsid="006fef85" style:language-asian="zxx" style:country-asian="none" style:language-complex="zxx" style:country-complex="none"/>
    </style:style>
    <style:style style:name="T118" style:family="text">
      <style:text-properties fo:color="#000080" style:text-underline-style="solid" style:text-underline-width="auto" style:text-underline-color="font-color"/>
    </style:style>
    <style:style style:name="T119" style:family="text">
      <style:text-properties fo:color="#000080" style:text-underline-style="solid" style:text-underline-width="auto" style:text-underline-color="font-color" officeooo:rsid="006fef85"/>
    </style:style>
    <style:style style:name="T120" style:family="text">
      <style:text-properties fo:color="#000080" style:text-underline-style="solid" style:text-underline-width="auto" style:text-underline-color="font-color" officeooo:rsid="0075b0a2"/>
    </style:style>
    <style:style style:name="T121" style:family="text">
      <style:text-properties fo:color="#000080" style:text-underline-style="solid" style:text-underline-width="auto" style:text-underline-color="font-color" officeooo:rsid="00764a96"/>
    </style:style>
    <style:style style:name="T122" style:family="text">
      <style:text-properties fo:color="#000080" style:text-underline-style="solid" style:text-underline-width="auto" style:text-underline-color="font-color" officeooo:rsid="007a9629"/>
    </style:style>
    <style:style style:name="T123" style:family="text">
      <style:text-properties fo:color="#000080" style:text-underline-style="solid" style:text-underline-width="auto" style:text-underline-color="font-color" officeooo:rsid="007df1c8"/>
    </style:style>
    <style:style style:name="T124" style:family="text">
      <style:text-properties fo:color="#000080" style:text-underline-style="solid" style:text-underline-width="auto" style:text-underline-color="font-color" officeooo:rsid="007ed80c"/>
    </style:style>
    <style:style style:name="T125" style:family="text">
      <style:text-properties fo:color="#000080" style:text-underline-style="solid" style:text-underline-width="auto" style:text-underline-color="font-color" officeooo:rsid="00803402"/>
    </style:style>
    <style:style style:name="T126" style:family="text">
      <style:text-properties fo:color="#000080" style:text-underline-style="none"/>
    </style:style>
    <style:style style:name="T127" style:family="text">
      <style:text-properties fo:color="#000080" fo:font-size="10.5pt" style:text-underline-style="solid" style:text-underline-width="auto" style:text-underline-color="font-color" officeooo:rsid="006fef85" style:font-size-asian="10.5pt" style:font-size-complex="10.5pt"/>
    </style:style>
    <style:style style:name="T128" style:family="text">
      <style:text-properties fo:color="#000080" fo:font-size="10.5pt" style:text-underline-style="solid" style:text-underline-width="auto" style:text-underline-color="font-color" officeooo:rsid="00764a96" style:font-size-asian="10.5pt" style:font-size-complex="10.5pt"/>
    </style:style>
    <style:style style:name="T129" style:family="text">
      <style:text-properties fo:color="#000080" fo:font-size="10.5pt" style:text-underline-style="solid" style:text-underline-width="auto" style:text-underline-color="font-color" officeooo:rsid="007839ca" style:font-size-asian="10.5pt" style:font-size-complex="10.5pt"/>
    </style:style>
    <style:style style:name="T130" style:family="text">
      <style:text-properties fo:color="#000080" fo:font-size="10pt" style:text-underline-style="solid" style:text-underline-width="auto" style:text-underline-color="font-color" officeooo:rsid="006fef85" style:font-size-asian="10pt" style:font-size-complex="10pt"/>
    </style:style>
    <style:style style:name="T131" style:family="text">
      <style:text-properties fo:color="#000080" fo:font-size="10pt" style:text-underline-style="solid" style:text-underline-width="auto" style:text-underline-color="font-color" officeooo:rsid="00764a96" style:font-size-asian="10pt" style:font-size-complex="10pt"/>
    </style:style>
    <style:style style:name="T132" style:family="text">
      <style:text-properties fo:color="#000080" fo:font-size="10pt" style:text-underline-style="solid" style:text-underline-width="auto" style:text-underline-color="font-color" officeooo:rsid="007839ca" style:font-size-asian="10pt" style:font-size-complex="10pt"/>
    </style:style>
    <style:style style:name="T133" style:family="text">
      <style:text-properties officeooo:rsid="001c2e95"/>
    </style:style>
    <style:style style:name="T134" style:family="text">
      <style:text-properties fo:color="#c9211e" style:font-name="Liberation Serif1" officeooo:rsid="0017415f" style:font-name-asian="Liberation Serif1" style:font-name-complex="Liberation Serif1"/>
    </style:style>
    <style:style style:name="T135" style:family="text">
      <style:text-properties officeooo:rsid="001cf87e"/>
    </style:style>
    <style:style style:name="T136" style:family="text">
      <style:text-properties officeooo:rsid="001d5bf0"/>
    </style:style>
    <style:style style:name="T137" style:family="text">
      <style:text-properties fo:font-weight="normal" style:font-weight-asian="normal" style:font-weight-complex="normal"/>
    </style:style>
    <style:style style:name="T138" style:family="text">
      <style:text-properties fo:font-weight="normal" officeooo:rsid="002130f1" style:font-weight-asian="normal" style:font-weight-complex="normal"/>
    </style:style>
    <style:style style:name="T139" style:family="text">
      <style:text-properties fo:font-weight="normal" officeooo:rsid="00226061" style:font-weight-asian="normal" style:font-weight-complex="normal"/>
    </style:style>
    <style:style style:name="T140" style:family="text">
      <style:text-properties fo:font-weight="normal" officeooo:rsid="00187057" style:font-weight-asian="normal" style:font-weight-complex="normal"/>
    </style:style>
    <style:style style:name="T141" style:family="text">
      <style:text-properties fo:font-weight="normal" officeooo:rsid="001c2e95" style:font-weight-asian="normal" style:font-weight-complex="normal"/>
    </style:style>
    <style:style style:name="T142" style:family="text">
      <style:text-properties fo:font-weight="normal" officeooo:rsid="00235366" style:font-weight-asian="normal" style:font-weight-complex="normal"/>
    </style:style>
    <style:style style:name="T143" style:family="text">
      <style:text-properties fo:font-weight="normal" officeooo:rsid="0024f72b" style:font-weight-asian="normal" style:font-weight-complex="normal"/>
    </style:style>
    <style:style style:name="T144" style:family="text">
      <style:text-properties fo:font-weight="normal" officeooo:rsid="00257e52" style:font-weight-asian="normal" style:font-weight-complex="normal"/>
    </style:style>
    <style:style style:name="T145" style:family="text">
      <style:text-properties fo:font-weight="normal" officeooo:rsid="002cd0c4" style:font-weight-asian="normal" style:font-weight-complex="normal"/>
    </style:style>
    <style:style style:name="T146" style:family="text">
      <style:text-properties fo:font-weight="normal" officeooo:rsid="002ed02b" style:font-weight-asian="normal" style:font-weight-complex="normal"/>
    </style:style>
    <style:style style:name="T147" style:family="text">
      <style:text-properties fo:font-weight="normal" officeooo:rsid="00359bb6" style:font-weight-asian="normal" style:font-weight-complex="normal"/>
    </style:style>
    <style:style style:name="T148" style:family="text">
      <style:text-properties fo:font-weight="normal" officeooo:rsid="0036390d" style:font-weight-asian="normal" style:font-weight-complex="normal"/>
    </style:style>
    <style:style style:name="T149" style:family="text">
      <style:text-properties fo:font-weight="normal" officeooo:rsid="0008202b" style:font-weight-asian="normal" style:font-weight-complex="normal"/>
    </style:style>
    <style:style style:name="T150" style:family="text">
      <style:text-properties fo:font-weight="normal" officeooo:rsid="0038a9ea" style:font-weight-asian="normal" style:font-weight-complex="normal"/>
    </style:style>
    <style:style style:name="T151" style:family="text">
      <style:text-properties fo:font-weight="normal" officeooo:rsid="00393b54" style:font-weight-asian="normal" style:font-weight-complex="normal"/>
    </style:style>
    <style:style style:name="T152" style:family="text">
      <style:text-properties fo:font-weight="normal" officeooo:rsid="003a7380" style:font-weight-asian="normal" style:font-weight-complex="normal"/>
    </style:style>
    <style:style style:name="T153" style:family="text">
      <style:text-properties fo:font-weight="normal" officeooo:rsid="00364e38" style:font-weight-asian="normal" style:font-weight-complex="normal"/>
    </style:style>
    <style:style style:name="T154" style:family="text">
      <style:text-properties fo:font-weight="normal" officeooo:rsid="003b7ca6" style:font-weight-asian="normal" style:font-weight-complex="normal"/>
    </style:style>
    <style:style style:name="T155" style:family="text">
      <style:text-properties fo:font-weight="normal" officeooo:rsid="003d3a2a" style:font-weight-asian="normal" style:font-weight-complex="normal"/>
    </style:style>
    <style:style style:name="T156" style:family="text">
      <style:text-properties fo:font-weight="normal" officeooo:rsid="003e3aa5" style:font-weight-asian="normal" style:font-weight-complex="normal"/>
    </style:style>
    <style:style style:name="T157" style:family="text">
      <style:text-properties fo:font-weight="normal" officeooo:rsid="0040016e" style:font-weight-asian="normal" style:font-weight-complex="normal"/>
    </style:style>
    <style:style style:name="T158" style:family="text">
      <style:text-properties fo:font-weight="normal" officeooo:rsid="00408b22" style:font-weight-asian="normal" style:font-weight-complex="normal"/>
    </style:style>
    <style:style style:name="T159" style:family="text">
      <style:text-properties fo:font-weight="normal" officeooo:rsid="000bedfa" style:font-weight-asian="normal" style:font-weight-complex="normal"/>
    </style:style>
    <style:style style:name="T160" style:family="text">
      <style:text-properties fo:font-weight="normal" officeooo:rsid="0045c14a" style:font-weight-asian="normal" style:font-weight-complex="normal"/>
    </style:style>
    <style:style style:name="T161" style:family="text">
      <style:text-properties fo:font-weight="normal" officeooo:rsid="0046848a" style:font-weight-asian="normal" style:font-weight-complex="normal"/>
    </style:style>
    <style:style style:name="T162" style:family="text">
      <style:text-properties fo:font-weight="normal" officeooo:rsid="00476340" style:font-weight-asian="normal" style:font-weight-complex="normal"/>
    </style:style>
    <style:style style:name="T163" style:family="text">
      <style:text-properties fo:font-weight="normal" officeooo:rsid="004a3f00" style:font-weight-asian="normal" style:font-weight-complex="normal"/>
    </style:style>
    <style:style style:name="T164" style:family="text">
      <style:text-properties fo:font-weight="normal" officeooo:rsid="004ab67b" style:font-weight-asian="normal" style:font-weight-complex="normal"/>
    </style:style>
    <style:style style:name="T165" style:family="text">
      <style:text-properties fo:font-weight="normal" officeooo:rsid="004bb61f" style:font-weight-asian="normal" style:font-weight-complex="normal"/>
    </style:style>
    <style:style style:name="T166" style:family="text">
      <style:text-properties fo:font-weight="normal" officeooo:rsid="004cbdaf" style:font-weight-asian="normal" style:font-weight-complex="normal"/>
    </style:style>
    <style:style style:name="T167" style:family="text">
      <style:text-properties fo:font-weight="normal" officeooo:rsid="004d68d4" style:font-weight-asian="normal" style:font-weight-complex="normal"/>
    </style:style>
    <style:style style:name="T168" style:family="text">
      <style:text-properties fo:font-weight="normal" officeooo:rsid="004f55c1" style:font-weight-asian="normal" style:font-weight-complex="normal"/>
    </style:style>
    <style:style style:name="T169" style:family="text">
      <style:text-properties fo:font-weight="normal" officeooo:rsid="004f7c4c" style:font-weight-asian="normal" style:font-weight-complex="normal"/>
    </style:style>
    <style:style style:name="T170" style:family="text">
      <style:text-properties fo:font-weight="normal" officeooo:rsid="0052b769" style:font-weight-asian="normal" style:font-weight-complex="normal"/>
    </style:style>
    <style:style style:name="T171" style:family="text">
      <style:text-properties fo:font-weight="normal" officeooo:rsid="0053406b" style:font-weight-asian="normal" style:font-weight-complex="normal"/>
    </style:style>
    <style:style style:name="T172" style:family="text">
      <style:text-properties fo:font-weight="normal" officeooo:rsid="0058db5f" style:font-weight-asian="normal" style:font-weight-complex="normal"/>
    </style:style>
    <style:style style:name="T173" style:family="text">
      <style:text-properties fo:font-weight="normal" officeooo:rsid="005a90d3" style:font-weight-asian="normal" style:font-weight-complex="normal"/>
    </style:style>
    <style:style style:name="T174" style:family="text">
      <style:text-properties fo:font-weight="normal" officeooo:rsid="0009dcab" style:font-weight-asian="normal" style:font-weight-complex="normal"/>
    </style:style>
    <style:style style:name="T175" style:family="text">
      <style:text-properties fo:font-weight="normal" officeooo:rsid="006374b3" style:font-weight-asian="normal" style:font-weight-complex="normal"/>
    </style:style>
    <style:style style:name="T176" style:family="text">
      <style:text-properties fo:font-weight="normal" officeooo:rsid="006116e1" style:font-weight-asian="normal" style:font-weight-complex="normal"/>
    </style:style>
    <style:style style:name="T177" style:family="text">
      <style:text-properties fo:font-weight="normal" officeooo:rsid="0051274c" style:font-weight-asian="normal" style:font-weight-complex="normal"/>
    </style:style>
    <style:style style:name="T178" style:family="text">
      <style:text-properties fo:font-weight="normal" officeooo:rsid="0065bf2b" style:font-weight-asian="normal" style:font-weight-complex="normal"/>
    </style:style>
    <style:style style:name="T179" style:family="text">
      <style:text-properties fo:font-weight="normal" officeooo:rsid="00841d4f" style:font-weight-asian="normal" style:font-weight-complex="normal"/>
    </style:style>
    <style:style style:name="T180" style:family="text">
      <style:text-properties fo:color="#000000" style:font-name="Liberation Serif" fo:font-size="12pt" fo:language="zxx" fo:country="none" style:text-underline-style="none" fo:font-weight="normal" officeooo:rsid="0018705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81" style:family="text">
      <style:text-properties fo:color="#000000" style:font-name="Liberation Serif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2" style:family="text">
      <style:text-properties fo:color="#000000" style:font-name="Liberation Serif" fo:font-size="12pt" fo:language="zxx" fo:country="none" style:text-underline-style="none" fo:font-weight="normal" officeooo:rsid="006dd90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3" style:family="text">
      <style:text-properties fo:color="#000000" style:font-name="Liberation Serif" fo:font-size="12pt" fo:language="zxx" fo:country="none" style:text-underline-style="none" fo:font-weight="normal" officeooo:rsid="006ec5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4" style:family="text">
      <style:text-properties fo:color="#000000" style:font-name="Liberation Serif" fo:font-size="12pt" fo:language="zxx" fo:country="none" style:text-underline-style="none" fo:font-weight="normal" officeooo:rsid="00727cb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5" style:family="text">
      <style:text-properties fo:color="#000000" style:font-name="Liberation Serif1" officeooo:rsid="0017415f" style:font-name-asian="Liberation Serif1" style:font-name-complex="Liberation Serif1"/>
    </style:style>
    <style:style style:name="T186" style:family="text">
      <style:text-properties fo:color="#000000" fo:font-size="12pt" fo:language="zxx" fo:country="none" style:text-underline-style="none" fo:font-weight="normal" officeooo:rsid="0088236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87" style:family="text">
      <style:text-properties fo:color="#000000" fo:font-size="12pt" fo:language="zxx" fo:country="none" style:text-underline-style="none" fo:font-weight="normal" officeooo:rsid="0088b3a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88" style:family="text">
      <style:text-properties fo:color="#000000" fo:font-size="12pt" fo:language="zxx" fo:country="none" style:text-underline-style="none" fo:font-weight="normal" officeooo:rsid="0089462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89" style:family="text">
      <style:text-properties fo:color="#000000" fo:font-size="12pt" fo:language="zxx" fo:country="none" style:text-underline-style="none" fo:font-weight="normal" officeooo:rsid="008aabb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90" style:family="text">
      <style:text-properties fo:color="#000000" fo:font-size="12pt" fo:language="zxx" fo:country="none" style:text-underline-style="none" fo:font-weight="normal" officeooo:rsid="008c229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91" style:family="text">
      <style:text-properties fo:font-size="14pt" fo:font-weight="bold" officeooo:rsid="0008202b" style:font-size-asian="12.25pt" style:font-weight-asian="bold" style:font-size-complex="14pt" style:font-weight-complex="bold"/>
    </style:style>
    <style:style style:name="T192" style:family="text">
      <style:text-properties fo:font-size="14pt" fo:font-weight="bold" officeooo:rsid="0010f08c" style:font-size-asian="12.25pt" style:font-weight-asian="bold" style:font-size-complex="14pt" style:font-weight-complex="bold"/>
    </style:style>
    <style:style style:name="T193" style:family="text">
      <style:text-properties officeooo:rsid="0024f72b"/>
    </style:style>
    <style:style style:name="T194" style:family="text">
      <style:text-properties officeooo:rsid="00257e52"/>
    </style:style>
    <style:style style:name="T195" style:family="text">
      <style:text-properties officeooo:rsid="0027879d"/>
    </style:style>
    <style:style style:name="T196" style:family="text">
      <style:text-properties officeooo:rsid="002971a6"/>
    </style:style>
    <style:style style:name="T197" style:family="text">
      <style:text-properties fo:color="#1c1c1c" style:font-name="Liberation Serif1" officeooo:rsid="0017415f" style:font-name-asian="Liberation Serif1" style:font-name-complex="Liberation Serif1"/>
    </style:style>
    <style:style style:name="T198" style:family="text">
      <style:text-properties fo:color="#bf0041" style:font-name="Liberation Serif1" fo:font-size="12pt" officeooo:rsid="0017415f" style:font-name-asian="Liberation Serif1" style:font-size-asian="10.5pt" style:font-name-complex="Liberation Serif1" style:font-size-complex="12pt"/>
    </style:style>
    <style:style style:name="T199" style:family="text">
      <style:text-properties fo:color="#bf0041" style:font-name="Liberation Serif1" officeooo:rsid="0017415f" style:font-name-asian="Liberation Serif1" style:font-name-complex="Liberation Serif1"/>
    </style:style>
    <style:style style:name="T200" style:family="text">
      <style:text-properties officeooo:rsid="002ed02b"/>
    </style:style>
    <style:style style:name="T201" style:family="text">
      <style:text-properties officeooo:rsid="0030ab78"/>
    </style:style>
    <style:style style:name="T202" style:family="text">
      <style:text-properties officeooo:rsid="0034256b"/>
    </style:style>
    <style:style style:name="T203" style:family="text">
      <style:text-properties officeooo:rsid="0035912c"/>
    </style:style>
    <style:style style:name="T204" style:family="text">
      <style:text-properties officeooo:rsid="0036390d"/>
    </style:style>
    <style:style style:name="T205" style:family="text">
      <style:text-properties fo:color="#111111" style:font-name="Liberation Serif1" fo:font-weight="bold" officeooo:rsid="0017415f" style:font-name-asian="Liberation Serif1" style:font-weight-asian="bold" style:font-name-complex="Liberation Serif1" style:font-weight-complex="bold"/>
    </style:style>
    <style:style style:name="T206" style:family="text">
      <style:text-properties fo:color="#111111" style:font-name="Liberation Serif1" officeooo:rsid="0017415f" style:font-name-asian="Liberation Serif1" style:font-name-complex="Liberation Serif1"/>
    </style:style>
    <style:style style:name="T207" style:family="text">
      <style:text-properties fo:color="#111111" style:font-name="Liberation Serif1" officeooo:rsid="00364b74" style:font-name-asian="Liberation Serif1" style:font-name-complex="Liberation Serif1"/>
    </style:style>
    <style:style style:name="T208" style:family="text">
      <style:text-properties fo:color="#111111" style:font-name="Liberation Serif1" officeooo:rsid="00187057" style:font-name-asian="Liberation Serif1" style:font-name-complex="Liberation Serif1"/>
    </style:style>
    <style:style style:name="T209" style:family="text">
      <style:text-properties fo:color="#111111" style:font-name="Liberation Serif1" officeooo:rsid="0034256b" style:font-name-asian="Liberation Serif1" style:font-name-complex="Liberation Serif1"/>
    </style:style>
    <style:style style:name="T210" style:family="text">
      <style:text-properties fo:color="#111111" style:font-name="Liberation Serif1" officeooo:rsid="001c2e95" style:font-name-asian="Liberation Serif1" style:font-name-complex="Liberation Serif1"/>
    </style:style>
    <style:style style:name="T211" style:family="text">
      <style:text-properties fo:color="#111111" style:font-name="Liberation Serif1" fo:font-size="12pt" fo:font-weight="normal" officeooo:rsid="0017415f" style:font-name-asian="Liberation Serif1" style:font-size-asian="10.5pt" style:font-weight-asian="normal" style:font-name-complex="Liberation Serif1" style:font-size-complex="12pt" style:font-weight-complex="normal"/>
    </style:style>
    <style:style style:name="T212" style:family="text">
      <style:text-properties fo:color="#111111" style:font-name="Liberation Serif1" fo:font-size="12pt" fo:font-weight="normal" officeooo:rsid="00364b74" style:font-name-asian="Liberation Serif1" style:font-size-asian="10.5pt" style:font-weight-asian="normal" style:font-name-complex="Liberation Serif1" style:font-size-complex="12pt" style:font-weight-complex="normal"/>
    </style:style>
    <style:style style:name="T213" style:family="text">
      <style:text-properties fo:color="#111111" style:font-name="Liberation Serif1" fo:font-size="12pt" fo:font-weight="bold" officeooo:rsid="00364b74" style:font-name-asian="Liberation Serif1" style:font-size-asian="10.5pt" style:font-weight-asian="bold" style:font-name-complex="Liberation Serif1" style:font-size-complex="12pt" style:font-weight-complex="bold"/>
    </style:style>
    <style:style style:name="T214" style:family="text">
      <style:text-properties fo:color="#111111" style:font-name="Liberation Serif1" fo:font-size="12pt" fo:font-weight="bold" officeooo:rsid="0017415f" style:font-name-asian="Liberation Serif1" style:font-size-asian="10.5pt" style:font-weight-asian="bold" style:font-name-complex="Liberation Serif1" style:font-size-complex="12pt" style:font-weight-complex="bold"/>
    </style:style>
    <style:style style:name="T215" style:family="text">
      <style:text-properties fo:color="#111111" style:font-name="Liberation Serif1" fo:font-size="12pt" fo:font-weight="bold" officeooo:rsid="0055fbb9" style:font-name-asian="Liberation Serif1" style:font-size-asian="10.5pt" style:font-weight-asian="bold" style:font-name-complex="Liberation Serif1" style:font-size-complex="12pt" style:font-weight-complex="bold"/>
    </style:style>
    <style:style style:name="T216" style:family="text">
      <style:text-properties fo:color="#111111" style:font-name="Liberation Serif" fo:font-size="12pt" fo:font-weight="normal" officeooo:rsid="0017415f" style:font-name-asian="Noto Serif CJK SC" style:font-size-asian="10.5pt" style:font-weight-asian="normal" style:font-name-complex="Lohit Devanagari" style:font-size-complex="12pt" style:font-weight-complex="normal"/>
    </style:style>
    <style:style style:name="T217" style:family="text">
      <style:text-properties officeooo:rsid="00381909"/>
    </style:style>
    <style:style style:name="T218" style:family="text">
      <style:text-properties officeooo:rsid="0038a9ea"/>
    </style:style>
    <style:style style:name="T219" style:family="text">
      <style:text-properties officeooo:rsid="00393b54"/>
    </style:style>
    <style:style style:name="T220" style:family="text">
      <style:text-properties officeooo:rsid="003a7380"/>
    </style:style>
    <style:style style:name="T221" style:family="text">
      <style:text-properties officeooo:rsid="003b7ca6"/>
    </style:style>
    <style:style style:name="T222" style:family="text">
      <style:text-properties officeooo:rsid="003d3a2a"/>
    </style:style>
    <style:style style:name="T223" style:family="text">
      <style:text-properties officeooo:rsid="003e3aa5"/>
    </style:style>
    <style:style style:name="T224" style:family="text">
      <style:text-properties officeooo:rsid="0040016e"/>
    </style:style>
    <style:style style:name="T225" style:family="text">
      <style:text-properties officeooo:rsid="00408b22"/>
    </style:style>
    <style:style style:name="T226" style:family="text">
      <style:text-properties officeooo:rsid="004457da"/>
    </style:style>
    <style:style style:name="T227" style:family="text">
      <style:text-properties officeooo:rsid="0045c14a"/>
    </style:style>
    <style:style style:name="T228" style:family="text">
      <style:text-properties officeooo:rsid="0046848a"/>
    </style:style>
    <style:style style:name="T229" style:family="text">
      <style:text-properties officeooo:rsid="00476340"/>
    </style:style>
    <style:style style:name="T230" style:family="text">
      <style:text-properties officeooo:rsid="004a3f00"/>
    </style:style>
    <style:style style:name="T231" style:family="text">
      <style:text-properties officeooo:rsid="004ab67b"/>
    </style:style>
    <style:style style:name="T232" style:family="text">
      <style:text-properties officeooo:rsid="004bb61f"/>
    </style:style>
    <style:style style:name="T233" style:family="text">
      <style:text-properties officeooo:rsid="004cbdaf"/>
    </style:style>
    <style:style style:name="T234" style:family="text">
      <style:text-properties officeooo:rsid="004d68d4"/>
    </style:style>
    <style:style style:name="T235" style:family="text">
      <style:text-properties officeooo:rsid="004ea2fb"/>
    </style:style>
    <style:style style:name="T236" style:family="text">
      <style:text-properties officeooo:rsid="004f55c1"/>
    </style:style>
    <style:style style:name="T237" style:family="text">
      <style:text-properties officeooo:rsid="004f7c4c"/>
    </style:style>
    <style:style style:name="T238" style:family="text">
      <style:text-properties officeooo:rsid="0051274c"/>
    </style:style>
    <style:style style:name="T239" style:family="text">
      <style:text-properties officeooo:rsid="0053406b"/>
    </style:style>
    <style:style style:name="T240" style:family="text">
      <style:text-properties officeooo:rsid="0055fbb9"/>
    </style:style>
    <style:style style:name="T241" style:family="text">
      <style:text-properties officeooo:rsid="0058db5f"/>
    </style:style>
    <style:style style:name="T242" style:family="text">
      <style:text-properties officeooo:rsid="005a90d3"/>
    </style:style>
    <style:style style:name="T243" style:family="text">
      <style:text-properties officeooo:rsid="005bc522"/>
    </style:style>
    <style:style style:name="T244" style:family="text">
      <style:text-properties officeooo:rsid="00604760"/>
    </style:style>
    <style:style style:name="T245" style:family="text">
      <style:text-properties officeooo:rsid="006116e1"/>
    </style:style>
    <style:style style:name="T246" style:family="text">
      <style:text-properties officeooo:rsid="0062e4ed"/>
    </style:style>
    <style:style style:name="T247" style:family="text">
      <style:text-properties officeooo:rsid="006374b3"/>
    </style:style>
    <style:style style:name="T248" style:family="text">
      <style:text-properties officeooo:rsid="0065491f"/>
    </style:style>
    <style:style style:name="T249" style:family="text">
      <style:text-properties officeooo:rsid="0065bf2b"/>
    </style:style>
    <style:style style:name="T250" style:family="text">
      <style:text-properties officeooo:rsid="00671858"/>
    </style:style>
    <style:style style:name="T251" style:family="text">
      <style:text-properties officeooo:rsid="0067e33b"/>
    </style:style>
    <style:style style:name="T252" style:family="text">
      <style:text-properties officeooo:rsid="00681b17"/>
    </style:style>
    <style:style style:name="T253" style:family="text">
      <style:text-properties officeooo:rsid="0068a152"/>
    </style:style>
    <style:style style:name="T254" style:family="text">
      <style:text-properties officeooo:rsid="0068f01e"/>
    </style:style>
    <style:style style:name="T255" style:family="text">
      <style:text-properties officeooo:rsid="0069786d"/>
    </style:style>
    <style:style style:name="T256" style:family="text">
      <style:text-properties fo:language="zxx" fo:country="none" style:language-asian="zxx" style:country-asian="none" style:language-complex="zxx" style:country-complex="none"/>
    </style:style>
    <style:style style:name="T257" style:family="text">
      <style:text-properties fo:language="zxx" fo:country="none" officeooo:rsid="0068a152" style:language-asian="zxx" style:country-asian="none" style:language-complex="zxx" style:country-complex="none"/>
    </style:style>
    <style:style style:name="T258" style:family="text">
      <style:text-properties fo:language="zxx" fo:country="none" officeooo:rsid="0069786d" style:language-asian="zxx" style:country-asian="none" style:language-complex="zxx" style:country-complex="none"/>
    </style:style>
    <style:style style:name="T259" style:family="text">
      <style:text-properties officeooo:rsid="006c5aa5"/>
    </style:style>
    <style:style style:name="T260" style:family="text">
      <style:text-properties officeooo:rsid="006fef85"/>
    </style:style>
    <style:style style:name="T261" style:family="text">
      <style:text-properties style:text-underline-style="none"/>
    </style:style>
    <style:style style:name="T262" style:family="text">
      <style:text-properties officeooo:rsid="0075b0a2"/>
    </style:style>
    <style:style style:name="T263" style:family="text">
      <style:text-properties officeooo:rsid="00764a96"/>
    </style:style>
    <style:style style:name="T264" style:family="text">
      <style:text-properties officeooo:rsid="007839ca"/>
    </style:style>
    <style:style style:name="T265" style:family="text">
      <style:text-properties fo:font-size="10.5pt" style:font-size-asian="10.5pt" style:font-size-complex="10.5pt"/>
    </style:style>
    <style:style style:name="T266" style:family="text">
      <style:text-properties fo:font-size="11pt" officeooo:rsid="007ed80c" style:font-size-asian="11pt" style:font-size-complex="11pt"/>
    </style:style>
    <style:style style:name="T267" style:family="text">
      <style:text-properties fo:font-size="11pt" officeooo:rsid="00803402" style:font-size-asian="11pt" style:font-size-complex="11pt"/>
    </style:style>
    <style:style style:name="T268" style:family="text">
      <style:text-properties fo:font-size="11pt" officeooo:rsid="0080e84a" style:font-size-asian="11pt" style:font-size-complex="11pt"/>
    </style:style>
    <style:style style:name="T269" style:family="text">
      <style:text-properties fo:font-size="10pt" style:font-size-asian="10pt" style:font-size-complex="10pt"/>
    </style:style>
    <style:style style:name="T270" style:family="text">
      <style:text-properties fo:font-size="10pt" officeooo:rsid="007839ca" style:font-size-asian="10pt" style:font-size-complex="10pt"/>
    </style:style>
    <style:style style:name="T271" style:family="text">
      <style:text-properties officeooo:rsid="007919bb"/>
    </style:style>
    <style:style style:name="T272" style:family="text">
      <style:text-properties officeooo:rsid="007a9629"/>
    </style:style>
    <style:style style:name="T273" style:family="text">
      <style:text-properties officeooo:rsid="007c0140"/>
    </style:style>
    <style:style style:name="T274" style:family="text">
      <style:text-properties officeooo:rsid="007da5b6"/>
    </style:style>
    <style:style style:name="T275" style:family="text">
      <style:text-properties officeooo:rsid="007df1c8"/>
    </style:style>
    <style:style style:name="T276" style:family="text">
      <style:text-properties officeooo:rsid="007ed80c"/>
    </style:style>
    <style:style style:name="T277" style:family="text">
      <style:text-properties officeooo:rsid="00803402"/>
    </style:style>
    <style:style style:name="T278" style:family="text">
      <style:text-properties officeooo:rsid="0080e84a"/>
    </style:style>
    <style:style style:name="T279" style:family="text">
      <style:text-properties fo:background-color="transparent" loext:char-shading-value="0"/>
    </style:style>
    <style:style style:name="T280" style:family="text">
      <style:text-properties officeooo:rsid="0088b3a3"/>
    </style:style>
    <style:style style:name="T281" style:family="text">
      <style:text-properties officeooo:rsid="008aabbf"/>
    </style:style>
    <style:style style:name="T282" style:family="text">
      <style:text-properties officeooo:rsid="008c2293"/>
    </style:style>
    <style:style style:name="T283" style:family="text">
      <style:text-properties officeooo:rsid="008fb3e7"/>
    </style:style>
    <style:style style:name="T284" style:family="text">
      <style:text-properties officeooo:rsid="009143fa"/>
    </style:style>
    <style:style style:name="T285" style:family="text">
      <style:text-properties officeooo:rsid="00920102"/>
    </style:style>
    <style:style style:name="T286" style:family="text">
      <style:text-properties officeooo:rsid="00946b11"/>
    </style:style>
    <style:style style:name="T287" style:family="text">
      <style:text-properties officeooo:rsid="0095815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<text:span text:style-name="T4">O</text:span><text:span text:style-name="T3">NOS Applications</text:span></text:p>
      <text:p text:style-name="P72"/>
      <text:p text:style-name="P127"><text:span text:style-name="T77">■</text:span><text:span text:style-name="T78"> </text:span><text:span text:style-name="T214">org.onosproject.</text:span><text:span text:style-name="T215">gui2</text:span></text:p>
      <text:p text:style-name="P88"><text:span text:style-name="T205"><text:tab/></text:span><text:span text:style-name="T206">→</text:span><text:span text:style-name="T207"> provides ONOS Web GUI;</text:span></text:p>
      <text:p text:style-name="P142"/>
      <text:p text:style-name="P127"><text:span text:style-name="T211">■</text:span><text:span text:style-name="T216"> </text:span><text:span text:style-name="T213">org.onosproject.optical-model</text:span></text:p>
      <text:p text:style-name="P127"><text:span text:style-name="T213"><text:tab/></text:span><text:span text:style-name="T212">→ provides optical-specific abstractions;</text:span></text:p>
      <text:p text:style-name="P88"><text:span text:style-name="T212"><text:tab/>→</text:span><text:span text:style-name="T208"> </text:span><text:span text:style-name="T209">C</text:span><text:span text:style-name="T208">onfigurable by Network Config Service </text:span><text:span text:style-name="T210">(onos-netcfg);</text:span></text:p>
      <text:p text:style-name="P143"/>
      <text:p text:style-name="P82"><text:span text:style-name="T76">■</text:span><text:span text:style-name="T31"> </text:span><text:span text:style-name="T3">org.onosproject.openflow-base</text:span></text:p>
      <text:p text:style-name="P82"><text:span text:style-name="T6"><text:tab/>→ </text:span><text:span text:style-name="T202">P</text:span><text:span text:style-name="T37">rovides OpenFlow connection between ONOS and OVS ap/switches;</text:span></text:p>
      <text:p text:style-name="P82"><text:tab/>→<text:span text:style-name="T37"> Exposed endpoints:</text:span></text:p>
      <text:p text:style-name="P82"><text:tab/><text:tab/><text:span text:style-name="T79">GET/DELETE </text:span><text:a xlink:type="simple" xlink:href="http://localhost:8181/onos/v1/devices" text:style-name="Internet_20_link" text:visited-style-name="Visited_20_Internet_20_Link"><text:span text:style-name="T32">http://localhost:8181/onos/v1/</text:span></text:a><text:a xlink:type="simple" xlink:href="http://localhost:8181/onos/v1/devices" text:style-name="Internet_20_link" text:visited-style-name="Visited_20_Internet_20_Link"><text:span text:style-name="T33">devices</text:span></text:a></text:p>
      <text:p text:style-name="P111"><text:span text:style-name="T18"><text:tab/><text:tab/></text:span><text:span text:style-name="T16">GET/</text:span><text:span text:style-name="T17">POST</text:span><text:span text:style-name="T16"> </text:span><text:a xlink:type="simple" xlink:href="http://localhost:8181/onos/v1/ports" text:style-name="Internet_20_link" text:visited-style-name="Visited_20_Internet_20_Link"><text:span text:style-name="T15">http://localhost:8181/onos/v1/</text:span></text:a><text:a xlink:type="simple" xlink:href="http://localhost:8181/onos/v1/ports" text:style-name="Internet_20_link" text:visited-style-name="Visited_20_Internet_20_Link"><text:span text:style-name="T82">d</text:span></text:a><text:span text:style-name="T82">evices/ports</text:span></text:p>
      <text:p text:style-name="P74"/>
      <text:p text:style-name="P82"><text:span text:style-name="T76">■</text:span><text:span text:style-name="T31"> </text:span><text:span text:style-name="T3">org.onosproject.openflow</text:span></text:p>
      <text:p text:style-name="P111"><text:span text:style-name="T68"><text:tab/>→</text:span><text:span text:style-name="T74"> </text:span><text:span text:style-name="T63">Installs</text:span><text:span text:style-name="T50"> OpenFlow rules on OVS ap/switches, convert</text:span><text:span text:style-name="T63">s</text:span><text:span text:style-name="T50"> OpenFlow events into ONOS <text:tab/><text:tab/> <text:s text:c="4"/>events, collecting OpenFlow stats (ports, stats, tables);</text:span></text:p>
      <text:p text:style-name="P82"><text:tab/>→<text:span text:style-name="T79"> </text:span><text:span text:style-name="T202">C</text:span><text:span text:style-name="T79">onfigurable by Network Config Service </text:span><text:span text:style-name="T133">(onos-netcfg);</text:span></text:p>
      <text:p text:style-name="P82"><text:tab/>→<text:span text:style-name="T79"> Exposed endpoints:</text:span></text:p>
      <text:p text:style-name="P112"><text:span text:style-name="T45"><text:tab/><text:tab/></text:span><text:span text:style-name="T16">GET/POST/DELETE </text:span><text:a xlink:type="simple" xlink:href="http://localhost:8181/onos/v1/flows" text:style-name="Internet_20_link" text:visited-style-name="Visited_20_Internet_20_Link"><text:span text:style-name="T15">http://localhost:8181/onos/v1/</text:span></text:a><text:a xlink:type="simple" xlink:href="http://localhost:8181/onos/v1/flows" text:style-name="Internet_20_link" text:visited-style-name="Visited_20_Internet_20_Link"><text:span text:style-name="T18">flows</text:span></text:a></text:p>
      <text:p text:style-name="P113"><text:span text:style-name="T16"><text:tab/><text:tab/>GET/POST/DELETE </text:span><text:a xlink:type="simple" xlink:href="http://localhost:8181/onos/v1/groups" text:style-name="Internet_20_link" text:visited-style-name="Visited_20_Internet_20_Link"><text:span text:style-name="T15">http://localhost:8181/onos/v1/</text:span></text:a><text:a xlink:type="simple" xlink:href="http://localhost:8181/onos/v1/groups" text:style-name="Internet_20_link" text:visited-style-name="Visited_20_Internet_20_Link"><text:span text:style-name="T19">groups</text:span></text:a></text:p>
      <text:p text:style-name="P113"><text:span text:style-name="T19"><text:tab/><text:tab/></text:span><text:span text:style-name="T16">GET/POST/DELETE </text:span><text:a xlink:type="simple" xlink:href="http://localhost:8181/onos/v1/meters" text:style-name="Internet_20_link" text:visited-style-name="Visited_20_Internet_20_Link"><text:span text:style-name="T15">http://localhost:8181/onos/v1/</text:span></text:a><text:a xlink:type="simple" xlink:href="http://localhost:8181/onos/v1/meters" text:style-name="Internet_20_link" text:visited-style-name="Visited_20_Internet_20_Link"><text:span text:style-name="T19">meters</text:span></text:a></text:p>
      <text:p text:style-name="P112"><text:span text:style-name="T18"><text:tab/><text:tab/></text:span><text:span text:style-name="T16">GET </text:span><text:a xlink:type="simple" xlink:href="http://localhost:8181/onos/statistics/ports" text:style-name="Internet_20_link" text:visited-style-name="Visited_20_Internet_20_Link"><text:span text:style-name="T15">http://localhost:8181/onos/</text:span></text:a><text:a xlink:type="simple" xlink:href="http://localhost:8181/onos/statistics/ports" text:style-name="Internet_20_link" text:visited-style-name="Visited_20_Internet_20_Link"><text:span text:style-name="T19">v1/</text:span></text:a><text:a xlink:type="simple" xlink:href="http://localhost:8181/onos/statistics/ports" text:style-name="Internet_20_link" text:visited-style-name="Visited_20_Internet_20_Link"><text:span text:style-name="T82">statistics/ports</text:span></text:a></text:p>
      <text:p text:style-name="P112"><text:span text:style-name="T16"><text:tab/><text:tab/>GET </text:span><text:a xlink:type="simple" xlink:href="http://localhost:8181/onos/statistics/ports" text:style-name="Internet_20_link" text:visited-style-name="Visited_20_Internet_20_Link"><text:span text:style-name="T15">http://localhost:8181/onos/</text:span></text:a><text:a xlink:type="simple" xlink:href="http://localhost:8181/onos/statistics/ports" text:style-name="Internet_20_link" text:visited-style-name="Visited_20_Internet_20_Link"><text:span text:style-name="T19">v1/</text:span></text:a><text:a xlink:type="simple" xlink:href="http://localhost:8181/onos/statistics/ports" text:style-name="Internet_20_link" text:visited-style-name="Visited_20_Internet_20_Link"><text:span text:style-name="T82">statistics/f</text:span></text:a><text:span text:style-name="T82">lows</text:span></text:p>
      <text:p text:style-name="P128"/>
      <text:p text:style-name="P76"><text:span text:style-name="T38">■</text:span><text:span text:style-name="T31"> </text:span><text:span text:style-name="T3">org.onosproject.openflow-message</text:span></text:p>
      <text:p text:style-name="P76"><text:tab/>→<text:span text:style-name="T80"> </text:span><text:span text:style-name="T202">D</text:span><text:span text:style-name="T80">ebugging tool to inspect OpenFlow messages;</text:span></text:p>
      <text:p text:style-name="P89"/>
      <text:p text:style-name="P90"><text:span text:style-name="T76">■ </text:span><text:span text:style-name="T3">org.onosproject.drivers</text:span></text:p>
      <text:p text:style-name="P112"><text:span text:style-name="T67"><text:tab/></text:span><text:span text:style-name="T46">→</text:span><text:span text:style-name="T47"> </text:span><text:span text:style-name="T63">P</text:span><text:span text:style-name="T47">rovide</text:span><text:span text:style-name="T63">s</text:span><text:span text:style-name="T47"> OpenFlow device drivers;</text:span></text:p>
      <text:p text:style-name="P91"><text:tab/><text:tab/></text:p>
      <text:p text:style-name="P83"><text:span text:style-name="T76">■ </text:span><text:span text:style-name="T3">org.onosproject.hostproviders</text:span></text:p>
      <text:p text:style-name="P126"><text:span text:style-name="T68"><text:tab/></text:span><text:span text:style-name="T45">→</text:span><text:span text:style-name="T64"> </text:span><text:span text:style-name="T63">Discovers</text:span><text:span text:style-name="T64"> host devices via </text:span><text:span text:style-name="T48">ARP or NDP;</text:span></text:p>
      <text:p text:style-name="P84"><text:tab/>→<text:span text:style-name="T79"> </text:span><text:span text:style-name="T202">C</text:span><text:span text:style-name="T79">onfigurable by Network Config Service </text:span><text:span text:style-name="T133">(onos-netcfg);</text:span></text:p>
      <text:p text:style-name="P84"><text:span text:style-name="T37"><text:tab/>→</text:span><text:span text:style-name="T133"> </text:span><text:span text:style-name="T37">Exposed endpoints:</text:span></text:p>
      <text:p text:style-name="P84"><text:tab/><text:tab/><text:span text:style-name="T79">GET/</text:span><text:span text:style-name="T133">POST/</text:span><text:span text:style-name="T79">DELETE </text:span><text:a xlink:type="simple" xlink:href="http://localhost:8181/onos/v1/hosts" text:style-name="Internet_20_link" text:visited-style-name="Visited_20_Internet_20_Link"><text:span text:style-name="T32">http://localhost:8181/onos/v1/</text:span></text:a><text:a xlink:type="simple" xlink:href="http://localhost:8181/onos/v1/hosts" text:style-name="Internet_20_link" text:visited-style-name="Visited_20_Internet_20_Link"><text:span text:style-name="T34">hosts</text:span></text:a><text:span text:style-name="T34"> </text:span></text:p>
      <text:p text:style-name="P81"><text:s/></text:p>
      <text:p text:style-name="P83"><text:span text:style-name="T76">■ </text:span><text:span text:style-name="T3">org.onosproject.lldpprovider</text:span></text:p>
      <text:p text:style-name="P83"><text:span text:style-name="T3"><text:tab/></text:span>→<text:span text:style-name="T133"> </text:span><text:span text:style-name="T203">D</text:span><text:span text:style-name="T133">iscovers links between OVS devices via LLDP;</text:span></text:p>
      <text:p text:style-name="P84"><text:tab/>→<text:span text:style-name="T79"> </text:span><text:span text:style-name="T203">C</text:span><text:span text:style-name="T79">onfigurable by Network Config Service </text:span><text:span text:style-name="T133">(onos-netcfg);</text:span></text:p>
      <text:p text:style-name="P84"><text:tab/>→<text:span text:style-name="T133"> </text:span><text:span text:style-name="T37">Exposed endpoints:</text:span></text:p>
      <text:p text:style-name="P84"><text:tab/><text:tab/><text:span text:style-name="T79">GET/</text:span><text:span text:style-name="T133">POST/</text:span><text:span text:style-name="T79">DELETE </text:span><text:a xlink:type="simple" xlink:href="http://localhost:8181/onos/v1/links" text:style-name="Internet_20_link" text:visited-style-name="Visited_20_Internet_20_Link"><text:span text:style-name="T32">http://localhost:8181/onos/v1/</text:span></text:a><text:a xlink:type="simple" xlink:href="http://localhost:8181/onos/v1/links" text:style-name="Internet_20_link" text:visited-style-name="Visited_20_Internet_20_Link"><text:span text:style-name="T34">links</text:span></text:a><text:span text:style-name="T34"> </text:span></text:p>
      <text:p text:style-name="P84"/>
      <text:p text:style-name="P83"><text:span text:style-name="T197">■</text:span><text:span text:style-name="T31"> </text:span><text:span text:style-name="T3">org.onosproject.linkdiscovery</text:span></text:p>
      <text:p text:style-name="P85"><text:tab/>→<text:span text:style-name="T133"> </text:span><text:span text:style-name="T203">D</text:span><text:span text:style-name="T133">iscovers links between OVS devices via </text:span><text:span text:style-name="T135">alternative techniques;</text:span></text:p>
      <text:p text:style-name="P85"><text:tab/>→<text:span text:style-name="T79"> </text:span><text:span text:style-name="T203">C</text:span><text:span text:style-name="T79">onfigurable by Network Config Service </text:span><text:span text:style-name="T133">(onos-netcfg);</text:span></text:p>
      <text:p text:style-name="P85"><text:tab/>→<text:span text:style-name="T133"> </text:span><text:span text:style-name="T37">Exposed endpoints:</text:span></text:p>
      <text:p text:style-name="P85"><text:span text:style-name="T3"><text:tab/><text:tab/></text:span><text:span text:style-name="T79">GET/</text:span><text:span text:style-name="T133">POST/</text:span><text:span text:style-name="T79">DELETE </text:span><text:a xlink:type="simple" xlink:href="http://localhost:8181/onos/v1/links" text:style-name="Internet_20_link" text:visited-style-name="Visited_20_Internet_20_Link"><text:span text:style-name="T32">http://localhost:8181/onos/v1/</text:span></text:a><text:a xlink:type="simple" xlink:href="http://localhost:8181/onos/v1/links" text:style-name="Internet_20_link" text:visited-style-name="Visited_20_Internet_20_Link"><text:span text:style-name="T34">links</text:span></text:a><text:span text:style-name="T36"> </text:span></text:p>
      <text:p text:style-name="P102"/>
      <text:p text:style-name="P77"><text:span text:style-name="T185">■</text:span><text:span text:style-name="T31"> </text:span><text:span text:style-name="T3">org.onosproject.linkprops</text:span></text:p>
      <text:p text:style-name="P86"><text:tab/>→<text:span text:style-name="T133"> </text:span><text:span text:style-name="T203">S</text:span><text:span text:style-name="T136">tatically configure</text:span><text:span text:style-name="T203">s</text:span><text:span text:style-name="T136"> links properties (bandwidth, latency, cost, etc);</text:span></text:p>
      <text:p text:style-name="P86"><text:soft-page-break/><text:tab/>→<text:span text:style-name="T79"> </text:span><text:span text:style-name="T203">C</text:span><text:span text:style-name="T79">onfigurable by Network Config Service </text:span><text:span text:style-name="T133">(onos-netcfg);</text:span></text:p>
      <text:p text:style-name="P86"><text:tab/>→<text:span text:style-name="T133"> </text:span><text:span text:style-name="T37">Exposed endpoints:</text:span></text:p>
      <text:p text:style-name="P86"><text:span text:style-name="T3"><text:tab/><text:tab/></text:span><text:span text:style-name="T79">GET/</text:span><text:span text:style-name="T133">POST/</text:span><text:span text:style-name="T79">DELETE </text:span><text:a xlink:type="simple" xlink:href="http://localhost:8181/onos/v1/linkprops" text:style-name="Internet_20_link" text:visited-style-name="Visited_20_Internet_20_Link"><text:span text:style-name="T32">http://localhost:8181/onos/v1/</text:span></text:a><text:a xlink:type="simple" xlink:href="http://localhost:8181/onos/v1/linkprops" text:style-name="Internet_20_link" text:visited-style-name="Visited_20_Internet_20_Link"><text:span text:style-name="T34">link</text:span></text:a><text:a xlink:type="simple" xlink:href="http://localhost:8181/onos/v1/linkprops" text:style-name="Internet_20_link" text:visited-style-name="Visited_20_Internet_20_Link"><text:span text:style-name="T35">props</text:span></text:a><text:span text:style-name="T35"> </text:span><text:span text:style-name="T36"><text:s/></text:span></text:p>
      <text:p text:style-name="P78"/>
      <text:p text:style-name="P79"><text:span text:style-name="T134">■ </text:span><text:span text:style-name="T3">org.onosproject.metrics</text:span></text:p>
      <text:p text:style-name="P114"><text:span text:style-name="T68"><text:tab/></text:span><text:span text:style-name="T45">→</text:span><text:span text:style-name="T48"> </text:span><text:span text:style-name="T65">C</text:span><text:span text:style-name="T49">ollects metrics about ONOS subsystems </text:span><text:span text:style-name="T52">(topology, intents, flows, and ports);</text:span></text:p>
      <text:p text:style-name="P87"><text:tab/>→<text:span text:style-name="T133"> </text:span><text:span text:style-name="T37">Exposed endpoints:</text:span></text:p>
      <text:p text:style-name="P115"><text:span text:style-name="T69"><text:tab/><text:tab/></text:span><text:span text:style-name="T50">GET </text:span><text:a xlink:type="simple" xlink:href="http://localhost:8181/onos/v1/metrics" text:style-name="Internet_20_link" text:visited-style-name="Visited_20_Internet_20_Link"><text:span text:style-name="T15">http://localhost:8181/onos/v1/</text:span></text:a><text:a xlink:type="simple" xlink:href="http://localhost:8181/onos/v1/metrics" text:style-name="Internet_20_link" text:visited-style-name="Visited_20_Internet_20_Link"><text:span text:style-name="T83">metrics</text:span></text:a></text:p>
      <text:p text:style-name="P132"/>
      <text:p text:style-name="P80"><text:span text:style-name="T134">■ </text:span><text:span text:style-name="T3">org.onosproject.</text:span><text:span text:style-name="T7">node</text:span><text:span text:style-name="T3">metrics</text:span></text:p>
      <text:p text:style-name="P115"><text:span text:style-name="T68"><text:tab/></text:span><text:span text:style-name="T45">→</text:span><text:span text:style-name="T48"> </text:span><text:span text:style-name="T66">C</text:span><text:span text:style-name="T49">ollects metrics about ONOS </text:span><text:span text:style-name="T51">instance/cluster </text:span><text:span text:style-name="T52">(CPU, memory, threads);</text:span></text:p>
      <text:p text:style-name="P87"><text:tab/>→<text:span text:style-name="T133"> </text:span><text:span text:style-name="T37">Exposed endpoints:</text:span></text:p>
      <text:p text:style-name="P115"><text:span text:style-name="T91"><text:tab/><text:tab/></text:span><text:span text:style-name="T180">GET </text:span><text:a xlink:type="simple" xlink:href="http://localhost:8181/onos/v1/metrics" text:style-name="Internet_20_link" text:visited-style-name="Visited_20_Internet_20_Link"><text:span text:style-name="T84">http://localhost:8181/onos/v1/</text:span></text:a><text:a xlink:type="simple" xlink:href="http://localhost:8181/onos/v1/metrics" text:style-name="Internet_20_link" text:visited-style-name="Visited_20_Internet_20_Link"><text:span text:style-name="T83">metrics</text:span></text:a></text:p>
      <text:p text:style-name="P115"><text:span text:style-name="T180"><text:tab/><text:tab/>GET </text:span><text:a xlink:type="simple" xlink:href="http://localhost:8181/onos/v1/metrics" text:style-name="Internet_20_link" text:visited-style-name="Visited_20_Internet_20_Link"><text:span text:style-name="T84">http://localhost:8181/onos/v1/</text:span></text:a><text:a xlink:type="simple" xlink:href="http://localhost:8181/onos/v1/metrics" text:style-name="Internet_20_link" text:visited-style-name="Visited_20_Internet_20_Link"><text:span text:style-name="T83">c</text:span></text:a><text:span text:style-name="T83">luster</text:span></text:p>
      <text:p text:style-name="P129"/>
      <text:p text:style-name="P96"><text:span text:style-name="T38">■ </text:span>org.onosproject.openstacktelemetry</text:p>
      <text:p text:style-name="P97"><text:tab/><text:span text:style-name="T137">→</text:span><text:span text:style-name="T138"> </text:span><text:span text:style-name="T147">C</text:span><text:span text:style-name="T138">ollect</text:span><text:span text:style-name="T147">s</text:span><text:span text:style-name="T138"> stats about ports, queues, and flows and exports them. </text:span><text:span text:style-name="T139">Tailored to OpenStack </text:span></text:p>
      <text:p text:style-name="P92"><text:s text:c="17"/>deployments;</text:p>
      <text:p text:style-name="P97"><text:span text:style-name="T139"><text:tab/>→ </text:span><text:span text:style-name="T147">C</text:span><text:span text:style-name="T140">onfigurable by Network Config Service </text:span><text:span text:style-name="T141">(onos-netcfg);</text:span></text:p>
      <text:p text:style-name="P97"><text:span text:style-name="T141"><text:tab/>→</text:span><text:span text:style-name="T139"> Exposed endpoints:</text:span></text:p>
      <text:p text:style-name="P97"><text:span text:style-name="T139"><text:tab/><text:tab/>GET </text:span><text:a xlink:type="simple" xlink:href="http://localhost:8181/onos/openstacktelemetry/ports" text:style-name="Internet_20_link" text:visited-style-name="Visited_20_Internet_20_Link"><text:span text:style-name="T139">http://localhost:8181/onos/openstacktelemetry/ports</text:span></text:a></text:p>
      <text:p text:style-name="P116"><text:span text:style-name="T53"><text:tab/><text:tab/>GET </text:span><text:a xlink:type="simple" xlink:href="http://localhost:8181/onos/openstacktelemetry/ports" text:style-name="Internet_20_link" text:visited-style-name="Visited_20_Internet_20_Link"><text:span text:style-name="T53">http://localhost:8181/onos/openstacktelemetry/</text:span></text:a><text:a xlink:type="simple" xlink:href="http://localhost:8181/onos/openstacktelemetry/ports" text:style-name="Internet_20_link" text:visited-style-name="Visited_20_Internet_20_Link"><text:span text:style-name="T103">f</text:span></text:a><text:a xlink:type="simple" xlink:href="http://localhost:8181/onos/openstacktelemetry/flows" text:style-name="Internet_20_link" text:visited-style-name="Visited_20_Internet_20_Link"><text:span text:style-name="T103">lows</text:span></text:a></text:p>
      <text:p text:style-name="P116"><text:span text:style-name="T53"><text:tab/><text:tab/>GET </text:span><text:a xlink:type="simple" xlink:href="http://localhost:8181/onos/openstacktelemetry/queues" text:style-name="Internet_20_link" text:visited-style-name="Visited_20_Internet_20_Link"><text:span text:style-name="T53">http://localhost:8181/onos/openstacktelemetry/</text:span></text:a><text:a xlink:type="simple" xlink:href="http://localhost:8181/onos/openstacktelemetry/queues" text:style-name="Internet_20_link" text:visited-style-name="Visited_20_Internet_20_Link"><text:span text:style-name="T103">queues</text:span></text:a></text:p>
      <text:p text:style-name="P100"><text:tab/></text:p>
      <text:p text:style-name="P97"><text:span text:style-name="T134">■</text:span><text:span text:style-name="T38"> org.onosproject.pac</text:span><text:span text:style-name="T39">k</text:span><text:span text:style-name="T38">et-stats</text:span></text:p>
      <text:p text:style-name="P101"><text:span text:style-name="T38"><text:tab/></text:span><text:span text:style-name="T42">→</text:span><text:span text:style-name="T43"> </text:span><text:span text:style-name="T44">C</text:span><text:span text:style-name="T43">ollect</text:span><text:span text:style-name="T44">s</text:span><text:span text:style-name="T43"> stats about control plane traffic;</text:span></text:p>
      <text:p text:style-name="P97"><text:span text:style-name="T139"><text:tab/>→ </text:span><text:span text:style-name="T147">C</text:span><text:span text:style-name="T140">onfigurable by Network Config Service </text:span><text:span text:style-name="T141">(onos-netcfg);</text:span></text:p>
      <text:p text:style-name="P97"><text:span text:style-name="T141"><text:tab/>→</text:span><text:span text:style-name="T139"> Exposed endpoints:</text:span></text:p>
      <text:p text:style-name="P116"><text:span text:style-name="T41"><text:tab/><text:tab/>GET </text:span><text:a xlink:type="simple" xlink:href="http://localhost:8181/onos/openstacktelemetry/ports" text:style-name="Internet_20_link" text:visited-style-name="Visited_20_Internet_20_Link"><text:span text:style-name="T41">http://localhost:8181/onos/</text:span></text:a><text:a xlink:type="simple" xlink:href="http://localhost:8181/onos/openstacktelemetry/ports" text:style-name="Internet_20_link" text:visited-style-name="Visited_20_Internet_20_Link"><text:span text:style-name="T109">p</text:span></text:a><text:span text:style-name="T109">acket-stats/packets</text:span></text:p>
      <text:p text:style-name="P105"/>
      <text:p text:style-name="P106"><text:span text:style-name="T134">■</text:span><text:span text:style-name="T38"> </text:span>org.onosproject.yang </text:p>
      <text:p text:style-name="P106"><text:tab/><text:span text:style-name="T137">→</text:span><text:span text:style-name="T142"> </text:span><text:span text:style-name="T147">R</text:span><text:span text:style-name="T142">untime YANG ↔ Java translation, exposing YANG-modeled data;</text:span></text:p>
      <text:p text:style-name="P119"><text:span text:style-name="T55"><text:tab/>→ </text:span><text:span text:style-name="T66">C</text:span><text:span text:style-name="T54">onfigurable with Karaf command </text:span><text:span text:style-name="T70">feature:install onos-app-</text:span><text:span text:style-name="T71">yang</text:span></text:p>
      <text:p text:style-name="P93"><text:tab/>→<text:span text:style-name="T195"> Installation folder: </text:span><text:span text:style-name="T8">~/onos/apps/yang</text:span></text:p>
      <text:p text:style-name="P93"><text:tab/>→ Exposed endpoints:</text:p>
      <text:p text:style-name="P106"><text:span text:style-name="T142"><text:tab/><text:tab/>GET </text:span><text:a xlink:type="simple" xlink:href="http://localhost:8181/onos/v1/yang/modules" text:style-name="Internet_20_link" text:visited-style-name="Visited_20_Internet_20_Link"><text:span text:style-name="T142">http://localhost:8181/onos/v1/yang/modules</text:span></text:a></text:p>
      <text:p text:style-name="P107"><text:span text:style-name="T142"><text:tab/><text:tab/>GET </text:span><text:a xlink:type="simple" xlink:href="http://localhost:8181/onos/v1/yang/schemas" text:style-name="Internet_20_link" text:visited-style-name="Visited_20_Internet_20_Link"><text:span text:style-name="T142">http://localhost:8181/onos/v1/yang/schemas</text:span></text:a><text:span text:style-name="T142"> </text:span></text:p>
      <text:p text:style-name="P107"><text:tab/><text:tab/><text:span text:style-name="T142">GET </text:span><text:a xlink:type="simple" xlink:href="http://localhost:8181/onos/v1/yang/instances" text:style-name="Internet_20_link" text:visited-style-name="Visited_20_Internet_20_Link"><text:span text:style-name="T142">http://localhost:8181/onos/v1/yang/instances</text:span></text:a><text:span text:style-name="T142"> </text:span></text:p>
      <text:p text:style-name="P106"/>
      <text:p text:style-name="P106"><text:span text:style-name="T134">■</text:span><text:span text:style-name="T38"> </text:span>org.onosproject.models.ietf</text:p>
      <text:p text:style-name="P106"><text:tab/><text:span text:style-name="T137">→</text:span><text:span text:style-name="T143"> </text:span><text:span text:style-name="T147">P</text:span><text:span text:style-name="T143">rovide</text:span><text:span text:style-name="T147">s</text:span><text:span text:style-name="T143"> predefined IETF standard YANG models;</text:span></text:p>
      <text:p text:style-name="P106"><text:span text:style-name="T143"><text:tab/>→ </text:span><text:span text:style-name="T147">C</text:span><text:span text:style-name="T143">onfigurable with Karaf command </text:span><text:span text:style-name="T193">feature:install onos-app-models-ietf</text:span></text:p>
      <text:p text:style-name="P95"><text:tab/>→<text:span text:style-name="T196"> Installation folder: </text:span><text:span text:style-name="T8">~/onos/models/ietf</text:span></text:p>
      <text:p text:style-name="P95"><text:tab/>→ Exposed endpoints:</text:p>
      <text:p text:style-name="P117"><text:span text:style-name="T54"><text:tab/><text:tab/></text:span><text:span text:style-name="T55">GET </text:span><text:a xlink:type="simple" xlink:href="http://localhost:8181/onos/v1/yang/modules" text:style-name="Internet_20_link" text:visited-style-name="Visited_20_Internet_20_Link"><text:span text:style-name="T55">http://localhost:8181/onos/v1/yang/</text:span></text:a><text:span text:style-name="T104">ietf-interfaces:interfaces</text:span></text:p>
      <text:p text:style-name="P108"><text:span text:style-name="T142"><text:tab/><text:tab/>GET </text:span><text:a xlink:type="simple" xlink:href="http://localhost:8181/onos/v1/yang/ietf-network:networks" text:style-name="Internet_20_link" text:visited-style-name="Visited_20_Internet_20_Link"><text:span text:style-name="T142">http://localhost:8181/onos/v1/yang/</text:span></text:a><text:a xlink:type="simple" xlink:href="http://localhost:8181/onos/v1/yang/ietf-network:networks" text:style-name="Internet_20_link" text:visited-style-name="Visited_20_Internet_20_Link"><text:span text:style-name="T143">ietf-network:networks</text:span></text:a><text:span text:style-name="T143"> </text:span></text:p>
      <text:p text:style-name="P94"><text:tab/><text:tab/></text:p>
      <text:p text:style-name="P106"><text:span text:style-name="T134">■</text:span><text:span text:style-name="T38"> </text:span>org.onosproject.models.openconfig</text:p>
      <text:p text:style-name="P108"><text:tab/><text:span text:style-name="T137">→</text:span><text:span text:style-name="T143"> </text:span><text:span text:style-name="T147">P</text:span><text:span text:style-name="T143">rovide</text:span><text:span text:style-name="T147">s</text:span><text:span text:style-name="T143"> predefined OpenConfig standard YANG models;</text:span></text:p>
      <text:p text:style-name="P117"><text:span text:style-name="T54"><text:tab/>→ </text:span><text:span text:style-name="T66">C</text:span><text:span text:style-name="T54">onfigurable with Karaf command </text:span><text:span text:style-name="T70">feature:install onos-app-models-openconfig</text:span></text:p>
      <text:p text:style-name="P95"><text:tab/>→<text:span text:style-name="T196"> Installation folder: </text:span><text:span text:style-name="T8">~/onos/models/openconfig</text:span></text:p>
      <text:p text:style-name="P95"><text:tab/>→ Exposed endpoints:</text:p>
      <text:p text:style-name="P117"><text:soft-page-break/><text:span text:style-name="T54"><text:tab/><text:tab/></text:span><text:span text:style-name="T55">GET </text:span><text:a xlink:type="simple" xlink:href="http://localhost:8181/onos/v1/yang/openconfig-interfaces:interfaces" text:style-name="Internet_20_link" text:visited-style-name="Visited_20_Internet_20_Link"><text:span text:style-name="T55">http://localhost:8181/onos/v1/yang/</text:span></text:a><text:a xlink:type="simple" xlink:href="http://localhost:8181/onos/v1/yang/openconfig-interfaces:interfaces" text:style-name="Internet_20_link" text:visited-style-name="Visited_20_Internet_20_Link"><text:span text:style-name="T56">openconfig</text:span></text:a><text:a xlink:type="simple" xlink:href="http://localhost:8181/onos/v1/yang/openconfig-interfaces:interfaces" text:style-name="Internet_20_link" text:visited-style-name="Visited_20_Internet_20_Link"><text:span text:style-name="T104">-interfaces:interfaces</text:span></text:a></text:p>
      <text:p text:style-name="P108"><text:span text:style-name="T142"><text:tab/><text:tab/>GET </text:span><text:a xlink:type="simple" xlink:href="http://localhost:8181/onos/v1/yang/openconfig-platform:components" text:style-name="Internet_20_link" text:visited-style-name="Visited_20_Internet_20_Link"><text:span text:style-name="T142">http://localhost:8181/onos/v1/yang/</text:span></text:a><text:a xlink:type="simple" xlink:href="http://localhost:8181/onos/v1/yang/openconfig-platform:components" text:style-name="Internet_20_link" text:visited-style-name="Visited_20_Internet_20_Link"><text:span text:style-name="T144">openconfig-platform:components</text:span></text:a></text:p>
      <text:p text:style-name="P118"><text:span text:style-name="T55"><text:tab/><text:tab/>GET </text:span><text:a xlink:type="simple" xlink:href="http://localhost:8181/onos/v1/yang/openconfig-platform:components" text:style-name="Internet_20_link" text:visited-style-name="Visited_20_Internet_20_Link"><text:span text:style-name="T55">http://localhost:8181/onos/v1/yang/</text:span></text:a><text:a xlink:type="simple" xlink:href="http://localhost:8181/onos/v1/yang/openconfig-platform:components" text:style-name="Internet_20_link" text:visited-style-name="Visited_20_Internet_20_Link"><text:span text:style-name="T56">openconfig-</text:span></text:a><text:span text:style-name="T105">telemetry:telemetry</text:span></text:p>
      <text:p text:style-name="P129"/>
      <text:p text:style-name="P101"><text:span text:style-name="T134">■</text:span><text:span text:style-name="T38"> </text:span>org.onosproject.models.common</text:p>
      <text:p text:style-name="P101"><text:tab/>→<text:span text:style-name="T194"> </text:span><text:span text:style-name="T147">P</text:span><text:span text:style-name="T144">rovide</text:span><text:span text:style-name="T147">s</text:span><text:span text:style-name="T144"> shared YANG types and structures between IETF and OpenConfig;</text:span></text:p>
      <text:p text:style-name="P119"><text:span text:style-name="T54"><text:tab/>→ </text:span><text:span text:style-name="T66">C</text:span><text:span text:style-name="T54">onfigurable with Karaf command </text:span><text:span text:style-name="T70">feature:install onos-app-models-</text:span><text:span text:style-name="T71">common</text:span></text:p>
      <text:p text:style-name="P120"><text:span text:style-name="T71"><text:tab/></text:span><text:span text:style-name="T54">→</text:span><text:span text:style-name="T57"> Installation folder: </text:span><text:span text:style-name="T72">~/onos/models/commons</text:span></text:p>
      <text:p text:style-name="P105"/>
      <text:p text:style-name="P106"><text:span text:style-name="T199">■</text:span><text:span text:style-name="T38"> </text:span>org.onosproject.config </text:p>
      <text:p text:style-name="P106"><text:tab/>→<text:span text:style-name="T204"> </text:span><text:span text:style-name="T148">Dynamic configuration sub-system;</text:span></text:p>
      <text:p text:style-name="P109"><text:span text:style-name="T148"><text:tab/>→ </text:span><text:span text:style-name="T147">C</text:span><text:span text:style-name="T140">onfigurable by Network Config Service </text:span><text:span text:style-name="T141">(onos-netcfg);</text:span></text:p>
      <text:p text:style-name="P110"><text:span text:style-name="T141"><text:tab/></text:span><text:span text:style-name="T145">→ Exposed endpoints:</text:span></text:p>
      <text:p text:style-name="P127"><text:span text:style-name="T53"><text:tab/><text:tab/>GET/</text:span><text:span text:style-name="T61">POST/DELETE</text:span><text:span text:style-name="T53"> </text:span><text:a xlink:type="simple" xlink:href="http://localhost:8181/onos/v1/reactiverouting/routes" text:style-name="Internet_20_link" text:visited-style-name="Visited_20_Internet_20_Link"><text:span text:style-name="T53">http://localhost:8181/onos/</text:span></text:a><text:a xlink:type="simple" xlink:href="http://localhost:8181/onos/v1/reactiverouting/routes" text:style-name="Internet_20_link" text:visited-style-name="Visited_20_Internet_20_Link"><text:span text:style-name="T106">v1/</text:span></text:a><text:a xlink:type="simple" xlink:href="http://localhost:8181/onos/v1/reactiverouting/routes" text:style-name="Internet_20_link" text:visited-style-name="Visited_20_Internet_20_Link"><text:span text:style-name="T108">c</text:span></text:a><text:span text:style-name="T108">onfigurations</text:span></text:p>
      <text:p text:style-name="P130"/>
      <text:p text:style-name="P103"><text:span text:style-name="T38">■ </text:span>org.onosproject.netcfghostprovider</text:p>
      <text:p text:style-name="P124"><text:span text:style-name="T58"><text:tab/>→</text:span><text:span text:style-name="T59"> </text:span><text:span text:style-name="T66">Sta</text:span><text:span text:style-name="T62">tically injects host devices in ONOS;</text:span></text:p>
      <text:p text:style-name="P99"><text:span text:style-name="T139"><text:tab/>→ </text:span><text:span text:style-name="T147">C</text:span><text:span text:style-name="T140">onfigurable by Network Config Service </text:span><text:span text:style-name="T141">(onos-netcfg);</text:span></text:p>
      <text:p text:style-name="P133"/>
      <text:p text:style-name="P104"><text:span text:style-name="T38">■ </text:span>org.onosproject.netcfg<text:span text:style-name="T200">links</text:span>provider</text:p>
      <text:p text:style-name="P124"><text:span text:style-name="T58"><text:tab/>→</text:span><text:span text:style-name="T59"> </text:span><text:span text:style-name="T66">S</text:span><text:span text:style-name="T62">tatically injects links in ONOS;</text:span></text:p>
      <text:p text:style-name="P99"><text:span text:style-name="T139"><text:tab/>→ </text:span><text:span text:style-name="T147">C</text:span><text:span text:style-name="T140">onfigurable by Network Config Service </text:span><text:span text:style-name="T141">(onos-netcfg);</text:span></text:p>
      <text:p text:style-name="P104"/>
      <text:p text:style-name="P104"><text:span text:style-name="T38">■ </text:span>org.onosproject.netcfg-<text:span text:style-name="T201">monitor</text:span></text:p>
      <text:p text:style-name="P125"><text:span text:style-name="T58"><text:tab/>→</text:span><text:span text:style-name="T59"> </text:span><text:span text:style-name="T66">D</text:span><text:span text:style-name="T63">ebugs/logs netcfg entries;</text:span></text:p>
      <text:p text:style-name="P130"/>
      <text:p text:style-name="P17"><text:span text:style-name="T40">■ </text:span>org.onosproject.reactive-routing</text:p>
      <text:p text:style-name="P121"><text:span text:style-name="T73"><text:tab/></text:span><text:span text:style-name="T58">→</text:span><text:span text:style-name="T59"> </text:span><text:span text:style-name="T66">I</text:span><text:span text:style-name="T60">nstall</text:span><text:span text:style-name="T66">s</text:span><text:span text:style-name="T60"> flow rules reactively on OVS devices (Aps/switches);</text:span></text:p>
      <text:p text:style-name="P98"><text:span text:style-name="T139"><text:tab/>→ </text:span><text:span text:style-name="T147">C</text:span><text:span text:style-name="T140">onfigurable by Network Config Service </text:span><text:span text:style-name="T141">(onos-netcfg);</text:span></text:p>
      <text:p text:style-name="P98"><text:span text:style-name="T141"><text:tab/>→</text:span><text:span text:style-name="T139"> Exposed endpoints:</text:span></text:p>
      <text:p text:style-name="P121"><text:span text:style-name="T53"><text:tab/><text:tab/>GET </text:span><text:a xlink:type="simple" xlink:href="http://localhost:8181/onos/v1/reactiverouting/routes" text:style-name="Internet_20_link" text:visited-style-name="Visited_20_Internet_20_Link"><text:span text:style-name="T53">http://localhost:8181/onos/</text:span></text:a><text:a xlink:type="simple" xlink:href="http://localhost:8181/onos/v1/reactiverouting/routes" text:style-name="Internet_20_link" text:visited-style-name="Visited_20_Internet_20_Link"><text:span text:style-name="T106">v1/reactiverouting/routes</text:span></text:a></text:p>
      <text:p text:style-name="P121"><text:span text:style-name="T53"><text:tab/><text:tab/>GET </text:span><text:a xlink:type="simple" xlink:href="http://localhost:8181/onos/openstacktelemetry/ports" text:style-name="Internet_20_link" text:visited-style-name="Visited_20_Internet_20_Link"><text:span text:style-name="T53">http://localhost:8181/onos/</text:span></text:a><text:a xlink:type="simple" xlink:href="http://localhost:8181/onos/openstacktelemetry/flows" text:style-name="Internet_20_link" text:visited-style-name="Visited_20_Internet_20_Link"><text:span text:style-name="T106">v</text:span></text:a><text:span text:style-name="T106">1/reactiverouting/nextHops</text:span></text:p>
      <text:p text:style-name="P121"><text:span text:style-name="T53"><text:tab/><text:tab/>GET </text:span><text:a xlink:type="simple" xlink:href="http://localhost:8181/onos/v1/reactiverouting/peers" text:style-name="Internet_20_link" text:visited-style-name="Visited_20_Internet_20_Link"><text:span text:style-name="T53">http://localhost:8181/onos/</text:span></text:a><text:a xlink:type="simple" xlink:href="http://localhost:8181/onos/v1/reactiverouting/peers" text:style-name="Internet_20_link" text:visited-style-name="Visited_20_Internet_20_Link"><text:span text:style-name="T106">v1/reactiverouting/peers</text:span></text:a></text:p>
      <text:p text:style-name="P134"/>
      <text:p text:style-name="P18"><text:span text:style-name="T198">■</text:span><text:span text:style-name="T40"> </text:span><text:span text:style-name="T13">o</text:span>rg.onosproject.network-troubleshoot</text:p>
      <text:p text:style-name="P122"><text:span text:style-name="T9"><text:tab/></text:span><text:span text:style-name="T145">→ </text:span><text:span text:style-name="T148">Co</text:span><text:span text:style-name="T145">nnectivity diagnostic tool;</text:span></text:p>
      <text:p text:style-name="P45"><text:tab/>→ Exposed endpoints:</text:p>
      <text:p text:style-name="P121"><text:span text:style-name="T53"><text:tab/><text:tab/>GET </text:span><text:a xlink:type="simple" xlink:href="http://localhost:8181/onos/v1/reactiverouting/routes" text:style-name="Internet_20_link" text:visited-style-name="Visited_20_Internet_20_Link"><text:span text:style-name="T53">http://localhost:8181/onos/</text:span></text:a><text:a xlink:type="simple" xlink:href="http://localhost:8181/onos/v1/reactiverouting/routes" text:style-name="Internet_20_link" text:visited-style-name="Visited_20_Internet_20_Link"><text:span text:style-name="T106">v1/t</text:span></text:a><text:span text:style-name="T106">roubleshoot/connectivity</text:span></text:p>
      <text:p text:style-name="P121"><text:span text:style-name="T41"><text:tab/><text:tab/>GET </text:span><text:a xlink:type="simple" xlink:href="http://localhost:8181/onos/v1/reactiverouting/routes" text:style-name="Internet_20_link" text:visited-style-name="Visited_20_Internet_20_Link"><text:span text:style-name="T41">http://localhost:8181/onos/</text:span></text:a><text:a xlink:type="simple" xlink:href="http://localhost:8181/onos/v1/reactiverouting/routes" text:style-name="Internet_20_link" text:visited-style-name="Visited_20_Internet_20_Link"><text:span text:style-name="T110">v1/t</text:span></text:a><text:span text:style-name="T110">roubleshoot/intents</text:span></text:p>
      <text:p text:style-name="P129"/>
      <text:p text:style-name="P15"><text:span text:style-name="T198">■</text:span><text:span text:style-name="T40"> </text:span>org.onosproject.pathpainter</text:p>
      <text:p text:style-name="P123"><text:span text:style-name="T9"><text:tab/></text:span><text:span text:style-name="T145">→ </text:span><text:span text:style-name="T148">H</text:span><text:span text:style-name="T146">ighligh</text:span><text:span text:style-name="T148">ts</text:span><text:span text:style-name="T146"> paths in topology view;</text:span></text:p>
      <text:p text:style-name="P46"><text:tab/>→ Exposed endpoints:</text:p>
      <text:p text:style-name="P123"><text:span text:style-name="T53"><text:tab/><text:tab/>GET/</text:span><text:span text:style-name="T61">POST/DELETE</text:span><text:span text:style-name="T53"> </text:span><text:a xlink:type="simple" xlink:href="http://localhost:8181/onos/v1/reactiverouting/routes" text:style-name="Internet_20_link" text:visited-style-name="Visited_20_Internet_20_Link"><text:span text:style-name="T53">http://localhost:8181/onos/</text:span></text:a><text:a xlink:type="simple" xlink:href="http://localhost:8181/onos/v1/reactiverouting/routes" text:style-name="Internet_20_link" text:visited-style-name="Visited_20_Internet_20_Link"><text:span text:style-name="T106">v1/</text:span></text:a><text:a xlink:type="simple" xlink:href="http://localhost:8181/onos/v1/reactiverouting/routes" text:style-name="Internet_20_link" text:visited-style-name="Visited_20_Internet_20_Link"><text:span text:style-name="T107">p</text:span></text:a><text:span text:style-name="T107">athpainter/paths</text:span></text:p>
      <text:p text:style-name="P15"/>
      <text:p text:style-name="P15"><text:span text:style-name="T198">■</text:span><text:span text:style-name="T40"> </text:span>org.onosproject.mobility</text:p>
      <text:p text:style-name="P16"><text:tab/><text:span text:style-name="T137">→</text:span><text:span text:style-name="T146"> </text:span><text:span text:style-name="T148">H</text:span><text:span text:style-name="T146">andle</text:span><text:span text:style-name="T148">s</text:span><text:span text:style-name="T146"> hosts mobility by tracking their attachment points </text:span><text:span text:style-name="T179">and modifying flow rules </text:span></text:p>
      <text:p text:style-name="P16"><text:span text:style-name="T179"><text:tab/> <text:s text:c="4"/>accordingly</text:span><text:span text:style-name="T146">;</text:span></text:p>
      <text:p text:style-name="P1"/>
      <text:p text:style-name="P1"/>
      <text:p text:style-name="P1"/>
      <text:p text:style-name="P1"/>
      <text:p text:style-name="P131"><text:soft-page-break/><text:span text:style-name="T191">ONOS </text:span><text:span text:style-name="T192">CLI COMMANDS</text:span></text:p>
      <text:p text:style-name="P1"/>
      <text:p text:style-name="P19"><text:span text:style-name="T4">onos&gt; app </text:span><text:span text:style-name="T5">[options] [command] [name1 name2 ...]</text:span></text:p>
      <text:p text:style-name="P20">DESCRIPTION: <text:span text:style-name="T2">m</text:span>anages application<text:span text:style-name="T226">s</text:span> inventory</text:p>
      <text:p text:style-name="P20">ARGUMENTS:</text:p>
      <text:p text:style-name="P20"><text:tab/>command: download/<text:span text:style-name="T2">install/uninstall/activate/deactivate </text:span>(required)</text:p>
      <text:p text:style-name="P20"><text:s text:c="8"/><text:tab/>names: <text:span text:style-name="T2">a</text:span>pplication name(s) or URL(s) (required, multi-valued)</text:p>
      <text:p text:style-name="P20">OPTIONS:</text:p>
      <text:p text:style-name="P19"><text:span text:style-name="T149"><text:s text:c="7"/><text:tab/>--help: </text:span><text:span text:style-name="T159">d</text:span><text:span text:style-name="T149">isplay </text:span><text:span text:style-name="T158">command docs</text:span></text:p>
      <text:p text:style-name="P20"><text:s text:c="8"/><text:tab/>-j, --json: <text:span text:style-name="T14">o</text:span>utput JSON</text:p>
      <text:p text:style-name="P1"/>
      <text:p text:style-name="P1">onos&gt; app-ids <text:span text:style-name="T218">[options]</text:span></text:p>
      <text:p text:style-name="P44">DESCRIPTION: lists ONOS apps IDs</text:p>
      <text:p text:style-name="P21">OPTIONS:</text:p>
      <text:p text:style-name="P27"><text:s text:c="8"/><text:tab/>--help: <text:span text:style-name="T14">d</text:span>isplay <text:span text:style-name="T225">command docs</text:span></text:p>
      <text:p text:style-name="P21"><text:s text:c="8"/><text:tab/>-j, --json: <text:span text:style-name="T14">o</text:span>utput JSON</text:p>
      <text:p text:style-name="P1"/>
      <text:p text:style-name="P1">onos&gt; apps <text:span text:style-name="T218">[options]</text:span></text:p>
      <text:p text:style-name="P44">DESCRIPTION: lists ONOS apps and their info</text:p>
      <text:p text:style-name="P21">OPTIONS:</text:p>
      <text:p text:style-name="P27"><text:s text:c="8"/><text:tab/>--help: <text:span text:style-name="T14">d</text:span>isplay <text:span text:style-name="T225">command docs</text:span></text:p>
      <text:p text:style-name="P21"><text:s text:c="8"/><text:tab/>-j, --json: <text:span text:style-name="T14">o</text:span>utput JSON</text:p>
      <text:p text:style-name="P21"><text:s text:c="8"/><text:tab/>-<text:span text:style-name="T218">n, --name: sort </text:span><text:span text:style-name="T227">apps </text:span><text:span text:style-name="T218">by name</text:span></text:p>
      <text:p text:style-name="P1"><text:s text:c="8"/><text:tab/><text:span text:style-name="T137">-s, --short: short output</text:span></text:p>
      <text:p text:style-name="P20"><text:s text:c="8"/><text:tab/>-a, --active: <text:span text:style-name="T218">s</text:span>how active <text:span text:style-name="T218">apps </text:span>only</text:p>
      <text:p text:style-name="P1"/>
      <text:p text:style-name="P1">onos&gt; cfg <text:span text:style-name="T218">[options] [command] [component name] [property name] [property value]</text:span></text:p>
      <text:p text:style-name="P44">DESCRIPTION: manages <text:span text:style-name="T217">JAVA-OSGi </text:span>component<text:span text:style-name="T225">s</text:span> configuration</text:p>
      <text:p text:style-name="P21">ARGUMENTS:</text:p>
      <text:p text:style-name="P135"><text:span text:style-name="T149"><text:tab/>command: </text:span><text:span text:style-name="T150">get/set/preset</text:span></text:p>
      <text:p text:style-name="P135"><text:span text:style-name="T150"><text:tab/></text:span><text:span text:style-name="T151">component name</text:span></text:p>
      <text:p text:style-name="P47"><text:tab/>property name</text:p>
      <text:p text:style-name="P47"><text:tab/>property value</text:p>
      <text:p text:style-name="P21">OPTIONS:</text:p>
      <text:p text:style-name="P27"><text:s text:c="7"/><text:tab/> --help: <text:span text:style-name="T14">d</text:span>isplay <text:span text:style-name="T225">command docs</text:span></text:p>
      <text:p text:style-name="P21"><text:s text:c="7"/><text:tab/> -j, --json: <text:span text:style-name="T14">o</text:span>utput JSON</text:p>
      <text:p text:style-name="P3"><text:s text:c="7"/><text:tab/> <text:span text:style-name="T137">-s, --short: short output</text:span></text:p>
      <text:p text:style-name="P3"/>
      <text:p text:style-name="P9">onos&gt; netcfg <text:span text:style-name="T219">[options] [entity type] [entity ID] [configuration field]</text:span></text:p>
      <text:p text:style-name="P44">DESCRIPTION: manages network configuration <text:span text:style-name="T218">(network-related data modelling)</text:span></text:p>
      <text:p text:style-name="P28">ARGUMENTS:</text:p>
      <text:p text:style-name="P144"><text:span text:style-name="T149"><text:tab/></text:span><text:span text:style-name="T160">entity type</text:span></text:p>
      <text:p text:style-name="P55"><text:tab/>entity ID</text:p>
      <text:p text:style-name="P55"><text:tab/>configuration field</text:p>
      <text:p text:style-name="P28">OPTIONS:</text:p>
      <text:p text:style-name="P28"><text:s text:c="7"/><text:tab/> --help: <text:span text:style-name="T14">d</text:span>isplay <text:span text:style-name="T225">command docs</text:span></text:p>
      <text:p text:style-name="P28"><text:s text:c="7"/><text:tab/> -j, --json: <text:span text:style-name="T14">o</text:span>utput JSON</text:p>
      <text:p text:style-name="P5"><text:s text:c="7"/><text:tab/> <text:span text:style-name="T137">--</text:span><text:span text:style-name="T160">remove: remove specified configuration</text:span></text:p>
      <text:p text:style-name="P9"/>
      <text:p text:style-name="P9"/>
      <text:p text:style-name="P9">onos&gt; netcfg-registry <text:span text:style-name="T219">[options]</text:span></text:p>
      <text:p text:style-name="P44">DESCRIPTION: displays registry of network configuration</text:p>
      <text:p text:style-name="P22"><text:soft-page-break/>OPTIONS:</text:p>
      <text:p text:style-name="P27"><text:s text:c="7"/><text:tab/> --help: <text:span text:style-name="T14">d</text:span>isplay <text:span text:style-name="T225">command docs</text:span></text:p>
      <text:p text:style-name="P22"><text:s text:c="7"/><text:tab/> -j, --json: <text:span text:style-name="T14">o</text:span>utput JSON</text:p>
      <text:p text:style-name="P5"><text:s text:c="7"/><text:tab/> <text:span text:style-name="T137">-s, --short: short output</text:span></text:p>
      <text:p text:style-name="P9"/>
      <text:p text:style-name="P9">onos&gt; nodes <text:span text:style-name="T220">[options]</text:span></text:p>
      <text:p text:style-name="P136"><text:span text:style-name="T153">DESCRIPTION: </text:span><text:span text:style-name="T152">lists all controller nodes</text:span></text:p>
      <text:p text:style-name="P22">OPTIONS:</text:p>
      <text:p text:style-name="P27"><text:s text:c="7"/><text:tab/> --help: <text:span text:style-name="T14">d</text:span>isplay <text:span text:style-name="T225">command docs</text:span></text:p>
      <text:p text:style-name="P22"><text:s text:c="7"/><text:tab/> -j, --json: <text:span text:style-name="T14">o</text:span>utput JSON</text:p>
      <text:p text:style-name="P2"/>
      <text:p text:style-name="P2">onos&gt; devices <text:span text:style-name="T220">[options]</text:span></text:p>
      <text:p text:style-name="P136"><text:span text:style-name="T153">DESCRIPTION: </text:span><text:span text:style-name="T152">list all OVS devices (APs/switches)</text:span></text:p>
      <text:p text:style-name="P22">OPTIONS:</text:p>
      <text:p text:style-name="P27"><text:s text:c="7"/><text:tab/> --help: <text:span text:style-name="T14">d</text:span>isplay <text:span text:style-name="T225">command docs</text:span></text:p>
      <text:p text:style-name="P22"><text:s text:c="7"/><text:tab/> -j, --json: <text:span text:style-name="T14">o</text:span>utput JSON</text:p>
      <text:p text:style-name="P48"><text:s text:c="7"/><text:tab/> -s, --short: short output only</text:p>
      <text:p text:style-name="P48"/>
      <text:p text:style-name="P2">onos&gt;device-controllers <text:span text:style-name="T220">[options] [OVS device ID] *** </text:span><text:span text:style-name="T228">(need to enable an app?)</text:span></text:p>
      <text:p text:style-name="P136"><text:span text:style-name="T153">DESCRIPTION: </text:span><text:span text:style-name="T152">list controller instances for </text:span><text:span text:style-name="T161">a</text:span><text:span text:style-name="T152"> given OVS device</text:span></text:p>
      <text:p text:style-name="P22">ARGUMENTS:</text:p>
      <text:p text:style-name="P136"><text:span text:style-name="T149"><text:tab/></text:span><text:span text:style-name="T152">OVS device ID </text:span><text:span text:style-name="T154">(required)</text:span></text:p>
      <text:p text:style-name="P22">OPTIONS:</text:p>
      <text:p text:style-name="P27"><text:s text:c="7"/><text:tab/> --help: <text:span text:style-name="T14">d</text:span>isplay <text:span text:style-name="T225">command docs</text:span></text:p>
      <text:p text:style-name="P22"><text:s text:c="7"/><text:tab/> -j, --json: <text:span text:style-name="T14">o</text:span>utput JSON</text:p>
      <text:p text:style-name="P7"/>
      <text:p text:style-name="P2">onos&gt; device-drivers <text:span text:style-name="T221">[options] [OVS device ID]</text:span></text:p>
      <text:p text:style-name="P137"><text:span text:style-name="T153">DESCRIPTION: displays </text:span><text:span text:style-name="T154">driver for OVS devices</text:span></text:p>
      <text:p text:style-name="P23">ARGUMENTS:</text:p>
      <text:p text:style-name="P137"><text:span text:style-name="T149"><text:tab/></text:span><text:span text:style-name="T154">OVS device ID</text:span></text:p>
      <text:p text:style-name="P23">OPTIONS:</text:p>
      <text:p text:style-name="P27"><text:s text:c="8"/>--help: <text:span text:style-name="T14">d</text:span>isplay <text:span text:style-name="T225">command docs</text:span></text:p>
      <text:p text:style-name="P23"><text:s text:c="8"/>-j, --json: <text:span text:style-name="T14">o</text:span>utput JSON</text:p>
      <text:p text:style-name="P2"/>
      <text:p text:style-name="P2">onos&gt; device-interfaces <text:span text:style-name="T222">[options] [OVS device ID]</text:span></text:p>
      <text:p text:style-name="P138"><text:span text:style-name="T153">DESCRIPTION: displays </text:span><text:span text:style-name="T156">L3 </text:span><text:span text:style-name="T155">interfaces </text:span><text:span text:style-name="T154">for OVS devices</text:span></text:p>
      <text:p text:style-name="P24">ARGUMENTS:</text:p>
      <text:p text:style-name="P138"><text:span text:style-name="T149"><text:tab/></text:span><text:span text:style-name="T154">OVS device ID</text:span></text:p>
      <text:p text:style-name="P24">OPTIONS:</text:p>
      <text:p text:style-name="P27"><text:s text:c="7"/><text:tab/> --help: <text:span text:style-name="T14">d</text:span>isplay <text:span text:style-name="T225">command docs</text:span></text:p>
      <text:p text:style-name="P24"><text:s text:c="7"/><text:tab/> -j, --json: <text:span text:style-name="T14">o</text:span>utput JSON</text:p>
      <text:p text:style-name="P49"><text:s text:c="7"/><text:tab/> -s, --short: short output </text:p>
      <text:p text:style-name="P2"/>
      <text:p text:style-name="P2">onos&gt; <text:span text:style-name="T1">drivers </text:span><text:span text:style-name="T221">[options] [driver name]</text:span></text:p>
      <text:p text:style-name="P137"><text:span text:style-name="T153">DESCRIPTION: </text:span><text:span text:style-name="T154">list all available drivers </text:span></text:p>
      <text:p text:style-name="P23">ARGUMENTS:</text:p>
      <text:p text:style-name="P137"><text:span text:style-name="T149"><text:tab/></text:span><text:span text:style-name="T154">driver name</text:span></text:p>
      <text:p text:style-name="P23">OPTIONS:</text:p>
      <text:p text:style-name="P27"><text:s text:c="7"/><text:tab/> --help: <text:span text:style-name="T14">d</text:span>isplay <text:span text:style-name="T225">command docs</text:span></text:p>
      <text:p text:style-name="P23"><text:s text:c="7"/><text:tab/> -j, --json: <text:span text:style-name="T14">o</text:span>utput JSON</text:p>
      <text:p text:style-name="P50"><text:s text:c="7"/><text:tab/> -s, --short: short output</text:p>
      <text:p text:style-name="P50"/>
      <text:p text:style-name="P9"><text:soft-page-break/>onos&gt; driver-providers <text:span text:style-name="T223">[options]</text:span></text:p>
      <text:p text:style-name="P139"><text:span text:style-name="T153">DESCRIPTION: displays </text:span><text:span text:style-name="T154">driver </text:span><text:span text:style-name="T156">providers </text:span><text:span text:style-name="T154">for OVS devices</text:span></text:p>
      <text:p text:style-name="P25">OPTIONS:</text:p>
      <text:p text:style-name="P27"><text:s text:c="8"/><text:tab/>--help: <text:span text:style-name="T14">d</text:span>isplay <text:span text:style-name="T225">command docs</text:span></text:p>
      <text:p text:style-name="P25"><text:s text:c="8"/><text:tab/>-j, --json: <text:span text:style-name="T14">o</text:span>utput JSON</text:p>
      <text:p text:style-name="P9"/>
      <text:p text:style-name="P9">onos&gt; hosts <text:span text:style-name="T224">[options]</text:span></text:p>
      <text:p text:style-name="P140"><text:span text:style-name="T153">DESCRIPTION: </text:span><text:span text:style-name="T154">list</text:span><text:span text:style-name="T161">s</text:span><text:span text:style-name="T154"> all </text:span><text:span text:style-name="T157">currently known host devices</text:span></text:p>
      <text:p text:style-name="P26">OPTIONS:</text:p>
      <text:p text:style-name="P27"><text:s text:c="8"/><text:tab/>--help: <text:span text:style-name="T14">d</text:span>isplay <text:span text:style-name="T225">command docs</text:span></text:p>
      <text:p text:style-name="P26"><text:s text:c="8"/><text:tab/>-j, --json: <text:span text:style-name="T14">o</text:span>utput JSON</text:p>
      <text:p text:style-name="P51"><text:s text:c="8"/><text:tab/>-s, --short: short output</text:p>
      <text:p text:style-name="P4"/>
      <text:p text:style-name="P9">onos&gt; interfaces <text:span text:style-name="T224">[options]</text:span></text:p>
      <text:p text:style-name="P140"><text:span text:style-name="T153">DESCRIPTION: displays </text:span><text:span text:style-name="T156">L</text:span><text:span text:style-name="T157">3 </text:span><text:span text:style-name="T155">interface</text:span><text:span text:style-name="T157">s</text:span></text:p>
      <text:p text:style-name="P26">OPTIONS:</text:p>
      <text:p text:style-name="P27"><text:s text:c="8"/><text:tab/>--help: <text:span text:style-name="T14">d</text:span>isplay <text:span text:style-name="T225">command docs</text:span></text:p>
      <text:p text:style-name="P26"><text:s text:c="7"/><text:tab/> -j, --json: <text:span text:style-name="T14">o</text:span>utput JSON</text:p>
      <text:p text:style-name="P51"><text:s text:c="8"/><text:tab/>-s, --short: short output</text:p>
      <text:p text:style-name="P51"/>
      <text:p text:style-name="P9">onos&gt; ports <text:span text:style-name="T225">[options] [OVS device ID]</text:span></text:p>
      <text:p text:style-name="P140"><text:span text:style-name="T153">DESCRIPTION: displays </text:span><text:span text:style-name="T156">L</text:span><text:span text:style-name="T157">2 ports </text:span><text:span text:style-name="T154">for OVS devices</text:span></text:p>
      <text:p text:style-name="P26">ARGUMENTS:</text:p>
      <text:p text:style-name="P140"><text:span text:style-name="T149"><text:tab/></text:span><text:span text:style-name="T154">OVS device ID</text:span></text:p>
      <text:p text:style-name="P26">OPTIONS:</text:p>
      <text:p text:style-name="P27"><text:s text:c="8"/><text:tab/>--help: <text:span text:style-name="T14">d</text:span>isplay <text:span text:style-name="T225">command docs</text:span></text:p>
      <text:p text:style-name="P26"><text:s text:c="8"/><text:tab/>-j, --json: <text:span text:style-name="T14">o</text:span>utput JSON</text:p>
      <text:p text:style-name="P51"><text:s text:c="8"/><text:tab/>-s, --short: short output</text:p>
      <text:p text:style-name="P4"><text:span text:style-name="T152"><text:s text:c="8"/><text:tab/>-</text:span><text:span text:style-name="T157">e, --enabled: show only enabled pors</text:span></text:p>
      <text:p text:style-name="P53"><text:s text:c="8"/><text:tab/>-d, --disabled: show only disabled ports</text:p>
      <text:p text:style-name="P9"/>
      <text:p text:style-name="P9">onos&gt; edge-ports <text:span text:style-name="T240">[options] [OVS device ID]</text:span></text:p>
      <text:p text:style-name="P140"><text:span text:style-name="T153">DESCRIPTION: displays </text:span><text:span text:style-name="T156">L</text:span><text:span text:style-name="T157">2 edge ports (towards hosts) </text:span><text:span text:style-name="T154">for OVS devices</text:span></text:p>
      <text:p text:style-name="P26">ARGUMENTS:</text:p>
      <text:p text:style-name="P140"><text:span text:style-name="T149"><text:tab/></text:span><text:span text:style-name="T154">OVS device ID</text:span></text:p>
      <text:p text:style-name="P26">OPTIONS:</text:p>
      <text:p text:style-name="P27"><text:s text:c="8"/><text:tab/>--help: <text:span text:style-name="T14">d</text:span>isplay <text:span text:style-name="T225">command docs</text:span></text:p>
      <text:p text:style-name="P26"><text:s text:c="8"/><text:tab/>-j, --json: <text:span text:style-name="T14">o</text:span>utput JSON</text:p>
      <text:p text:style-name="P13"/>
      <text:p text:style-name="P9">onos&gt; portstate <text:span text:style-name="T225">[options] [OVS device ID] [port number] [state]</text:span></text:p>
      <text:p text:style-name="P141"><text:span text:style-name="T153">DESCRIPTION: </text:span><text:span text:style-name="T158">enable/disable an L2 port on an OVS device </text:span></text:p>
      <text:p text:style-name="P27">ARGUMENTS:</text:p>
      <text:p text:style-name="P141"><text:span text:style-name="T149"><text:tab/></text:span><text:span text:style-name="T154">OVS device ID</text:span></text:p>
      <text:p text:style-name="P141"><text:span text:style-name="T154"><text:tab/></text:span><text:span text:style-name="T158">port number</text:span></text:p>
      <text:p text:style-name="P54"><text:tab/>state: enable/disable</text:p>
      <text:p text:style-name="P27">OPTIONS:</text:p>
      <text:p text:style-name="P27"><text:s text:c="8"/><text:tab/>--help: <text:span text:style-name="T14">d</text:span>isplay <text:span text:style-name="T225">command docs</text:span></text:p>
      <text:p text:style-name="P27"><text:s text:c="8"/><text:tab/>-j, --json: <text:span text:style-name="T14">o</text:span>utput JSON</text:p>
      <text:p text:style-name="P9"/>
      <text:p text:style-name="P10">onos&gt; portstats <text:span text:style-name="T225">[options] [OVS device ID] [port number]</text:span></text:p>
      <text:p text:style-name="P145"><text:span text:style-name="T153">DESCRIPTION: </text:span><text:span text:style-name="T162">list</text:span><text:span text:style-name="T164">s</text:span><text:span text:style-name="T162"> statistics of an </text:span><text:span text:style-name="T158">L2 port on an OVS device </text:span></text:p>
      <text:p text:style-name="P10"/>
      <text:p text:style-name="P29"><text:soft-page-break/>ARGUMENTS:</text:p>
      <text:p text:style-name="P145"><text:span text:style-name="T149"><text:tab/></text:span><text:span text:style-name="T154">OVS device ID</text:span></text:p>
      <text:p text:style-name="P145"><text:span text:style-name="T154"><text:tab/></text:span><text:span text:style-name="T158">port number</text:span></text:p>
      <text:p text:style-name="P29">OPTIONS:</text:p>
      <text:p text:style-name="P29"><text:s text:c="8"/><text:tab/>--help: <text:span text:style-name="T14">d</text:span>isplay <text:span text:style-name="T225">command docs</text:span></text:p>
      <text:p text:style-name="P29"><text:s text:c="8"/><text:tab/>-j, --json: <text:span text:style-name="T14">o</text:span>utput JSON</text:p>
      <text:p text:style-name="P29"><text:s text:c="7"/><text:tab/>-<text:span text:style-name="T229">nz, --nonzero: shows only non-zero stats</text:span></text:p>
      <text:p text:style-name="P29"><text:s text:c="7"/><text:tab/>-<text:span text:style-name="T229">d, --delta: shows port stats for last polling interval</text:span></text:p>
      <text:p text:style-name="P29"><text:s text:c="7"/><text:tab/>-<text:span text:style-name="T229">t, --table: shows port stats </text:span><text:span text:style-name="T230">for last polling interval </text:span><text:span text:style-name="T229">in table format</text:span></text:p>
      <text:p text:style-name="P9"/>
      <text:p text:style-name="P9">onos&gt; links <text:span text:style-name="T230">[options] [OVS Device ID]</text:span></text:p>
      <text:p text:style-name="P146"><text:span text:style-name="T153">DESCRIPTION: </text:span><text:span text:style-name="T162">list</text:span><text:span text:style-name="T164">s</text:span><text:span text:style-name="T162"> </text:span><text:span text:style-name="T163">infrastructure links for OVS devices</text:span></text:p>
      <text:p text:style-name="P30">ARGUMENTS:</text:p>
      <text:p text:style-name="P146"><text:span text:style-name="T149"><text:tab/></text:span><text:span text:style-name="T154">OVS device ID</text:span></text:p>
      <text:p text:style-name="P30">OPTIONS:</text:p>
      <text:p text:style-name="P30"><text:s text:c="7"/><text:tab/>--help: <text:span text:style-name="T14">d</text:span>isplay <text:span text:style-name="T225">command docs</text:span></text:p>
      <text:p text:style-name="P30"><text:s text:c="8"/><text:tab/>-j, --json: <text:span text:style-name="T14">o</text:span>utput JSON</text:p>
      <text:p text:style-name="P11"/>
      <text:p text:style-name="P2">onos&gt; check-internal-connectivty <text:span text:style-name="T232">[options] </text:span><text:span text:style-name="T231">[device ID/input port] [device ID/output port]</text:span></text:p>
      <text:p text:style-name="P147"><text:span text:style-name="T153">DESCRIPTION: </text:span><text:span text:style-name="T164">checks if two ports on the same OVS device can be </text:span><text:span text:style-name="T165">internally </text:span><text:span text:style-name="T164">connected</text:span></text:p>
      <text:p text:style-name="P31">ARGUMENTS:</text:p>
      <text:p text:style-name="P147"><text:span text:style-name="T149"><text:tab/></text:span><text:span text:style-name="T164">device ID: </text:span><text:span text:style-name="T154">OVS device ID</text:span></text:p>
      <text:p text:style-name="P147"><text:span text:style-name="T154"><text:tab/></text:span><text:span text:style-name="T164">input port: port number</text:span></text:p>
      <text:p text:style-name="P56"><text:tab/>output port: port number</text:p>
      <text:p text:style-name="P31">OPTIONS:</text:p>
      <text:p text:style-name="P31"><text:s text:c="8"/><text:tab/>--help: <text:span text:style-name="T14">d</text:span>isplay <text:span text:style-name="T225">command docs</text:span></text:p>
      <text:p text:style-name="P31"><text:s text:c="8"/><text:tab/>-j, --json: <text:span text:style-name="T14">o</text:span>utput JSON</text:p>
      <text:p text:style-name="P2"/>
      <text:p text:style-name="P2">onos&gt; config-link <text:span text:style-name="T232">[options]</text:span> <text:span text:style-name="T232">[src] [dst]</text:span></text:p>
      <text:p text:style-name="P149"><text:span text:style-name="T153">DESCRIPTION: </text:span><text:span text:style-name="T164">c</text:span><text:span text:style-name="T167">onfigure a link between two OVS devices (APs/switches)</text:span></text:p>
      <text:p text:style-name="P33">ARGUMENTS:</text:p>
      <text:p text:style-name="P57"><text:span text:style-name="T221"><text:tab/></text:span><text:span text:style-name="T234">src: device ID + port number (required)</text:span></text:p>
      <text:p text:style-name="P57"><text:tab/><text:span text:style-name="T234">dst: device ID + port number (required)</text:span></text:p>
      <text:p text:style-name="P33">OPTIONS:</text:p>
      <text:p text:style-name="P33"><text:s text:c="8"/><text:tab/>--help: <text:span text:style-name="T14">d</text:span>isplay <text:span text:style-name="T225">command docs</text:span></text:p>
      <text:p text:style-name="P33"><text:s text:c="8"/><text:tab/>-j, --json: <text:span text:style-name="T14">o</text:span>utput JSON</text:p>
      <text:p text:style-name="P33"><text:s text:c="8"/><text:tab/>--<text:span text:style-name="T234">type [VALUE]: DIRECT (default)/INDIRECT/TUNNEL/OPTICAL/EDGE</text:span></text:p>
      <text:p text:style-name="P33"><text:s text:c="8"/><text:tab/>--<text:span text:style-name="T234">disallow: blacklists the lin</text:span><text:span text:style-name="T235">k</text:span></text:p>
      <text:p text:style-name="P33"><text:s text:c="8"/><text:tab/>--<text:span text:style-name="T234">uni-directional: marks the link as uni-directional</text:span></text:p>
      <text:p text:style-name="P33"><text:s text:c="8"/><text:tab/>--<text:span text:style-name="T234">bandwidth [INT]: set link capacity in Mbps</text:span></text:p>
      <text:p text:style-name="P33"><text:s text:c="8"/><text:tab/>--<text:span text:style-name="T234">remove-config: remove configuration on this link</text:span></text:p>
      <text:p text:style-name="P8"/>
      <text:p text:style-name="P2">onos&gt; config-link-discovery <text:span text:style-name="T232">[options] [OVS device ID] [port number]</text:span></text:p>
      <text:p text:style-name="P148"><text:span text:style-name="T153">DESCRIPTION: </text:span><text:span text:style-name="T166">enable/disable LLDP discovery on a given OVS device</text:span></text:p>
      <text:p text:style-name="P32">ARGUMENTS:</text:p>
      <text:p text:style-name="P148"><text:span text:style-name="T149"><text:tab/></text:span><text:span text:style-name="T154">OVS device ID </text:span><text:span text:style-name="T166">(required)</text:span></text:p>
      <text:p text:style-name="P148"><text:span text:style-name="T154"><text:tab/></text:span><text:span text:style-name="T164">port number</text:span></text:p>
      <text:p text:style-name="P32">OPTIONS:</text:p>
      <text:p text:style-name="P32"><text:s text:c="8"/><text:tab/>--help: <text:span text:style-name="T14">d</text:span>isplay <text:span text:style-name="T225">command docs</text:span></text:p>
      <text:p text:style-name="P32"><text:s text:c="8"/><text:tab/>-j, --json: <text:span text:style-name="T14">o</text:span>utput JSON</text:p>
      <text:p text:style-name="P32"><text:s text:c="8"/><text:tab/>-<text:span text:style-name="T233">r, --remove: disable LLDP discovery</text:span></text:p>
      <text:p text:style-name="P32"><text:s text:c="8"/><text:tab/>--<text:span text:style-name="T233">enable: enable LLDP discovery</text:span></text:p>
      <text:p text:style-name="P6"><text:soft-page-break/>ono<text:span text:style-name="T244">s</text:span>&gt; annotate-device <text:span text:style-name="T241">[options] [OVS device ID] [annotation key] [value]</text:span></text:p>
      <text:p text:style-name="P36">DESCRIPTION: <text:span text:style-name="T241">add a transient annotation (extra metadata) on OVS devices </text:span></text:p>
      <text:p text:style-name="P36">ARGUMENTS:</text:p>
      <text:p text:style-name="P36"><text:s text:c="8"/><text:span text:style-name="T241">OVS device ID </text:span><text:span text:style-name="T242">(required)</text:span></text:p>
      <text:p text:style-name="P67"><text:s text:c="8"/>annotation key <text:span text:style-name="T242">(required)</text:span></text:p>
      <text:p text:style-name="P67"><text:s text:c="8"/>value <text:span text:style-name="T242">(optional, null to remove the transient annotation)</text:span></text:p>
      <text:p text:style-name="P36">OPTIONS:</text:p>
      <text:p text:style-name="P37"><text:s text:c="8"/>--help: <text:span text:style-name="T14">d</text:span>isplay <text:span text:style-name="T225">command docs</text:span></text:p>
      <text:p text:style-name="P37"><text:s text:c="8"/>-j, --json: <text:span text:style-name="T14">o</text:span>utput JSON</text:p>
      <text:p text:style-name="P36"><text:s text:c="8"/>--remove-config: <text:span text:style-name="T242">remove persistent annotation</text:span></text:p>
      <text:p text:style-name="P6"/>
      <text:p text:style-name="P1">onos&gt; annotate-host <text:span text:style-name="T243">[options] [host ID] [annotation key] [value]</text:span></text:p>
      <text:p text:style-name="P152"><text:span text:style-name="T149">DESCRIPTION: </text:span><text:span text:style-name="T172">add a transient annotation (extra metadata) on </text:span><text:span text:style-name="T173">host devices </text:span></text:p>
      <text:p text:style-name="P20">ARGUMENTS:</text:p>
      <text:p text:style-name="P20"><text:s text:c="8"/><text:span text:style-name="T243">host ID (required)</text:span></text:p>
      <text:p text:style-name="P68"><text:s text:c="8"/>annotation key <text:span text:style-name="T242">(required)</text:span></text:p>
      <text:p text:style-name="P68"><text:s text:c="8"/>value <text:span text:style-name="T242">(optional, null to remove the transient annotation)</text:span></text:p>
      <text:p text:style-name="P20">OPTIONS:</text:p>
      <text:p text:style-name="P38"><text:s text:c="8"/>--help: <text:span text:style-name="T14">d</text:span>isplay <text:span text:style-name="T225">command docs</text:span></text:p>
      <text:p text:style-name="P38"><text:s text:c="8"/>-j, --json: <text:span text:style-name="T14">o</text:span>utput JSON</text:p>
      <text:p text:style-name="P38"><text:s text:c="8"/>--remove-config: <text:span text:style-name="T242">remove persistent annotation</text:span></text:p>
      <text:p text:style-name="P1"/>
      <text:p text:style-name="P19"><text:span text:style-name="T4">onos&gt; annotate-link </text:span><text:span text:style-name="T10">[options] [src device/port] [dst device/port] [annotation key] [value]</text:span></text:p>
      <text:p text:style-name="P39">DESCRIPTION: <text:span text:style-name="T241">add a transient annotation (extra metadata) on </text:span><text:span text:style-name="T245">links between OVS devices </text:span></text:p>
      <text:p text:style-name="P69"><text:s text:c="27"/>(APs/switches)</text:p>
      <text:p text:style-name="P20">ARGUMENTS:</text:p>
      <text:p text:style-name="P20"><text:s text:c="8"/><text:tab/><text:span text:style-name="T245">device: OVS device ID (required for both source and destination)<text:line-break/><text:tab/>port: port number (required for both source and destination)</text:span></text:p>
      <text:p text:style-name="P39"><text:tab/><text:span text:style-name="T245">annotation key (required)<text:line-break/><text:tab/>value </text:span><text:span text:style-name="T242">(optional, null to remove the transient annotation)</text:span></text:p>
      <text:p text:style-name="P20">OPTIONS:</text:p>
      <text:p text:style-name="P40"><text:tab/>--help: <text:span text:style-name="T14">d</text:span>isplay <text:span text:style-name="T225">command docs</text:span></text:p>
      <text:p text:style-name="P40"><text:s text:c="7"/><text:tab/> -j, --json: <text:span text:style-name="T14">o</text:span>utput JSON</text:p>
      <text:p text:style-name="P40"><text:tab/>--<text:span text:style-name="T246">both: apply annotatation on both directions</text:span></text:p>
      <text:p text:style-name="P1"/>
      <text:p text:style-name="P1">onos&gt; annotate-port <text:span text:style-name="T247">[options] [device/port] [annotation key] [value]</text:span></text:p>
      <text:p text:style-name="P153"><text:span text:style-name="T174">DESCRIPTION: </text:span><text:span text:style-name="T172">add a transient annotation (extra metadata) </text:span><text:span text:style-name="T175">on</text:span><text:span text:style-name="T176"> OVS devices </text:span><text:span text:style-name="T175">L2 ports</text:span></text:p>
      <text:p text:style-name="P60">ARGUMENTS:</text:p>
      <text:p text:style-name="P61"><text:s text:c="8"/><text:tab/><text:span text:style-name="T245">device: OVS device ID (required)<text:line-break/><text:tab/>port: port number (required</text:span><text:span text:style-name="T248">)</text:span></text:p>
      <text:p text:style-name="P61"><text:tab/><text:span text:style-name="T245">annotation key<text:line-break/><text:tab/>value </text:span><text:span text:style-name="T242">(optional, null to remove the transient annotation)</text:span></text:p>
      <text:p text:style-name="P60">OPTIONS:</text:p>
      <text:p text:style-name="P61"><text:s/><text:span text:style-name="T13"><text:s text:c="8"/><text:tab/>--help: </text:span><text:span text:style-name="T14">d</text:span><text:span text:style-name="T13">isplay </text:span><text:span text:style-name="T225">command docs</text:span></text:p>
      <text:p text:style-name="P41"><text:s text:c="8"/><text:tab/>-j, --json: <text:span text:style-name="T14">o</text:span>utput JSON</text:p>
      <text:p text:style-name="P41"><text:s text:c="8"/><text:tab/>--remove-config: <text:span text:style-name="T242">remove persistent annotation</text:span></text:p>
      <text:p text:style-name="P14"/>
      <text:p text:style-name="P12">onos&gt; paths <text:span text:style-name="T236">[options] [src] [dst]</text:span></text:p>
      <text:p text:style-name="P150"><text:span text:style-name="T153">DESCRIPTION: </text:span><text:span text:style-name="T168">list all shortest path and their cost (default metric: hops count) between two OVS <text:line-break/><text:tab/><text:tab/> <text:s text:c="3"/>devices (APs/switches)</text:span></text:p>
      <text:p text:style-name="P34">ARGUMENTS:</text:p>
      <text:p text:style-name="P58"><text:span text:style-name="T221"><text:tab/></text:span><text:span text:style-name="T234">src: </text:span><text:span text:style-name="T236">OVS device ID (required)</text:span></text:p>
      <text:p text:style-name="P58"><text:soft-page-break/><text:tab/><text:span text:style-name="T234">dst: </text:span><text:span text:style-name="T236">OVS device ID (required)</text:span></text:p>
      <text:p text:style-name="P34">OPTIONS:</text:p>
      <text:p text:style-name="P34"><text:s text:c="8"/><text:tab/>--help: <text:span text:style-name="T14">d</text:span>isplay <text:span text:style-name="T225">command docs</text:span></text:p>
      <text:p text:style-name="P34"><text:s text:c="8"/><text:tab/>-j, --json: <text:span text:style-name="T14">o</text:span>utput JSON</text:p>
      <text:p text:style-name="P34"><text:s text:c="8"/><text:tab/>-<text:span text:style-name="T236">r, --recompute: trigger topology re-computation</text:span></text:p>
      <text:p text:style-name="P34"><text:s text:c="8"/><text:tab/>--<text:span text:style-name="T236">disjoint: shows disjointed paths only</text:span></text:p>
      <text:p text:style-name="P9"/>
      <text:p text:style-name="P9">onos&gt; flows <text:span text:style-name="T236">[options] </text:span><text:span text:style-name="T237">[</text:span><text:span text:style-name="T236">state] [OVS device ID] [table ID]</text:span></text:p>
      <text:p text:style-name="P150"><text:span text:style-name="T153">DESCRIPTION: </text:span><text:span text:style-name="T168">list all known OpenFlow rules</text:span></text:p>
      <text:p text:style-name="P34">ARGUMENTS:</text:p>
      <text:p text:style-name="P150"><text:span text:style-name="T154"><text:tab/></text:span><text:span text:style-name="T169">state: PENDING_ADD/ADDED/PENDING_REMOVE/REMOVED</text:span></text:p>
      <text:p text:style-name="P150"><text:span text:style-name="T164"><text:tab/></text:span><text:span text:style-name="T169">OVS device ID</text:span></text:p>
      <text:p text:style-name="P64"><text:tab/>table ID (integer)</text:p>
      <text:p text:style-name="P34">OPTIONS:</text:p>
      <text:p text:style-name="P34"><text:s text:c="8"/><text:tab/>--help: <text:span text:style-name="T14">d</text:span>isplay <text:span text:style-name="T225">command docs</text:span></text:p>
      <text:p text:style-name="P34"><text:s text:c="8"/><text:tab/>-j, --json: <text:span text:style-name="T14">o</text:span>utput JSON</text:p>
      <text:p text:style-name="P52"><text:s text:c="8"/><text:tab/>-s, --short: short output</text:p>
      <text:p text:style-name="P52"><text:s text:c="8"/><text:tab/>-<text:span text:style-name="T238">c, --count: print flow count</text:span></text:p>
      <text:p text:style-name="P34"><text:s text:c="8"/><text:tab/>-<text:span text:style-name="T237">n, --no-core-flows: shows only flow rules not installed by ONOS core apps</text:span></text:p>
      <text:p text:style-name="P150"><text:span text:style-name="T149"><text:s text:c="8"/><text:tab/>-</text:span><text:span text:style-name="T169">f, --filter [word1 word2 …]: shows only flow rules containing </text:span><text:span text:style-name="T171">all </text:span><text:span text:style-name="T169">key-words</text:span></text:p>
      <text:p text:style-name="P34"><text:s text:c="8"/><text:tab/>-<text:span text:style-name="T237">r, --remove [word1 word2 …]: remove flow rules containing </text:span><text:span text:style-name="T239">all</text:span><text:span text:style-name="T237"> key-words</text:span></text:p>
      <text:p text:style-name="P9"/>
      <text:p text:style-name="P9">onos&gt; get-flow-stats <text:span text:style-name="T238">[options] [device ID/port]</text:span></text:p>
      <text:p text:style-name="P151"><text:span text:style-name="T153">DESCRIPTION: </text:span><text:span text:style-name="T168">list </text:span><text:span text:style-name="T170">flow stats for a given connection point</text:span></text:p>
      <text:p text:style-name="P35">ARGUMENTS:</text:p>
      <text:p text:style-name="P151"><text:span text:style-name="T154"><text:tab/></text:span><text:span text:style-name="T170">device ID: OVS device ID </text:span><text:span text:style-name="T178">(required)</text:span></text:p>
      <text:p text:style-name="P65"><text:tab/>port: port number <text:span text:style-name="T249">(required)</text:span></text:p>
      <text:p text:style-name="P35">OPTIONS:</text:p>
      <text:p text:style-name="P35"><text:s text:c="8"/><text:tab/>--help: <text:span text:style-name="T14">d</text:span>isplay <text:span text:style-name="T225">command docs</text:span></text:p>
      <text:p text:style-name="P35"><text:s text:c="8"/><text:tab/>-j, --json: <text:span text:style-name="T14">o</text:span>utput JSON</text:p>
      <text:p text:style-name="P151"><text:span text:style-name="T152"><text:s text:c="8"/><text:tab/>-s, --</text:span><text:span text:style-name="T170">summary=[true/false]</text:span><text:span text:style-name="T152">: s</text:span><text:span text:style-name="T170">hows flow stats summary</text:span></text:p>
      <text:p text:style-name="P151"><text:span text:style-name="T152"><text:s text:c="8"/><text:tab/>-</text:span><text:span text:style-name="T170">a, --all: shows all available stats</text:span></text:p>
      <text:p text:style-name="P65"><text:s text:c="8"/><text:tab/>-i, --instructionType [TYPE]: DROP/OUTPUT/GROUP/L0MODIFICATION/ </text:p>
      <text:p text:style-name="P65"><text:s text:c="8"/><text:tab/> <text:s text:c="37"/>L2MODIFICATION/TABLE/ L3MODIFICATION/METADATA</text:p>
      <text:p text:style-name="P151"><text:span text:style-name="T149"><text:s text:c="8"/><text:tab/>-</text:span><text:span text:style-name="T170">i, --</text:span><text:span text:style-name="T171">flow</text:span><text:span text:style-name="T170">T</text:span><text:span text:style-name="T171">ype [TYPE]: IMMEDIATE/SHORT/MID/LONG/UNKNOWN</text:span></text:p>
      <text:p text:style-name="P9"/>
      <text:p text:style-name="P9">onos&gt; groups <text:span text:style-name="T249">[options] [state] [OVS device ID]</text:span></text:p>
      <text:p text:style-name="P59">DESCRIPTION: <text:span text:style-name="T249">list all known OpenFlow group rules</text:span></text:p>
      <text:p text:style-name="P59">ARGUMENTS:</text:p>
      <text:p text:style-name="P62"><text:s text:c="8"/><text:tab/>state: <text:span text:style-name="T237">PENDING_ADD/ADDED/PENDING_REMOVE/REMOVED</text:span></text:p>
      <text:p text:style-name="P66"><text:tab/>OVS device ID</text:p>
      <text:p text:style-name="P59">OPTIONS:</text:p>
      <text:p text:style-name="P62"><text:tab/><text:span text:style-name="T13">--help: </text:span><text:span text:style-name="T14">d</text:span><text:span text:style-name="T13">isplay </text:span><text:span text:style-name="T225">command docs</text:span></text:p>
      <text:p text:style-name="P42"><text:s text:c="8"/><text:tab/>-j, --json: <text:span text:style-name="T14">o</text:span>utput JSON</text:p>
      <text:p text:style-name="P154"><text:span text:style-name="T152"><text:tab/>-</text:span><text:span text:style-name="T177">c, --count: print </text:span><text:span text:style-name="T178">group </text:span><text:span text:style-name="T177">count</text:span></text:p>
      <text:p text:style-name="P59"><text:s text:c="8"/><text:tab/>-r, --referenced: <text:span text:style-name="T249">print only group rules references in OpenFlow rules</text:span></text:p>
      <text:p text:style-name="P62"><text:s text:c="12"/>-u, --unreferenced: <text:span text:style-name="T249">print only groupt rules not referenced in OpenFlow rules</text:span></text:p>
      <text:p text:style-name="P59"><text:s text:c="8"/><text:tab/>-t, --type <text:span text:style-name="T249">[TYPE]: ALL/SELECT/INDIRECT/FAST_FAILOVER</text:span></text:p>
      <text:p text:style-name="P9"/>
      <text:p text:style-name="P9">onos&gt; get-stats <text:span text:style-name="T249">[options] [device/port]</text:span></text:p>
      <text:p text:style-name="P59">DESCRIPTION: <text:span text:style-name="T249">fetches statistics fro a port of an OVS device (APs/switches)</text:span></text:p>
      <text:p text:style-name="P59">ARGUMENTS:</text:p>
      <text:p text:style-name="P154"><text:soft-page-break/><text:span text:style-name="T154"><text:tab/></text:span><text:span text:style-name="T170">device ID: OVS device ID </text:span><text:span text:style-name="T178">(required)</text:span></text:p>
      <text:p text:style-name="P66"><text:tab/>port: port number <text:span text:style-name="T249">(required)</text:span></text:p>
      <text:p text:style-name="P59">OPTIONS:</text:p>
      <text:p text:style-name="P63"><text:tab/><text:span text:style-name="T13">--help: </text:span><text:span text:style-name="T14">d</text:span><text:span text:style-name="T13">isplay </text:span><text:span text:style-name="T225">command docs</text:span></text:p>
      <text:p text:style-name="P43"><text:s text:c="8"/><text:tab/>-j, --json: <text:span text:style-name="T14">o</text:span>utput JSON</text:p>
      <text:p text:style-name="P9"/>
      <text:p text:style-name="P9">onos&gt; metrics <text:span text:style-name="T250">[options] [metric name]</text:span></text:p>
      <text:p text:style-name="P59">DESCRIPTION: <text:span text:style-name="T250">displays measured metrics</text:span></text:p>
      <text:p text:style-name="P59">ARGUMENTS:</text:p>
      <text:p text:style-name="P59"><text:tab/><text:span text:style-name="T250">metric name</text:span></text:p>
      <text:p text:style-name="P59">OPTIONS:</text:p>
      <text:p text:style-name="P63"><text:span text:style-name="T13"><text:tab/>--help: </text:span><text:span text:style-name="T14">d</text:span><text:span text:style-name="T13">isplay </text:span><text:span text:style-name="T225">command docs</text:span></text:p>
      <text:p text:style-name="P43"><text:s text:c="8"/><text:tab/>-j, --json: <text:span text:style-name="T14">o</text:span>utput JS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ONOS REST-API Endpoints</text:p>
      <text:p text:style-name="P71"/>
      <text:p text:style-name="P73"><text:a xlink:type="simple" xlink:href="http://localhost:8181/onos/v1/docs/#/" text:style-name="Internet_20_link" text:visited-style-name="Visited_20_Internet_20_Link">http://localhost:8181/onos/v1/docs/#/</text:a></text:p>
      <text:p text:style-name="P73"><text:tab/><text:span text:style-name="T260">comprehensive documentation about exposed ONOS REST-API endpoints</text:span></text:p>
      <text:p text:style-name="P73"/>
      <text:p text:style-name="P198">GET <text:a xlink:type="simple" xlink:href="http://localhost:8181/onos/v1/applications" text:style-name="Internet_20_link" text:visited-style-name="Visited_20_Internet_20_Link">http://localhost:8181/onos/v1/applications</text:a></text:p>
      <text:p text:style-name="P198"><text:tab/><text:span text:style-name="T251">returns list of all installed applications</text:span></text:p>
      <text:p text:style-name="P198">GET <text:a xlink:type="simple" xlink:href="http://localhost:8181/onos/v1/applications/ids" text:style-name="Internet_20_link" text:visited-style-name="Visited_20_Internet_20_Link">http://localhost:8181/onos/v1/applications/ids</text:a></text:p>
      <text:p text:style-name="P198"><text:tab/><text:span text:style-name="T251">returns list of IDs of all installed applications</text:span></text:p>
      <text:p text:style-name="P204"><text:span text:style-name="T15">GET </text:span><text:a xlink:type="simple" xlink:href="http://localhost:8181/onos/v1/applications/" text:style-name="Internet_20_link" text:visited-style-name="Visited_20_Internet_20_Link"><text:span text:style-name="T94">http://localhost:8181/onos/v1/applications/</text:span></text:a><text:span text:style-name="T96">{</text:span><text:span text:style-name="T97">app </text:span><text:span text:style-name="T96">name}</text:span></text:p>
      <text:p text:style-name="P204"><text:span text:style-name="T23"><text:tab/></text:span><text:span text:style-name="T25">get details of a specific application</text:span></text:p>
      <text:p text:style-name="P205"><text:span text:style-name="T15">GET </text:span><text:a xlink:type="simple" xlink:href="http://localhost:8181/onos/v1/applications/" text:style-name="Internet_20_link" text:visited-style-name="Visited_20_Internet_20_Link"><text:span text:style-name="T93">http://localhost:8181/onos/v1/applicati</text:span></text:a><text:a xlink:type="simple" xlink:href="http://localhost:8181/onos/v1/applications/" text:style-name="Internet_20_link" text:visited-style-name="Visited_20_Internet_20_Link"><text:span text:style-name="T94">ons/</text:span></text:a><text:span text:style-name="T96">{</text:span><text:span text:style-name="T97">app </text:span><text:span text:style-name="T96">name}/</text:span><text:span text:style-name="T99">bits</text:span></text:p>
      <text:p text:style-name="P205"><text:span text:style-name="T23"><text:tab/></text:span><text:span text:style-name="T25">get OAR/JAR file of a specific application</text:span></text:p>
      <text:p text:style-name="P205"><text:span text:style-name="T25">POST</text:span><text:span text:style-name="T15"> </text:span><text:a xlink:type="simple" xlink:href="http://localhost:8181/onos/v1/applications/" text:style-name="Internet_20_link" text:visited-style-name="Visited_20_Internet_20_Link"><text:span text:style-name="T93">http://localhost:8181/onos/v1/applica</text:span></text:a><text:a xlink:type="simple" xlink:href="http://localhost:8181/onos/v1/applications/" text:style-name="Internet_20_link" text:visited-style-name="Visited_20_Internet_20_Link"><text:span text:style-name="T94">tions/</text:span></text:a><text:span text:style-name="T96">{</text:span><text:span text:style-name="T97">app </text:span><text:span text:style-name="T96">name}/</text:span><text:span text:style-name="T98">active</text:span></text:p>
      <text:p text:style-name="P199"><text:tab/><text:span text:style-name="T252">activate a specific application</text:span></text:p>
      <text:p text:style-name="P206"><text:span text:style-name="T26">DELETE </text:span><text:a xlink:type="simple" xlink:href="http://localhost:8181/onos/v1/applications/" text:style-name="Internet_20_link" text:visited-style-name="Visited_20_Internet_20_Link"><text:span text:style-name="T93">http://localhost:8181/onos</text:span></text:a><text:a xlink:type="simple" xlink:href="http://localhost:8181/onos/v1/applications/" text:style-name="Internet_20_link" text:visited-style-name="Visited_20_Internet_20_Link"><text:span text:style-name="T94">/v1/applications/</text:span></text:a><text:span text:style-name="T96">{</text:span><text:span text:style-name="T97">app </text:span><text:span text:style-name="T96">name}/</text:span><text:span text:style-name="T98">active</text:span></text:p>
      <text:p text:style-name="P200"><text:tab/><text:span text:style-name="T252">deactivate a specific application</text:span></text:p>
      <text:p text:style-name="P199"/>
      <text:p text:style-name="P203"><text:span text:style-name="T23">G</text:span><text:span text:style-name="T24">ET </text:span><text:a xlink:type="simple" xlink:href="http://localhost:8181/onos/v1/configuration" text:style-name="Internet_20_link" text:visited-style-name="Visited_20_Internet_20_Link"><text:span text:style-name="T22">http://localhost:8181/onos/v1/configuration</text:span></text:a></text:p>
      <text:p text:style-name="P203"><text:span text:style-name="T22"><text:tab/></text:span><text:span text:style-name="T27">lists runtime configuration of JAVA components</text:span></text:p>
      <text:p text:style-name="P207"><text:span text:style-name="T24">GET </text:span><text:a xlink:type="simple" xlink:href="http://localhost:8181/onos/v1/configuration/" text:style-name="Internet_20_link" text:visited-style-name="Visited_20_Internet_20_Link"><text:span text:style-name="T24">http://localhost:8181/onos/v1/configuration/</text:span></text:a><text:span text:style-name="T88">{</text:span><text:span text:style-name="T89">component name</text:span><text:span text:style-name="T88">}</text:span></text:p>
      <text:p text:style-name="P201"><text:span text:style-name="T22"><text:tab/></text:span><text:span text:style-name="T28">get</text:span><text:span text:style-name="T29">s </text:span><text:span text:style-name="T28">runtime configuration of a specific JAVA component</text:span></text:p>
      <text:p text:style-name="P207"><text:span text:style-name="T24">GET </text:span><text:a xlink:type="simple" xlink:href="http://localhost:8181/onos/v1/configuration" text:style-name="Internet_20_link" text:visited-style-name="Visited_20_Internet_20_Link"><text:span text:style-name="T24">http://localhost:8181/on</text:span></text:a><text:a xlink:type="simple" xlink:href="http://localhost:8181/onos/v1/configuration" text:style-name="Internet_20_link" text:visited-style-name="Visited_20_Internet_20_Link"><text:span text:style-name="T30">os/v1/configuration</text:span></text:a><text:a xlink:type="simple" xlink:href="http://localhost:8181/onos/v1/configuration/" text:style-name="Internet_20_link" text:visited-style-name="Visited_20_Internet_20_Link"><text:span text:style-name="T30">/</text:span></text:a><text:span text:style-name="T88">{</text:span><text:span text:style-name="T89">component name</text:span><text:span text:style-name="T88">}</text:span><text:a xlink:type="simple" xlink:href="http://localhost:8181/onos/v1/configuration/" text:style-name="Internet_20_link" text:visited-style-name="Visited_20_Internet_20_Link"><text:span text:style-name="T90">/</text:span></text:a><text:span text:style-name="T88">{</text:span><text:span text:style-name="T89">attribute name</text:span><text:span text:style-name="T88">}</text:span></text:p>
      <text:p text:style-name="P201"><text:span text:style-name="T22"><text:tab/></text:span><text:span text:style-name="T28">get</text:span><text:span text:style-name="T29">s</text:span><text:span text:style-name="T28"> a specific configuration attribute of a specific JAVA componenet</text:span></text:p>
      <text:p text:style-name="P202"><text:span text:style-name="T22">POST </text:span><text:a xlink:type="simple" xlink:href="http://localhost:8181/onos/v1/configuration/" text:style-name="Internet_20_link" text:visited-style-name="Visited_20_Internet_20_Link"><text:span text:style-name="T22">http://localhost:8181/onos/v1/configuration</text:span></text:a><text:a xlink:type="simple" xlink:href="http://localhost:8181/onos/v1/configuration/" text:style-name="Internet_20_link" text:visited-style-name="Visited_20_Internet_20_Link"><text:span text:style-name="T22">/</text:span></text:a><text:span text:style-name="T88">{</text:span><text:span text:style-name="T89">component name</text:span><text:span text:style-name="T88">}</text:span></text:p>
      <text:p text:style-name="P201"><text:span text:style-name="T22"><text:tab/></text:span><text:span text:style-name="T28">modif</text:span><text:span text:style-name="T29">ies</text:span><text:span text:style-name="T28"> runtime configuration attributes of a specific JAVA component</text:span></text:p>
      <text:p text:style-name="P207"><text:span text:style-name="T26">DELETE </text:span><text:a xlink:type="simple" xlink:href="http://localhost:8181/onos/v1/configuration/" text:style-name="Internet_20_link" text:visited-style-name="Visited_20_Internet_20_Link"><text:span text:style-name="T24">http://localhost:8181/onos/v1/configuration</text:span></text:a><text:a xlink:type="simple" xlink:href="http://localhost:8181/onos/v1/configuration/" text:style-name="Internet_20_link" text:visited-style-name="Visited_20_Internet_20_Link"><text:span text:style-name="T24">/</text:span></text:a><text:span text:style-name="T88">{</text:span><text:span text:style-name="T89">component name</text:span><text:span text:style-name="T88">}</text:span></text:p>
      <text:p text:style-name="P73"><text:tab/><text:span text:style-name="T259">clears configuration attributes of a specific JAVA component</text:span></text:p>
      <text:p text:style-name="P75"/>
      <text:p text:style-name="P160"><text:span text:style-name="T20">GET </text:span><text:a xlink:type="simple" xlink:href="http://localhost:8181/onos/v1/topology" text:style-name="Internet_20_link" text:visited-style-name="Visited_20_Internet_20_Link"><text:span text:style-name="T20">http://localhost:8181/onos/v1/</text:span></text:a><text:a xlink:type="simple" xlink:href="http://localhost:8181/onos/v1/topology" text:style-name="Internet_20_link" text:visited-style-name="Visited_20_Internet_20_Link"><text:span text:style-name="T85">topology</text:span></text:a></text:p>
      <text:p text:style-name="P176"><text:span text:style-name="T92"><text:tab/></text:span><text:span text:style-name="T182">gets overview of current topology</text:span></text:p>
      <text:p text:style-name="P176"><text:span text:style-name="T182">GET </text:span><text:a xlink:type="simple" xlink:href="http://localhost:8181/onos/v1/topology/clusters" text:style-name="Internet_20_link" text:visited-style-name="Visited_20_Internet_20_Link"><text:span text:style-name="T81">http://localhost:8181/onos/v1/topology/clusters</text:span></text:a><text:span text:style-name="T181"> </text:span></text:p>
      <text:p text:style-name="P162"><text:tab/>lists all clusters in the current topology (each has a dedicated controller instance)</text:p>
      <text:p text:style-name="P176"><text:span text:style-name="T182">GET </text:span><text:a xlink:type="simple" xlink:href="http://localhost:8181/onos/v1/topology/clusters/" text:style-name="Internet_20_link" text:visited-style-name="Visited_20_Internet_20_Link"><text:span text:style-name="T81">http://localhost:8181/onos/v1/topology/clusters/</text:span></text:a><text:span text:style-name="T86">{</text:span><text:span text:style-name="T87">cluster </text:span><text:span text:style-name="T86">id}</text:span></text:p>
      <text:p text:style-name="P162"><text:tab/>gets details of a specific cluster</text:p>
      <text:p text:style-name="P178"><text:span text:style-name="T182">GET </text:span><text:a xlink:type="simple" xlink:href="http://localhost:8181/onos/v1/topology/clusters/" text:style-name="Internet_20_link" text:visited-style-name="Visited_20_Internet_20_Link"><text:span text:style-name="T86">http://localhost:8181/onos/v1/topology/clusters/</text:span></text:a><text:span text:style-name="T86">{</text:span><text:span text:style-name="T87">cluster </text:span><text:span text:style-name="T86">id}/</text:span><text:span text:style-name="T87">devices</text:span></text:p>
      <text:p text:style-name="P177"><text:span text:style-name="T181"><text:tab/>lists </text:span><text:span text:style-name="T184">the IDs of all </text:span><text:span text:style-name="T183">OVS devices (APs/switches) of a specified cluster</text:span></text:p>
      <text:p text:style-name="P178"><text:span text:style-name="T182">GET </text:span><text:a xlink:type="simple" xlink:href="http://localhost:8181/onos/v1/topology/clusters/" text:style-name="Internet_20_link" text:visited-style-name="Visited_20_Internet_20_Link"><text:span text:style-name="T86">http://localhost:8181/onos/v1/topology/clusters/</text:span></text:a><text:span text:style-name="T86">{</text:span><text:span text:style-name="T87">cluster </text:span><text:span text:style-name="T86">id}/</text:span><text:span text:style-name="T87">links</text:span></text:p>
      <text:p text:style-name="P163"><text:tab/>lists all links between OVS devices (no edge links) of a specified cluster</text:p>
      <text:p text:style-name="P178"><text:span text:style-name="T182">GET </text:span><text:a xlink:type="simple" xlink:href="http://localhost:8181/onos/v1/topology/infrastructure/" text:style-name="Internet_20_link" text:visited-style-name="Visited_20_Internet_20_Link"><text:span text:style-name="T86">http://localhost:8181/onos/v1/topology/</text:span></text:a><text:a xlink:type="simple" xlink:href="http://localhost:8181/onos/v1/topology/infrastructure/" text:style-name="Internet_20_link" text:visited-style-name="Visited_20_Internet_20_Link"><text:span text:style-name="T87">infrastructure/</text:span></text:a><text:span text:style-name="T87">{device ID: port number}</text:span></text:p>
      <text:p text:style-name="P163"><text:tab/>specifies wheter a given port is part of an edge link or an internal link</text:p>
      <text:p text:style-name="P178"><text:span text:style-name="T182">GET </text:span><text:a xlink:type="simple" xlink:href="http://localhost:8181/onos/v1/topology/infrastructure/" text:style-name="Internet_20_link" text:visited-style-name="Visited_20_Internet_20_Link"><text:span text:style-name="T86">http://localhost:8181/onos/v1/topology/</text:span></text:a><text:a xlink:type="simple" xlink:href="http://localhost:8181/onos/v1/topology/infrastructure/" text:style-name="Internet_20_link" text:visited-style-name="Visited_20_Internet_20_Link"><text:span text:style-name="T87">broadcast/</text:span></text:a><text:span text:style-name="T87">{device ID: port number}</text:span></text:p>
      <text:p text:style-name="P163"><text:tab/>specifies wheter a given port allows flooding of broadcast packets</text:p>
      <text:p text:style-name="P75"/>
      <text:p text:style-name="P155"><text:span text:style-name="T20">GET </text:span><text:a xlink:type="simple" xlink:href="http://localhost:8181/onos/v1/devices" text:style-name="Internet_20_link" text:visited-style-name="Visited_20_Internet_20_Link">http://localhost:8181/onos/v1/devices</text:a> </text:p>
      <text:p text:style-name="P156"><text:tab/><text:span text:style-name="T260">lists all OVS devices (APs and switches)</text:span></text:p>
      <text:p text:style-name="P179"><text:span text:style-name="T20">GET </text:span><text:a xlink:type="simple" xlink:href="http://localhost:8181/onos/v1/devices/" text:style-name="Internet_20_link" text:visited-style-name="Visited_20_Internet_20_Link">http://localhost:8181/onos/v1/device</text:a><text:a xlink:type="simple" xlink:href="http://localhost:8181/onos/v1/devices/" text:style-name="Internet_20_link" text:visited-style-name="Visited_20_Internet_20_Link"><text:span text:style-name="T118">s/</text:span></text:a><text:span text:style-name="T119">{device id}</text:span><text:span text:style-name="T118"> </text:span></text:p>
      <text:p text:style-name="P179"><text:span text:style-name="T252"><text:tab/></text:span><text:span text:style-name="T260">gets info on a specific OVS device</text:span></text:p>
      <text:p text:style-name="P179"><text:span text:style-name="T20">GET </text:span><text:a xlink:type="simple" xlink:href="http://localhost:8181/onos/v1/devices" text:style-name="Internet_20_link" text:visited-style-name="Visited_20_Internet_20_Link">http://localhost:8181/</text:a><text:a xlink:type="simple" xlink:href="http://localhost:8181/onos/v1/devices" text:style-name="Internet_20_link" text:visited-style-name="Visited_20_Internet_20_Link"><text:span text:style-name="T118">onos/v1/device</text:span></text:a><text:span text:style-name="T119">s/ports</text:span><text:span text:style-name="T118"> </text:span></text:p>
      <text:p text:style-name="P179"><text:span text:style-name="T252"><text:tab/></text:span><text:span text:style-name="T260">lists all L2 ports of OVS devices (APs and switches)</text:span></text:p>
      <text:p text:style-name="P179"><text:span text:style-name="T20">GET </text:span><text:a xlink:type="simple" xlink:href="http://localhost:8181/onos/v1/devices/" text:style-name="Internet_20_link" text:visited-style-name="Visited_20_Internet_20_Link">http://localhost:8181/onos/v1/device</text:a><text:a xlink:type="simple" xlink:href="http://localhost:8181/onos/v1/devices/" text:style-name="Internet_20_link" text:visited-style-name="Visited_20_Internet_20_Link"><text:span text:style-name="T118">s/</text:span></text:a><text:span text:style-name="T119">{device id}/ports</text:span><text:span text:style-name="T118"> </text:span></text:p>
      <text:p text:style-name="P179"><text:span text:style-name="T252"><text:tab/></text:span><text:span text:style-name="T260">lists all L2 ports of a specific OVS device</text:span></text:p>
      <text:p text:style-name="P179"><text:soft-page-break/><text:span text:style-name="T21">POST</text:span><text:span text:style-name="T20"> </text:span><text:a xlink:type="simple" xlink:href="http://localhost:8181/onos/v1/devices/" text:style-name="Internet_20_link" text:visited-style-name="Visited_20_Internet_20_Link">http://localhost:8181/onos/v1/device</text:a><text:a xlink:type="simple" xlink:href="http://localhost:8181/onos/v1/devices/" text:style-name="Internet_20_link" text:visited-style-name="Visited_20_Internet_20_Link"><text:span text:style-name="T118">s/</text:span></text:a><text:span text:style-name="T119">{device id}/portstate/{port number}</text:span><text:span text:style-name="T126"> </text:span></text:p>
      <text:p text:style-name="P179"><text:span text:style-name="T252"><text:tab/></text:span><text:span text:style-name="T260">enable/disable a specific L2 port on a given OVS device</text:span></text:p>
      <text:p text:style-name="P156"/>
      <text:p text:style-name="P156">GET <text:a xlink:type="simple" xlink:href="http://localhost:8181/onos/v1/hosts" text:style-name="Internet_20_link" text:visited-style-name="Visited_20_Internet_20_Link">http://localhost:8181/onos/v1/hosts</text:a> </text:p>
      <text:p text:style-name="P180"><text:span text:style-name="T262"><text:tab/>l</text:span><text:span text:style-name="T260">ists all </text:span><text:span text:style-name="T262">host devices in the topology</text:span></text:p>
      <text:p text:style-name="P180"><text:span text:style-name="T20">GET </text:span><text:a xlink:type="simple" xlink:href="http://localhost:8181/onos/v1/devices/" text:style-name="Internet_20_link" text:visited-style-name="Visited_20_Internet_20_Link">http://localhost:8181/onos/v1/</text:a><text:a xlink:type="simple" xlink:href="http://localhost:8181/onos/v1/devices/" text:style-name="Internet_20_link" text:visited-style-name="Visited_20_Internet_20_Link"><text:span text:style-name="T113">h</text:span></text:a><text:span text:style-name="T113">ost</text:span><text:a xlink:type="simple" xlink:href="http://localhost:8181/onos/v1/devices/" text:style-name="Internet_20_link" text:visited-style-name="Visited_20_Internet_20_Link"><text:span text:style-name="T118">s/</text:span></text:a><text:span text:style-name="T119">{</text:span><text:span text:style-name="T120">host</text:span><text:span text:style-name="T119"> id}</text:span><text:span text:style-name="T126"> </text:span></text:p>
      <text:p text:style-name="P180"><text:span text:style-name="T252"><text:tab/></text:span><text:span text:style-name="T260">gets info on a specific </text:span><text:span text:style-name="T262">host device</text:span></text:p>
      <text:p text:style-name="P156"/>
      <text:p text:style-name="P156">GET <text:a xlink:type="simple" xlink:href="http://localhost:8181/onos/v1/links" text:style-name="Internet_20_link" text:visited-style-name="Visited_20_Internet_20_Link">http://localhost:8181/onos/v1/links</text:a></text:p>
      <text:p text:style-name="P156"><text:tab/><text:span text:style-name="T262">gets info about all links between OVS devices (no edge links) in the topology</text:span></text:p>
      <text:p text:style-name="P156"/>
      <text:p text:style-name="P159"><text:span text:style-name="T253">GET </text:span><text:a xlink:type="simple" xlink:href="http://localhost:8181/onos/v1/network/configuration" text:style-name="Internet_20_link" text:visited-style-name="Visited_20_Internet_20_Link">http://localhost:8181/onos/v1/network/configuration</text:a> </text:p>
      <text:p text:style-name="P156"><text:tab/><text:span text:style-name="T262">gets all configurations of network components (OVS devices, ports, host</text:span><text:span text:style-name="T263">s</text:span><text:span text:style-name="T262">, links, apps)</text:span></text:p>
      <text:p text:style-name="P181"><text:span text:style-name="T253">GET </text:span><text:a xlink:type="simple" xlink:href="http://localhost:8181/onos/v1/network/configuration/" text:style-name="Internet_20_link" text:visited-style-name="Visited_20_Internet_20_Link">http://localhost:8181/onos/v1/network/configuration</text:a><text:a xlink:type="simple" xlink:href="http://localhost:8181/onos/v1/network/configuration/" text:style-name="Internet_20_link" text:visited-style-name="Visited_20_Internet_20_Link"><text:span text:style-name="T119">/</text:span></text:a><text:span text:style-name="T119">{</text:span><text:span text:style-name="T121">component class</text:span><text:span text:style-name="T119">}</text:span><text:span text:style-name="T126"> </text:span><text:span text:style-name="T261"><text:s/></text:span></text:p>
      <text:p text:style-name="P157"><text:tab/><text:span text:style-name="T262">gets configurations of </text:span><text:span text:style-name="T263">all network components of a specified class</text:span></text:p>
      <text:p text:style-name="P181"><text:span text:style-name="T253">GET </text:span><text:a xlink:type="simple" xlink:href="http://localhost:8181/onos/v1/network/configuration/" text:style-name="Internet_20_link" text:visited-style-name="Visited_20_Internet_20_Link">http://localhost:8181/onos/v1/network/configuration</text:a><text:a xlink:type="simple" xlink:href="http://localhost:8181/onos/v1/network/configuration/" text:style-name="Internet_20_link" text:visited-style-name="Visited_20_Internet_20_Link"><text:span text:style-name="T119">/</text:span></text:a><text:span text:style-name="T119">{</text:span><text:span text:style-name="T121">component class</text:span><text:span text:style-name="T119">}</text:span><text:a xlink:type="simple" xlink:href="http://localhost:8181/onos/v1/network/configuration/" text:style-name="Internet_20_link" text:visited-style-name="Visited_20_Internet_20_Link"><text:span text:style-name="T119">/</text:span></text:a><text:span text:style-name="T119">{</text:span><text:span text:style-name="T121">component ID</text:span><text:span text:style-name="T119">}</text:span><text:span text:style-name="T126"> </text:span><text:span text:style-name="T261"><text:s/></text:span></text:p>
      <text:p text:style-name="P157"><text:tab/><text:span text:style-name="T262">gets configurations of </text:span><text:span text:style-name="T263">a specific network component</text:span></text:p>
      <text:p text:style-name="P182"><text:span text:style-name="T253">GET </text:span><text:a xlink:type="simple" xlink:href="http://localhost:8181/onos/v1/network/configuration/" text:style-name="Internet_20_link" text:visited-style-name="Visited_20_Internet_20_Link"><text:span text:style-name="T265">http://localhost:8181/onos/v1/network/configuration</text:span></text:a><text:a xlink:type="simple" xlink:href="http://localhost:8181/onos/v1/network/configuration/" text:style-name="Internet_20_link" text:visited-style-name="Visited_20_Internet_20_Link"><text:span text:style-name="T127">/</text:span></text:a><text:span text:style-name="T127">{</text:span><text:span text:style-name="T128">component class</text:span><text:span text:style-name="T127">}</text:span><text:a xlink:type="simple" xlink:href="http://localhost:8181/onos/v1/network/configuration/" text:style-name="Internet_20_link" text:visited-style-name="Visited_20_Internet_20_Link"><text:span text:style-name="T127">/</text:span></text:a><text:span text:style-name="T127">{</text:span><text:span text:style-name="T128">component ID</text:span><text:span text:style-name="T127">}</text:span><text:a xlink:type="simple" xlink:href="http://localhost:8181/onos/v1/network/configuration/" text:style-name="Internet_20_link" text:visited-style-name="Visited_20_Internet_20_Link"><text:span text:style-name="T127">/</text:span></text:a><text:span text:style-name="T127">{</text:span><text:span text:style-name="T129">attribute name</text:span><text:span text:style-name="T127">}</text:span></text:p>
      <text:p text:style-name="P182"><text:span text:style-name="T252"><text:tab/></text:span><text:span text:style-name="T262">gets </text:span><text:span text:style-name="T264">a specific configuration attribute of a specific network component</text:span></text:p>
      <text:p text:style-name="P182"><text:span text:style-name="T264">POST</text:span><text:span text:style-name="T253"> </text:span><text:a xlink:type="simple" xlink:href="http://localhost:8181/onos/v1/network/configuration" text:style-name="Internet_20_link" text:visited-style-name="Visited_20_Internet_20_Link">http://localhost:8181/onos/v1/network/configuration</text:a> </text:p>
      <text:p text:style-name="P182"><text:span text:style-name="T252"><text:tab/></text:span><text:span text:style-name="T264">modifies</text:span><text:span text:style-name="T262"> all configurations of network components (OVS devices, ports, host</text:span><text:span text:style-name="T263">s</text:span><text:span text:style-name="T262">, links, apps)</text:span></text:p>
      <text:p text:style-name="P182"><text:span text:style-name="T264">POST</text:span><text:span text:style-name="T253"> </text:span><text:a xlink:type="simple" xlink:href="http://localhost:8181/onos/v1/network/configuration/" text:style-name="Internet_20_link" text:visited-style-name="Visited_20_Internet_20_Link">http://localhost:8181/onos/v1/network/configuration</text:a><text:a xlink:type="simple" xlink:href="http://localhost:8181/onos/v1/network/configuration/" text:style-name="Internet_20_link" text:visited-style-name="Visited_20_Internet_20_Link"><text:span text:style-name="T119">/</text:span></text:a><text:span text:style-name="T119">{</text:span><text:span text:style-name="T121">component class</text:span><text:span text:style-name="T119">}</text:span><text:span text:style-name="T126"> </text:span><text:span text:style-name="T261"><text:s/></text:span></text:p>
      <text:p text:style-name="P182"><text:span text:style-name="T252"><text:tab/></text:span><text:span text:style-name="T264">modifies</text:span><text:span text:style-name="T262"> configurations of </text:span><text:span text:style-name="T263">all network components of a specified class</text:span></text:p>
      <text:p text:style-name="P182"><text:span text:style-name="T264">POST</text:span><text:span text:style-name="T253"> </text:span><text:a xlink:type="simple" xlink:href="http://localhost:8181/onos/v1/network/configuration/" text:style-name="Internet_20_link" text:visited-style-name="Visited_20_Internet_20_Link">http://localhost:8181/onos/v1/network/configuration</text:a><text:a xlink:type="simple" xlink:href="http://localhost:8181/onos/v1/network/configuration/" text:style-name="Internet_20_link" text:visited-style-name="Visited_20_Internet_20_Link"><text:span text:style-name="T119">/</text:span></text:a><text:span text:style-name="T119">{</text:span><text:span text:style-name="T121">component class</text:span><text:span text:style-name="T119">}</text:span><text:a xlink:type="simple" xlink:href="http://localhost:8181/onos/v1/network/configuration/" text:style-name="Internet_20_link" text:visited-style-name="Visited_20_Internet_20_Link"><text:span text:style-name="T119">/</text:span></text:a><text:span text:style-name="T119">{</text:span><text:span text:style-name="T121">component ID</text:span><text:span text:style-name="T119">}</text:span><text:span text:style-name="T126"> </text:span><text:span text:style-name="T261"><text:s/></text:span></text:p>
      <text:p text:style-name="P182"><text:span text:style-name="T252"><text:tab/></text:span><text:span text:style-name="T264">modifies</text:span><text:span text:style-name="T262"> configurations of </text:span><text:span text:style-name="T263">a specific network component</text:span></text:p>
      <text:p text:style-name="P182"><text:span text:style-name="T264">POST</text:span><text:span text:style-name="T253"> </text:span><text:a xlink:type="simple" xlink:href="http://localhost:8181/onos/v1/network/configuration/" text:style-name="Internet_20_link" text:visited-style-name="Visited_20_Internet_20_Link"><text:span text:style-name="T265">http://localhost:8181/onos/v1/network/configuration</text:span></text:a><text:a xlink:type="simple" xlink:href="http://localhost:8181/onos/v1/network/configuration/" text:style-name="Internet_20_link" text:visited-style-name="Visited_20_Internet_20_Link"><text:span text:style-name="T127">/</text:span></text:a><text:span text:style-name="T127">{</text:span><text:span text:style-name="T128">component class</text:span><text:span text:style-name="T127">}</text:span><text:a xlink:type="simple" xlink:href="http://localhost:8181/onos/v1/network/configuration/" text:style-name="Internet_20_link" text:visited-style-name="Visited_20_Internet_20_Link"><text:span text:style-name="T127">/</text:span></text:a><text:span text:style-name="T127">{</text:span><text:span text:style-name="T128">component ID</text:span><text:span text:style-name="T127">}</text:span><text:a xlink:type="simple" xlink:href="http://localhost:8181/onos/v1/network/configuration/" text:style-name="Internet_20_link" text:visited-style-name="Visited_20_Internet_20_Link"><text:span text:style-name="T127">/</text:span></text:a><text:span text:style-name="T127">{</text:span><text:span text:style-name="T129">attribute name</text:span><text:span text:style-name="T127">}</text:span></text:p>
      <text:p text:style-name="P182"><text:span text:style-name="T252"><text:tab/></text:span><text:span text:style-name="T264">modifies a specific configuration attribute of a specific network component</text:span></text:p>
      <text:p text:style-name="P182"><text:span text:style-name="T264">DELETE</text:span><text:span text:style-name="T253"> </text:span><text:a xlink:type="simple" xlink:href="http://localhost:8181/onos/v1/network/configuration" text:style-name="Internet_20_link" text:visited-style-name="Visited_20_Internet_20_Link">http://localhost:8181/onos/v1/network/configuration</text:a> </text:p>
      <text:p text:style-name="P182"><text:span text:style-name="T252"><text:tab/></text:span><text:span text:style-name="T264">clears</text:span><text:span text:style-name="T262"> all configurations of network components (OVS devices, ports, host</text:span><text:span text:style-name="T263">s</text:span><text:span text:style-name="T262">, links, apps)</text:span></text:p>
      <text:p text:style-name="P182"><text:span text:style-name="T264">DELETE</text:span><text:span text:style-name="T253"> </text:span><text:a xlink:type="simple" xlink:href="http://localhost:8181/onos/v1/network/configuration/" text:style-name="Internet_20_link" text:visited-style-name="Visited_20_Internet_20_Link">http://localhost:8181/onos/v1/network/configuration</text:a><text:a xlink:type="simple" xlink:href="http://localhost:8181/onos/v1/network/configuration/" text:style-name="Internet_20_link" text:visited-style-name="Visited_20_Internet_20_Link"><text:span text:style-name="T119">/</text:span></text:a><text:span text:style-name="T119">{</text:span><text:span text:style-name="T121">component class</text:span><text:span text:style-name="T119">}</text:span><text:span text:style-name="T126"> </text:span><text:span text:style-name="T261"><text:s/></text:span></text:p>
      <text:p text:style-name="P182"><text:span text:style-name="T252"><text:tab/></text:span><text:span text:style-name="T264">clears</text:span><text:span text:style-name="T262"> configurations of </text:span><text:span text:style-name="T263">all network components of a specified class</text:span></text:p>
      <text:p text:style-name="P182"><text:span text:style-name="T264">DELETE</text:span><text:span text:style-name="T253"> </text:span><text:a xlink:type="simple" xlink:href="http://localhost:8181/onos/v1/network/configuration/" text:style-name="Internet_20_link" text:visited-style-name="Visited_20_Internet_20_Link">http://localhost:8181/onos/v1/network/configuration</text:a><text:a xlink:type="simple" xlink:href="http://localhost:8181/onos/v1/network/configuration/" text:style-name="Internet_20_link" text:visited-style-name="Visited_20_Internet_20_Link"><text:span text:style-name="T119">/</text:span></text:a><text:span text:style-name="T119">{</text:span><text:span text:style-name="T121">component class</text:span><text:span text:style-name="T119">}</text:span><text:a xlink:type="simple" xlink:href="http://localhost:8181/onos/v1/network/configuration/" text:style-name="Internet_20_link" text:visited-style-name="Visited_20_Internet_20_Link"><text:span text:style-name="T119">/</text:span></text:a><text:span text:style-name="T119">{</text:span><text:span text:style-name="T121">component ID</text:span><text:span text:style-name="T119">}</text:span><text:span text:style-name="T126"> </text:span><text:span text:style-name="T261"><text:s/></text:span></text:p>
      <text:p text:style-name="P182"><text:span text:style-name="T252"><text:tab/></text:span><text:span text:style-name="T264">clears</text:span><text:span text:style-name="T262"> configurations of </text:span><text:span text:style-name="T263">a specific network component</text:span></text:p>
      <text:p text:style-name="P182"><text:span text:style-name="T75">DELETE</text:span><text:span text:style-name="T270"> </text:span><text:a xlink:type="simple" xlink:href="http://localhost:8181/onos/v1/network/configuration/" text:style-name="Internet_20_link" text:visited-style-name="Visited_20_Internet_20_Link"><text:span text:style-name="T269">http://localhost:8181/onos/v1/network/configuration</text:span></text:a><text:a xlink:type="simple" xlink:href="http://localhost:8181/onos/v1/network/configuration/" text:style-name="Internet_20_link" text:visited-style-name="Visited_20_Internet_20_Link"><text:span text:style-name="T130">/</text:span></text:a><text:span text:style-name="T130">{</text:span><text:span text:style-name="T131">component class</text:span><text:span text:style-name="T130">}</text:span><text:a xlink:type="simple" xlink:href="http://localhost:8181/onos/v1/network/configuration/" text:style-name="Internet_20_link" text:visited-style-name="Visited_20_Internet_20_Link"><text:span text:style-name="T130">/</text:span></text:a><text:span text:style-name="T130">{</text:span><text:span text:style-name="T131">component ID</text:span><text:span text:style-name="T130">}</text:span><text:a xlink:type="simple" xlink:href="http://localhost:8181/onos/v1/network/configuration/" text:style-name="Internet_20_link" text:visited-style-name="Visited_20_Internet_20_Link"><text:span text:style-name="T130">/</text:span></text:a><text:span text:style-name="T130">{</text:span><text:span text:style-name="T132">attribute name</text:span><text:span text:style-name="T130">}</text:span></text:p>
      <text:p text:style-name="P182"><text:span text:style-name="T252"><text:tab/></text:span><text:span text:style-name="T264">clears a specific configuration attribute of a specific network component</text:span></text:p>
      <text:p text:style-name="P159"/>
      <text:p text:style-name="P159"><text:span text:style-name="T253">GET </text:span><text:a xlink:type="simple" xlink:href="http://localhost:8181/onos/v1/paths/" text:style-name="Internet_20_link" text:visited-style-name="Visited_20_Internet_20_Link"><text:span text:style-name="T93">http://localhost:8181</text:span></text:a><text:a xlink:type="simple" xlink:href="http://localhost:8181/onos/v1/paths/" text:style-name="Internet_20_link" text:visited-style-name="Visited_20_Internet_20_Link"><text:span text:style-name="T94">/onos/v1/</text:span></text:a><text:a xlink:type="simple" xlink:href="http://localhost:8181/onos/v1/paths/" text:style-name="Internet_20_link" text:visited-style-name="Visited_20_Internet_20_Link"><text:span text:style-name="T95">paths</text:span></text:a><text:a xlink:type="simple" xlink:href="http://localhost:8181/onos/v1/paths/" text:style-name="Internet_20_link" text:visited-style-name="Visited_20_Internet_20_Link"><text:span text:style-name="T94">/</text:span></text:a><text:span text:style-name="T96">{</text:span><text:span text:style-name="T100">src </text:span><text:span text:style-name="T101">device ID</text:span><text:span text:style-name="T96">}/</text:span><text:span text:style-name="T100">{dst </text:span><text:span text:style-name="T101">device ID</text:span><text:span text:style-name="T100">}</text:span></text:p>
      <text:p text:style-name="P183"><text:tab/><text:span text:style-name="T271">returns a list of minimum-cost paths between any two devices (both hosts and OVS <text:tab/>devices) in the network. It also includes edge links. Default configuration: Djikstra <text:tab/>algorithm with hop count metric</text:span></text:p>
      <text:p text:style-name="P184"><text:span text:style-name="T253">GET </text:span><text:a xlink:type="simple" xlink:href="http://localhost:8181/onos/v1/paths/" text:style-name="Internet_20_link" text:visited-style-name="Visited_20_Internet_20_Link"><text:span text:style-name="T93">http://localhost:8181</text:span></text:a><text:a xlink:type="simple" xlink:href="http://localhost:8181/onos/v1/paths/" text:style-name="Internet_20_link" text:visited-style-name="Visited_20_Internet_20_Link"><text:span text:style-name="T94">/onos/v1/</text:span></text:a><text:a xlink:type="simple" xlink:href="http://localhost:8181/onos/v1/paths/" text:style-name="Internet_20_link" text:visited-style-name="Visited_20_Internet_20_Link"><text:span text:style-name="T95">paths</text:span></text:a><text:a xlink:type="simple" xlink:href="http://localhost:8181/onos/v1/paths/" text:style-name="Internet_20_link" text:visited-style-name="Visited_20_Internet_20_Link"><text:span text:style-name="T94">/</text:span></text:a><text:span text:style-name="T96">{</text:span><text:span text:style-name="T100">src </text:span><text:span text:style-name="T101">device ID</text:span><text:span text:style-name="T96">}/</text:span><text:span text:style-name="T100">{dst </text:span><text:span text:style-name="T101">device ID</text:span><text:span text:style-name="T100">}/</text:span><text:span text:style-name="T102">disjoint</text:span></text:p>
      <text:p text:style-name="P184"><text:tab/><text:span text:style-name="T272">same as before, but it returns only paths with no links in common</text:span></text:p>
      <text:p text:style-name="P155"/>
      <text:p text:style-name="P155"><text:span text:style-name="T252">GET </text:span><text:a xlink:type="simple" xlink:href="http://localhost:8181/onos/v1/flows" text:style-name="Internet_20_link" text:visited-style-name="Visited_20_Internet_20_Link">http://localhost:8181/onos/v1/flows</text:a></text:p>
      <text:p text:style-name="P155"><text:tab/><text:span text:style-name="T272">get all known flow rules in the network</text:span></text:p>
      <text:p text:style-name="P184"><text:span text:style-name="T252">GET </text:span><text:a xlink:type="simple" xlink:href="http://localhost:8181/onos/v1/flows" text:style-name="Internet_20_link" text:visited-style-name="Visited_20_Internet_20_Link">http://localhost:8181/onos/v1/flows</text:a><text:span text:style-name="T119">/{device id}</text:span></text:p>
      <text:p text:style-name="P184"><text:tab/><text:span text:style-name="T272">get all flow rules installed in a specific OVS device (AP/switch)</text:span></text:p>
      <text:p text:style-name="P184"><text:span text:style-name="T252">GET </text:span><text:a xlink:type="simple" xlink:href="http://localhost:8181/onos/v1/flows" text:style-name="Internet_20_link" text:visited-style-name="Visited_20_Internet_20_Link">http://localhost:8181/onos/v1/flows</text:a><text:span text:style-name="T119">/{device id}/{</text:span><text:span text:style-name="T122">flow</text:span><text:span text:style-name="T119"> id}</text:span></text:p>
      <text:p text:style-name="P184"><text:tab/><text:span text:style-name="T272">get a specific flow rule installed in a specific OVS device (AP/switch)</text:span></text:p>
      <text:p text:style-name="P184"><text:span text:style-name="T252">GET </text:span><text:a xlink:type="simple" xlink:href="http://localhost:8181/onos/v1/flows/" text:style-name="Internet_20_link" text:visited-style-name="Visited_20_Internet_20_Link">http://localhost:8181/onos/v1/flows</text:a><text:a xlink:type="simple" xlink:href="http://localhost:8181/onos/v1/flows/" text:style-name="Internet_20_link" text:visited-style-name="Visited_20_Internet_20_Link"><text:span text:style-name="T119">/</text:span></text:a><text:span text:style-name="T119">{</text:span><text:span text:style-name="T122">table </text:span><text:span text:style-name="T119">id}</text:span></text:p>
      <text:p text:style-name="P184"><text:tab/><text:span text:style-name="T272">get all known flow rules in a specific table, across all OVS devices</text:span></text:p>
      <text:p text:style-name="P185"><text:span text:style-name="T273">POST</text:span><text:span text:style-name="T252"> </text:span><text:a xlink:type="simple" xlink:href="http://localhost:8181/onos/v1/flows" text:style-name="Internet_20_link" text:visited-style-name="Visited_20_Internet_20_Link">http://localhost:8181/onos/v1/flows</text:a></text:p>
      <text:p text:style-name="P185"><text:soft-page-break/><text:tab/><text:span text:style-name="T273">installs a flow rule</text:span></text:p>
      <text:p text:style-name="P185"><text:span text:style-name="T273">POST</text:span><text:span text:style-name="T252"> </text:span><text:a xlink:type="simple" xlink:href="http://localhost:8181/onos/v1/flows" text:style-name="Internet_20_link" text:visited-style-name="Visited_20_Internet_20_Link">http://localhost:8181/onos/v1/flows</text:a><text:span text:style-name="T119">/{device id}</text:span></text:p>
      <text:p text:style-name="P185"><text:tab/><text:span text:style-name="T273">installs a </text:span><text:span text:style-name="T272">flow rule in a specific OVS device (AP/switch)</text:span></text:p>
      <text:p text:style-name="P186"><text:span text:style-name="T274">DELETE</text:span><text:span text:style-name="T252"> </text:span><text:a xlink:type="simple" xlink:href="http://localhost:8181/onos/v1/flows" text:style-name="Internet_20_link" text:visited-style-name="Visited_20_Internet_20_Link">http://localhost:8181/onos/v1/flows</text:a></text:p>
      <text:p text:style-name="P186"><text:tab/><text:span text:style-name="T274">deletes flow rules</text:span></text:p>
      <text:p text:style-name="P186"><text:span text:style-name="T274">DELETE </text:span><text:a xlink:type="simple" xlink:href="http://localhost:8181/onos/v1/flows" text:style-name="Internet_20_link" text:visited-style-name="Visited_20_Internet_20_Link"><text:span text:style-name="T119">http://localhost:8181/onos/v1/flows</text:span></text:a><text:span text:style-name="T119">/{device id}/{</text:span><text:span text:style-name="T122">flow</text:span><text:span text:style-name="T119"> id}</text:span></text:p>
      <text:p text:style-name="P158"><text:tab/><text:span text:style-name="T274">deletes </text:span><text:span text:style-name="T273">a </text:span><text:span text:style-name="T275">specifc </text:span><text:span text:style-name="T272">flow rule in a specific OVS device (AP/switch)</text:span></text:p>
      <text:p text:style-name="P156"/>
      <text:p text:style-name="P156">GET <text:a xlink:type="simple" xlink:href="http://localhost:8181/onos/v1/groups" text:style-name="Internet_20_link" text:visited-style-name="Visited_20_Internet_20_Link">http://localhost:8181/onos/v1/groups</text:a></text:p>
      <text:p text:style-name="P187"><text:span text:style-name="T272"><text:tab/>get</text:span><text:span text:style-name="T275">s</text:span><text:span text:style-name="T272"> all known </text:span><text:span text:style-name="T275">group rules</text:span></text:p>
      <text:p text:style-name="P187"><text:span text:style-name="T252">GET </text:span><text:a xlink:type="simple" xlink:href="http://localhost:8181/onos/v1/flows" text:style-name="Internet_20_link" text:visited-style-name="Visited_20_Internet_20_Link">http://localhost:8181/onos/v1/</text:a><text:a xlink:type="simple" xlink:href="http://localhost:8181/onos/v1/flows" text:style-name="Internet_20_link" text:visited-style-name="Visited_20_Internet_20_Link"><text:span text:style-name="T275">group</text:span></text:a><text:a xlink:type="simple" xlink:href="http://localhost:8181/onos/v1/flows" text:style-name="Internet_20_link" text:visited-style-name="Visited_20_Internet_20_Link">s</text:a><text:span text:style-name="T119">/{device id}</text:span></text:p>
      <text:p text:style-name="P187"><text:tab/><text:span text:style-name="T272">get</text:span><text:span text:style-name="T275">s</text:span><text:span text:style-name="T272"> all </text:span><text:span text:style-name="T275">group </text:span><text:span text:style-name="T272">rules installed in a specific OVS device (AP/switch)</text:span></text:p>
      <text:p text:style-name="P187"><text:span text:style-name="T275">POST</text:span><text:span text:style-name="T252"> </text:span><text:a xlink:type="simple" xlink:href="http://localhost:8181/onos/v1/flows" text:style-name="Internet_20_link" text:visited-style-name="Visited_20_Internet_20_Link">http://localhost:8181/onos/v1/</text:a><text:a xlink:type="simple" xlink:href="http://localhost:8181/onos/v1/flows" text:style-name="Internet_20_link" text:visited-style-name="Visited_20_Internet_20_Link"><text:span text:style-name="T275">group</text:span></text:a><text:a xlink:type="simple" xlink:href="http://localhost:8181/onos/v1/flows" text:style-name="Internet_20_link" text:visited-style-name="Visited_20_Internet_20_Link">s</text:a><text:span text:style-name="T119">/{device id}</text:span></text:p>
      <text:p text:style-name="P187"><text:tab/><text:span text:style-name="T275">installs </text:span><text:span text:style-name="T272">a </text:span><text:span text:style-name="T275">group </text:span><text:span text:style-name="T272">rule in a specific OVS device (AP/switch)</text:span></text:p>
      <text:p text:style-name="P187"/>
      <text:p text:style-name="P156">GET <text:a xlink:type="simple" xlink:href="http://localhost:8181/onos/v1/meters" text:style-name="Internet_20_link" text:visited-style-name="Visited_20_Internet_20_Link">http://localhost:8181/onos/v1/meters</text:a> </text:p>
      <text:p text:style-name="P187"><text:span text:style-name="T272"><text:tab/></text:span><text:span text:style-name="T275">g</text:span><text:span text:style-name="T272">et</text:span><text:span text:style-name="T275">s</text:span><text:span text:style-name="T272"> all known </text:span><text:span text:style-name="T275">meters</text:span></text:p>
      <text:p text:style-name="P187"><text:span text:style-name="T252">GET </text:span><text:a xlink:type="simple" xlink:href="http://localhost:8181/onos/v1/flows" text:style-name="Internet_20_link" text:visited-style-name="Visited_20_Internet_20_Link">http://localhost:8181/onos/v1/</text:a><text:a xlink:type="simple" xlink:href="http://localhost:8181/onos/v1/flows" text:style-name="Internet_20_link" text:visited-style-name="Visited_20_Internet_20_Link"><text:span text:style-name="T114">meter</text:span></text:a><text:a xlink:type="simple" xlink:href="http://localhost:8181/onos/v1/flows" text:style-name="Internet_20_link" text:visited-style-name="Visited_20_Internet_20_Link">s</text:a><text:span text:style-name="T119">/{device id}</text:span></text:p>
      <text:p text:style-name="P187"><text:span text:style-name="T252"><text:tab/></text:span><text:span text:style-name="T272">get</text:span><text:span text:style-name="T275">s</text:span><text:span text:style-name="T272"> all </text:span><text:span text:style-name="T275">meters</text:span><text:span text:style-name="T272"> installed in a specific OVS device (AP/switch)</text:span></text:p>
      <text:p text:style-name="P187"><text:span text:style-name="T252">GET </text:span><text:a xlink:type="simple" xlink:href="http://localhost:8181/onos/v1/flows" text:style-name="Internet_20_link" text:visited-style-name="Visited_20_Internet_20_Link">http://localhost:8181/onos/v1/</text:a><text:a xlink:type="simple" xlink:href="http://localhost:8181/onos/v1/flows" text:style-name="Internet_20_link" text:visited-style-name="Visited_20_Internet_20_Link"><text:span text:style-name="T275">meter</text:span></text:a><text:a xlink:type="simple" xlink:href="http://localhost:8181/onos/v1/flows" text:style-name="Internet_20_link" text:visited-style-name="Visited_20_Internet_20_Link">s</text:a><text:span text:style-name="T119">/{device id}/{</text:span><text:span text:style-name="T123">meter</text:span><text:span text:style-name="T119"> id}</text:span></text:p>
      <text:p text:style-name="P187"><text:tab/><text:span text:style-name="T272">get a specific </text:span><text:span text:style-name="T275">meter</text:span><text:span text:style-name="T272"> installed in a specific OVS device (AP/switch)</text:span></text:p>
      <text:p text:style-name="P187"><text:span text:style-name="T275">POST</text:span><text:span text:style-name="T252"> </text:span><text:a xlink:type="simple" xlink:href="http://localhost:8181/onos/v1/flows" text:style-name="Internet_20_link" text:visited-style-name="Visited_20_Internet_20_Link">http://localhost:8181/onos/v1/</text:a><text:a xlink:type="simple" xlink:href="http://localhost:8181/onos/v1/flows" text:style-name="Internet_20_link" text:visited-style-name="Visited_20_Internet_20_Link"><text:span text:style-name="T114">meter</text:span></text:a><text:a xlink:type="simple" xlink:href="http://localhost:8181/onos/v1/flows" text:style-name="Internet_20_link" text:visited-style-name="Visited_20_Internet_20_Link">s</text:a><text:span text:style-name="T119">/{device id}</text:span></text:p>
      <text:p text:style-name="P187"><text:span text:style-name="T252"><text:tab/></text:span><text:span text:style-name="T275">install a meter</text:span><text:span text:style-name="T272"> in a specific OVS device (AP/switch)</text:span></text:p>
      <text:p text:style-name="P187"><text:span text:style-name="T274">DELETE </text:span><text:a xlink:type="simple" xlink:href="http://localhost:8181/onos/v1/flows" text:style-name="Internet_20_link" text:visited-style-name="Visited_20_Internet_20_Link"><text:span text:style-name="T119">http://localhost:8181/onos/v1/</text:span></text:a><text:a xlink:type="simple" xlink:href="http://localhost:8181/onos/v1/flows" text:style-name="Internet_20_link" text:visited-style-name="Visited_20_Internet_20_Link"><text:span text:style-name="T114">meter</text:span></text:a><text:a xlink:type="simple" xlink:href="http://localhost:8181/onos/v1/flows" text:style-name="Internet_20_link" text:visited-style-name="Visited_20_Internet_20_Link"><text:span text:style-name="T119">s</text:span></text:a><text:span text:style-name="T119">/{device id}/{</text:span><text:span text:style-name="T123">meter</text:span><text:span text:style-name="T119"> id}</text:span></text:p>
      <text:p text:style-name="P187"><text:span text:style-name="T252"><text:tab/></text:span><text:span text:style-name="T274">deletes </text:span><text:span text:style-name="T273">a </text:span><text:span text:style-name="T275">specific meter</text:span><text:span text:style-name="T272"> in a specific OVS device (AP/switch)</text:span></text:p>
      <text:p text:style-name="P155"/>
      <text:p text:style-name="P155"><text:span text:style-name="T252">GET </text:span><text:a xlink:type="simple" xlink:href="http://localhost:8181/onos/v1/metrics" text:style-name="Internet_20_link" text:visited-style-name="Visited_20_Internet_20_Link"><text:span text:style-name="T252">http://localhost:8181/onos/v1/</text:span></text:a><text:a xlink:type="simple" xlink:href="http://localhost:8181/onos/v1/metrics" text:style-name="Internet_20_link" text:visited-style-name="Visited_20_Internet_20_Link"><text:span text:style-name="T111">metrics</text:span></text:a></text:p>
      <text:p text:style-name="P189"><text:span text:style-name="T275"><text:tab/>g</text:span><text:span text:style-name="T272">et</text:span><text:span text:style-name="T275">s</text:span><text:span text:style-name="T272"> all </text:span><text:span text:style-name="T276">available system metrics</text:span></text:p>
      <text:p text:style-name="P189"><text:span text:style-name="T252">GET </text:span><text:a xlink:type="simple" xlink:href="http://localhost:8181/onos/v1/metrics/" text:style-name="Internet_20_link" text:visited-style-name="Visited_20_Internet_20_Link">http://localhost:8181/onos/v1/</text:a><text:a xlink:type="simple" xlink:href="http://localhost:8181/onos/v1/metrics/" text:style-name="Internet_20_link" text:visited-style-name="Visited_20_Internet_20_Link"><text:span text:style-name="T114">met</text:span></text:a><text:a xlink:type="simple" xlink:href="http://localhost:8181/onos/v1/metrics/" text:style-name="Internet_20_link" text:visited-style-name="Visited_20_Internet_20_Link"><text:span text:style-name="T115">rics</text:span></text:a><text:a xlink:type="simple" xlink:href="http://localhost:8181/onos/v1/metrics/" text:style-name="Internet_20_link" text:visited-style-name="Visited_20_Internet_20_Link"><text:span text:style-name="T119">/</text:span></text:a><text:span text:style-name="T119">{</text:span><text:span text:style-name="T124">metric name</text:span><text:span text:style-name="T119">}</text:span></text:p>
      <text:p text:style-name="P189"><text:span text:style-name="T252"><text:tab/></text:span><text:span text:style-name="T272">get</text:span><text:span text:style-name="T275">s</text:span><text:span text:style-name="T272"> </text:span><text:span text:style-name="T276">a specific metric</text:span></text:p>
      <text:p text:style-name="P160"/>
      <text:p text:style-name="P160"><text:span text:style-name="T252">GET </text:span><text:a xlink:type="simple" xlink:href="http://localhost:8181/onos/v1/statistics/ports" text:style-name="Internet_20_link" text:visited-style-name="Visited_20_Internet_20_Link"><text:span text:style-name="T252">http://localhost:8181/onos/v1/</text:span></text:a><text:a xlink:type="simple" xlink:href="http://localhost:8181/onos/v1/statistics/ports" text:style-name="Internet_20_link" text:visited-style-name="Visited_20_Internet_20_Link"><text:span text:style-name="T254">statistic</text:span></text:a><text:a xlink:type="simple" xlink:href="http://localhost:8181/onos/v1/statistics/ports" text:style-name="Internet_20_link" text:visited-style-name="Visited_20_Internet_20_Link"><text:span text:style-name="T276">s/port</text:span></text:a><text:a xlink:type="simple" xlink:href="http://localhost:8181/onos/v1/statistics/ports" text:style-name="Internet_20_link" text:visited-style-name="Visited_20_Internet_20_Link"><text:span text:style-name="T254">s</text:span></text:a></text:p>
      <text:p text:style-name="P160"><text:tab/><text:span text:style-name="T276">get</text:span><text:span text:style-name="T278">s</text:span><text:span text:style-name="T276"> statistics about L2 ports of all OVS devices (APs/switches)</text:span></text:p>
      <text:p text:style-name="P189"><text:span text:style-name="T252">GET </text:span><text:a xlink:type="simple" xlink:href="http://localhost:8181/onos/v1/statistics/ports/" text:style-name="Internet_20_link" text:visited-style-name="Visited_20_Internet_20_Link"><text:span text:style-name="T252">http://localhost:8181/onos/v1/</text:span></text:a><text:a xlink:type="simple" xlink:href="http://localhost:8181/onos/v1/statistics/ports/" text:style-name="Internet_20_link" text:visited-style-name="Visited_20_Internet_20_Link"><text:span text:style-name="T254">statistic</text:span></text:a><text:a xlink:type="simple" xlink:href="http://localhost:8181/onos/v1/statistics/ports/" text:style-name="Internet_20_link" text:visited-style-name="Visited_20_Internet_20_Link"><text:span text:style-name="T276">s/port</text:span></text:a><text:a xlink:type="simple" xlink:href="http://localhost:8181/onos/v1/statistics/ports/" text:style-name="Internet_20_link" text:visited-style-name="Visited_20_Internet_20_Link"><text:span text:style-name="T254">s</text:span></text:a><text:a xlink:type="simple" xlink:href="http://localhost:8181/onos/v1/statistics/ports/" text:style-name="Internet_20_link" text:visited-style-name="Visited_20_Internet_20_Link"><text:span text:style-name="T119">/</text:span></text:a><text:span text:style-name="T119">{</text:span><text:span text:style-name="T124">device ID</text:span><text:span text:style-name="T119">}</text:span></text:p>
      <text:p text:style-name="P189"><text:tab/><text:span text:style-name="T276">get</text:span><text:span text:style-name="T278">s</text:span><text:span text:style-name="T276"> statistics about L2 ports of a specific OVS device</text:span></text:p>
      <text:p text:style-name="P190"><text:span text:style-name="T252">GET </text:span><text:a xlink:type="simple" xlink:href="http://localhost:8181/onos/v1/statistics/ports/" text:style-name="Internet_20_link" text:visited-style-name="Visited_20_Internet_20_Link"><text:span text:style-name="T252">http://localhost:8181/onos/v1/</text:span></text:a><text:a xlink:type="simple" xlink:href="http://localhost:8181/onos/v1/statistics/ports/" text:style-name="Internet_20_link" text:visited-style-name="Visited_20_Internet_20_Link"><text:span text:style-name="T254">statistic</text:span></text:a><text:a xlink:type="simple" xlink:href="http://localhost:8181/onos/v1/statistics/ports/" text:style-name="Internet_20_link" text:visited-style-name="Visited_20_Internet_20_Link"><text:span text:style-name="T276">s/port</text:span></text:a><text:a xlink:type="simple" xlink:href="http://localhost:8181/onos/v1/statistics/ports/" text:style-name="Internet_20_link" text:visited-style-name="Visited_20_Internet_20_Link"><text:span text:style-name="T254">s</text:span></text:a><text:a xlink:type="simple" xlink:href="http://localhost:8181/onos/v1/statistics/ports/" text:style-name="Internet_20_link" text:visited-style-name="Visited_20_Internet_20_Link"><text:span text:style-name="T119">/</text:span></text:a><text:span text:style-name="T119">{</text:span><text:span text:style-name="T124">device ID</text:span><text:span text:style-name="T119">}</text:span><text:a xlink:type="simple" xlink:href="http://localhost:8181/onos/v1/statistics/ports/" text:style-name="Internet_20_link" text:visited-style-name="Visited_20_Internet_20_Link"><text:span text:style-name="T119">/</text:span></text:a><text:span text:style-name="T119">{</text:span><text:span text:style-name="T125">port</text:span><text:span text:style-name="T124"> </text:span><text:span text:style-name="T125">number</text:span><text:span text:style-name="T119">}</text:span></text:p>
      <text:p text:style-name="P190"><text:span text:style-name="T253"><text:tab/></text:span><text:span text:style-name="T276">get</text:span><text:span text:style-name="T278">s</text:span><text:span text:style-name="T276"> statistics about </text:span><text:span text:style-name="T277">a specific L2</text:span><text:span text:style-name="T276"> of a specific OVS device</text:span></text:p>
      <text:p text:style-name="P190"><text:span text:style-name="T252">GET </text:span><text:a xlink:type="simple" xlink:href="http://localhost:8181/onos/v1/statistics/ports" text:style-name="Internet_20_link" text:visited-style-name="Visited_20_Internet_20_Link"><text:span text:style-name="T252">http://localhost:8181/onos/v1/</text:span></text:a><text:a xlink:type="simple" xlink:href="http://localhost:8181/onos/v1/statistics/ports" text:style-name="Internet_20_link" text:visited-style-name="Visited_20_Internet_20_Link"><text:span text:style-name="T254">statistic</text:span></text:a><text:a xlink:type="simple" xlink:href="http://localhost:8181/onos/v1/statistics/ports" text:style-name="Internet_20_link" text:visited-style-name="Visited_20_Internet_20_Link"><text:span text:style-name="T276">s/</text:span></text:a><text:a xlink:type="simple" xlink:href="http://localhost:8181/onos/v1/statistics/ports" text:style-name="Internet_20_link" text:visited-style-name="Visited_20_Internet_20_Link"><text:span text:style-name="T277">delta/</text:span></text:a><text:a xlink:type="simple" xlink:href="http://localhost:8181/onos/v1/statistics/ports" text:style-name="Internet_20_link" text:visited-style-name="Visited_20_Internet_20_Link"><text:span text:style-name="T276">port</text:span></text:a><text:a xlink:type="simple" xlink:href="http://localhost:8181/onos/v1/statistics/ports" text:style-name="Internet_20_link" text:visited-style-name="Visited_20_Internet_20_Link"><text:span text:style-name="T254">s</text:span></text:a></text:p>
      <text:p text:style-name="P190"><text:tab/><text:span text:style-name="T266">get</text:span><text:span text:style-name="T268">s</text:span><text:span text:style-name="T266"> </text:span><text:span text:style-name="T267">last-polling interval </text:span><text:span text:style-name="T266">statistics about L2 ports of all OVS devices (APs/switches). </text:span><text:span text:style-name="T267">Default <text:tab/>polling interval duration is 5 s, </text:span><text:span text:style-name="T268">it can be changed by modifying attribute <text:tab/>portStatsPollFrequency in <text:tab/>configuration <text:s/>org.onosproject.provider.of.device.impl.OpenFlowDeviceProvider:</text:span></text:p>
      <text:p text:style-name="P191"><text:span text:style-name="T252">GET </text:span><text:a xlink:type="simple" xlink:href="http://localhost:8181/onos/v1/statistics/" text:style-name="Internet_20_link" text:visited-style-name="Visited_20_Internet_20_Link"><text:span text:style-name="T252">http://localhost:8181/onos/v1/</text:span></text:a><text:a xlink:type="simple" xlink:href="http://localhost:8181/onos/v1/statistics/" text:style-name="Internet_20_link" text:visited-style-name="Visited_20_Internet_20_Link"><text:span text:style-name="T254">statistic</text:span></text:a><text:a xlink:type="simple" xlink:href="http://localhost:8181/onos/v1/statistics/" text:style-name="Internet_20_link" text:visited-style-name="Visited_20_Internet_20_Link"><text:span text:style-name="T276">s/</text:span></text:a><text:a xlink:type="simple" xlink:href="http://localhost:8181/onos/v1/statistics/" text:style-name="Internet_20_link" text:visited-style-name="Visited_20_Internet_20_Link"><text:span text:style-name="T116">d</text:span></text:a><text:span text:style-name="T116">elta</text:span><text:a xlink:type="simple" xlink:href="http://localhost:8181/onos/v1/statistics/ports/" text:style-name="Internet_20_link" text:visited-style-name="Visited_20_Internet_20_Link"><text:span text:style-name="T119">/</text:span></text:a><text:a xlink:type="simple" xlink:href="http://localhost:8181/onos/v1/statistics/ports/" text:style-name="Internet_20_link" text:visited-style-name="Visited_20_Internet_20_Link"><text:span text:style-name="T276">port</text:span></text:a><text:a xlink:type="simple" xlink:href="http://localhost:8181/onos/v1/statistics/ports/" text:style-name="Internet_20_link" text:visited-style-name="Visited_20_Internet_20_Link"><text:span text:style-name="T254">s</text:span></text:a><text:a xlink:type="simple" xlink:href="http://localhost:8181/onos/v1/statistics/ports/" text:style-name="Internet_20_link" text:visited-style-name="Visited_20_Internet_20_Link"><text:span text:style-name="T119">/</text:span></text:a><text:span text:style-name="T119">{</text:span><text:span text:style-name="T124">device ID</text:span><text:span text:style-name="T119">}</text:span></text:p>
      <text:p text:style-name="P190"><text:tab/><text:span text:style-name="T276">get</text:span><text:span text:style-name="T278">s</text:span><text:span text:style-name="T276"> </text:span><text:span text:style-name="T278">last-polling interval </text:span><text:span text:style-name="T276">statistics about L2 ports of a specific OVS device</text:span></text:p>
      <text:p text:style-name="P190"><text:span text:style-name="T252">GET </text:span><text:a xlink:type="simple" xlink:href="http://localhost:8181/onos/v1/statistics/ports/" text:style-name="Internet_20_link" text:visited-style-name="Visited_20_Internet_20_Link"><text:span text:style-name="T252">http://localhost:8181/onos/v1/</text:span></text:a><text:a xlink:type="simple" xlink:href="http://localhost:8181/onos/v1/statistics/ports/" text:style-name="Internet_20_link" text:visited-style-name="Visited_20_Internet_20_Link"><text:span text:style-name="T254">statistic</text:span></text:a><text:a xlink:type="simple" xlink:href="http://localhost:8181/onos/v1/statistics/ports/" text:style-name="Internet_20_link" text:visited-style-name="Visited_20_Internet_20_Link"><text:span text:style-name="T276">s/</text:span></text:a><text:a xlink:type="simple" xlink:href="http://localhost:8181/onos/v1/statistics/ports/" text:style-name="Internet_20_link" text:visited-style-name="Visited_20_Internet_20_Link"><text:span text:style-name="T278">delta/</text:span></text:a><text:a xlink:type="simple" xlink:href="http://localhost:8181/onos/v1/statistics/ports/" text:style-name="Internet_20_link" text:visited-style-name="Visited_20_Internet_20_Link"><text:span text:style-name="T276">port</text:span></text:a><text:a xlink:type="simple" xlink:href="http://localhost:8181/onos/v1/statistics/ports/" text:style-name="Internet_20_link" text:visited-style-name="Visited_20_Internet_20_Link"><text:span text:style-name="T254">s</text:span></text:a><text:a xlink:type="simple" xlink:href="http://localhost:8181/onos/v1/statistics/ports/" text:style-name="Internet_20_link" text:visited-style-name="Visited_20_Internet_20_Link"><text:span text:style-name="T119">/</text:span></text:a><text:span text:style-name="T119">{</text:span><text:span text:style-name="T124">device ID</text:span><text:span text:style-name="T119">}</text:span><text:a xlink:type="simple" xlink:href="http://localhost:8181/onos/v1/statistics/ports/" text:style-name="Internet_20_link" text:visited-style-name="Visited_20_Internet_20_Link"><text:span text:style-name="T119">/</text:span></text:a><text:span text:style-name="T119">{</text:span><text:span text:style-name="T125">port</text:span><text:span text:style-name="T124"> </text:span><text:span text:style-name="T125">number</text:span><text:span text:style-name="T119">}</text:span></text:p>
      <text:p text:style-name="P190"><text:span text:style-name="T253"><text:tab/></text:span><text:span text:style-name="T276">get</text:span><text:span text:style-name="T278">s last-polling interval</text:span><text:span text:style-name="T276"> statistics about </text:span><text:span text:style-name="T277">a specific L2</text:span><text:span text:style-name="T276"> of a specific OVS devic</text:span></text:p>
      <text:p text:style-name="P191"><text:span text:style-name="T252">GET </text:span><text:a xlink:type="simple" xlink:href="http://localhost:8181/onos/v1/statistics/ports" text:style-name="Internet_20_link" text:visited-style-name="Visited_20_Internet_20_Link"><text:span text:style-name="T252">http://localhost:8181/onos/v1/</text:span></text:a><text:a xlink:type="simple" xlink:href="http://localhost:8181/onos/v1/statistics/ports" text:style-name="Internet_20_link" text:visited-style-name="Visited_20_Internet_20_Link"><text:span text:style-name="T254">statistic</text:span></text:a><text:a xlink:type="simple" xlink:href="http://localhost:8181/onos/v1/statistics/ports" text:style-name="Internet_20_link" text:visited-style-name="Visited_20_Internet_20_Link"><text:span text:style-name="T276">s/</text:span></text:a><text:a xlink:type="simple" xlink:href="http://localhost:8181/onos/v1/statistics/ports" text:style-name="Internet_20_link" text:visited-style-name="Visited_20_Internet_20_Link"><text:span text:style-name="T116">flows</text:span></text:a><text:span text:style-name="T116">/tables</text:span></text:p>
      <text:p text:style-name="P191"><text:tab/><text:span text:style-name="T276">get</text:span><text:span text:style-name="T278">s</text:span><text:span text:style-name="T276"> </text:span><text:span text:style-name="T278">flow table statistics</text:span><text:span text:style-name="T276"> of all OVS devices (APs/switches)</text:span></text:p>
      <text:p text:style-name="P191"><text:span text:style-name="T252">GET </text:span><text:a xlink:type="simple" xlink:href="http://localhost:8181/onos/v1/statistics/ports" text:style-name="Internet_20_link" text:visited-style-name="Visited_20_Internet_20_Link"><text:span text:style-name="T252">http://localhost:8181/onos/v1/</text:span></text:a><text:a xlink:type="simple" xlink:href="http://localhost:8181/onos/v1/statistics/ports" text:style-name="Internet_20_link" text:visited-style-name="Visited_20_Internet_20_Link"><text:span text:style-name="T254">statistic</text:span></text:a><text:a xlink:type="simple" xlink:href="http://localhost:8181/onos/v1/statistics/ports" text:style-name="Internet_20_link" text:visited-style-name="Visited_20_Internet_20_Link"><text:span text:style-name="T276">s/</text:span></text:a><text:a xlink:type="simple" xlink:href="http://localhost:8181/onos/v1/statistics/ports" text:style-name="Internet_20_link" text:visited-style-name="Visited_20_Internet_20_Link"><text:span text:style-name="T116">flows</text:span></text:a><text:span text:style-name="T116">/tables/</text:span><text:span text:style-name="T117">{</text:span><text:span text:style-name="T115">device ID</text:span><text:span text:style-name="T117">}</text:span></text:p>
      <text:p text:style-name="P191"><text:tab/><text:span text:style-name="T276">get</text:span><text:span text:style-name="T278">s</text:span><text:span text:style-name="T276"> </text:span><text:span text:style-name="T278">flow table statistics</text:span><text:span text:style-name="T276"> of a </text:span><text:span text:style-name="T278">specific</text:span><text:span text:style-name="T276"> OVS device</text:span></text:p>
      <text:p text:style-name="P188"/>
      <text:p text:style-name="P160"><text:span text:style-name="T254">GET </text:span><text:a xlink:type="simple" xlink:href="http://localhost:8181/onos/v1/system" text:style-name="Internet_20_link" text:visited-style-name="Visited_20_Internet_20_Link">http://localhost:8181/onos/v1/system</text:a> </text:p>
      <text:p text:style-name="P161"><text:tab/><text:span text:style-name="T255">returns current status of ONOS controller cluster</text:span></text:p>
      <text:p text:style-name="P159"><text:soft-page-break/></text:p>
      <text:p text:style-name="P159"><text:span text:style-name="T252">GET </text:span><text:a xlink:type="simple" xlink:href="http://localhost:8181/onos/v1/packets/processors" text:style-name="Internet_20_link" text:visited-style-name="Visited_20_Internet_20_Link"><text:span text:style-name="T252">http://localhost:8181/onos/v1/</text:span></text:a><text:a xlink:type="simple" xlink:href="http://localhost:8181/onos/v1/packets/processors" text:style-name="Internet_20_link" text:visited-style-name="Visited_20_Internet_20_Link"><text:span text:style-name="T112">packets/processors</text:span></text:a></text:p>
      <text:p text:style-name="P164"><text:span text:style-name="T257"><text:tab/></text:span><text:span text:style-name="T258">returns a list of registered packet processor components</text:span></text:p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5"><text:soft-page-break/><text:span text:style-name="T258">O</text:span><text:span text:style-name="T256">NOS Flow Rules Format</text:span></text:p>
      <text:p text:style-name="P167"/>
      <text:p text:style-name="P209">During a flow POST request to the ONOS REST APIs the passed JSON data can contain different objects in the criteria array . This is an example of a JSON document with all the possible criterion. Any combination of zero or more of these criterion will work in a POST request.</text:p>
      <text:section text:style-name="Sect1" text:name="highlighter_738135">
        <table:table table:name="Tabella1" table:style-name="Tabella1">
          <table:table-column table:style-name="Tabella1.A"/>
          <table:table-row table:style-name="TableLine94343853356816">
            <table:table-cell table:style-name="Tabella1.A1" office:value-type="string">
              <text:p text:style-name="Table_20_Contents"><text:span text:style-name="Source_20_Text"><text:span text:style-name="T279">{</text:span></text:span></text:p>
              <text:p text:style-name="Table_20_Contents"><text:span text:style-name="Source_20_Text"><text:span text:style-name="T279">  "priority": 40000,</text:span></text:span></text:p>
              <text:p text:style-name="Table_20_Contents"><text:span text:style-name="Source_20_Text"><text:span text:style-name="T279">  "timeout": 0,</text:span></text:span></text:p>
              <text:p text:style-name="Table_20_Contents"><text:span text:style-name="Source_20_Text"><text:span text:style-name="T279">  "isPermanent": true,</text:span></text:span></text:p>
              <text:p text:style-name="Table_20_Contents"><text:span text:style-name="Source_20_Text"><text:span text:style-name="T279">  "deviceId": "of:0000000000000001",</text:span></text:span></text:p>
              <text:p text:style-name="Table_20_Contents"><text:span text:style-name="Source_20_Text"><text:span text:style-name="T279">  "treatment": {</text:span></text:span></text:p>
              <text:p text:style-name="Table_20_Contents"><text:span text:style-name="Source_20_Text"><text:span text:style-name="T279">    "instructions": [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OUTPUT",</text:span></text:span></text:p>
              <text:p text:style-name="Table_20_Contents"><text:span text:style-name="Source_20_Text"><text:span text:style-name="T279">        "port": "CONTROLLER"</text:span></text:span></text:p>
              <text:p text:style-name="Table_20_Contents"><text:span text:style-name="Source_20_Text"><text:span text:style-name="T279">      }</text:span></text:span></text:p>
              <text:p text:style-name="Table_20_Contents"><text:span text:style-name="Source_20_Text"><text:span text:style-name="T279">    ]</text:span></text:span></text:p>
              <text:p text:style-name="Table_20_Contents"><text:span text:style-name="Source_20_Text"><text:span text:style-name="T279">  },</text:span></text:span></text:p>
              <text:p text:style-name="Table_20_Contents"><text:span text:style-name="Source_20_Text"><text:span text:style-name="T279">  "selector": {</text:span></text:span></text:p>
              <text:p text:style-name="Table_20_Contents"><text:span text:style-name="Source_20_Text"><text:span text:style-name="T279">    "criteria": [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ETH_TYPE",</text:span></text:span></text:p>
              <text:p text:style-name="Table_20_Contents"><text:span text:style-name="Source_20_Text"><text:span text:style-name="T279">        "ethType": "0x88cc"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ETH_DST",</text:span></text:span></text:p>
              <text:p text:style-name="Table_20_Contents"><text:span text:style-name="Source_20_Text"><text:span text:style-name="T279">        "mac": "00:00:11:00:00:01"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ETH_SRC",</text:span></text:span></text:p>
              <text:p text:style-name="Table_20_Contents"><text:span text:style-name="Source_20_Text"><text:span text:style-name="T279">        "mac": "00:00:11:00:00:01"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IN_PORT",</text:span></text:span></text:p>
              <text:p text:style-name="Table_20_Contents"><text:span text:style-name="Source_20_Text"><text:span text:style-name="T279">        "port": "1"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IN_PHY_PORT",</text:span></text:span></text:p>
              <text:p text:style-name="Table_20_Contents"><text:span text:style-name="Source_20_Text"><text:span text:style-name="T279">        "port": "1"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METADATA",</text:span></text:span></text:p>
              <text:p text:style-name="Table_20_Contents"><text:span text:style-name="Source_20_Text"><text:span text:style-name="T279">        "metadata": "0x1000"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VLAN_VID",</text:span></text:span></text:p>
              <text:p text:style-name="Table_20_Contents"><text:span text:style-name="Source_20_Text"><text:span text:style-name="T279">        "vlanId": "1"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VLAN_PCP",</text:span></text:span></text:p>
              <text:p text:style-name="Table_20_Contents"><text:span text:style-name="Source_20_Text"><text:span text:style-name="T279">        "priority": "1"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oft-page-break/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INNER_VLAN_VID",</text:span></text:span></text:p>
              <text:p text:style-name="Table_20_Contents"><text:span text:style-name="Source_20_Text"><text:span text:style-name="T279">        "innerVlanId": "1"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INNER_VLAN_PCP",</text:span></text:span></text:p>
              <text:p text:style-name="Table_20_Contents"><text:span text:style-name="Source_20_Text"><text:span text:style-name="T279">        "innerPriority": "1"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IP_DSCP",</text:span></text:span></text:p>
              <text:p text:style-name="Table_20_Contents"><text:span text:style-name="Source_20_Text"><text:span text:style-name="T279">        "ipDscp": 1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IP_ECN",</text:span></text:span></text:p>
              <text:p text:style-name="Table_20_Contents"><text:span text:style-name="Source_20_Text"><text:span text:style-name="T279">        "ipEcn": 1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IP_PROTO",</text:span></text:span></text:p>
              <text:p text:style-name="Table_20_Contents"><text:span text:style-name="Source_20_Text"><text:span text:style-name="T279">        "protocol": 1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IPV4_SRC",</text:span></text:span></text:p>
              <text:p text:style-name="Table_20_Contents"><text:span text:style-name="Source_20_Text"><text:span text:style-name="T279">        "ip": "10.1.1.0/24"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IPV4_DST",</text:span></text:span></text:p>
              <text:p text:style-name="Table_20_Contents"><text:span text:style-name="Source_20_Text"><text:span text:style-name="T279">        "ip": "10.1.1.0/24"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TCP_SRC",</text:span></text:span></text:p>
              <text:p text:style-name="Table_20_Contents"><text:span text:style-name="Source_20_Text"><text:span text:style-name="T279">        "tcpPort": 1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TCP_DST",</text:span></text:span></text:p>
              <text:p text:style-name="Table_20_Contents"><text:span text:style-name="Source_20_Text"><text:span text:style-name="T279">        "tcpPort": 1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UDP_SRC",</text:span></text:span></text:p>
              <text:p text:style-name="Table_20_Contents"><text:span text:style-name="Source_20_Text"><text:span text:style-name="T279">        "udpPort": 1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UDP_DST",</text:span></text:span></text:p>
              <text:p text:style-name="Table_20_Contents"><text:span text:style-name="Source_20_Text"><text:span text:style-name="T279">        "udpPort": 1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SCTP_SRC",</text:span></text:span></text:p>
              <text:p text:style-name="Table_20_Contents"><text:span text:style-name="Source_20_Text"><text:span text:style-name="T279">        "sctpPort": 1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SCTP_DST",</text:span></text:span></text:p>
              <text:p text:style-name="Table_20_Contents"><text:span text:style-name="Source_20_Text"><text:span text:style-name="T279">        "sctpPort": 1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oft-page-break/><text:span text:style-name="Source_20_Text"><text:span text:style-name="T279">        "type": "ICMPV4_TYPE",</text:span></text:span></text:p>
              <text:p text:style-name="Table_20_Contents"><text:span text:style-name="Source_20_Text"><text:span text:style-name="T279">        "icmpType": "1"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ICMPV4_CODE",</text:span></text:span></text:p>
              <text:p text:style-name="Table_20_Contents"><text:span text:style-name="Source_20_Text"><text:span text:style-name="T279">        "icmpCode": 1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IPV6_SRC",</text:span></text:span></text:p>
              <text:p text:style-name="Table_20_Contents"><text:span text:style-name="Source_20_Text"><text:span text:style-name="T279">        "ip": "1111::2222/64"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IPV6_DST",</text:span></text:span></text:p>
              <text:p text:style-name="Table_20_Contents"><text:span text:style-name="Source_20_Text"><text:span text:style-name="T279">        "ip": "1111::2222/64"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IPV6_FLABEL",</text:span></text:span></text:p>
              <text:p text:style-name="Table_20_Contents"><text:span text:style-name="Source_20_Text"><text:span text:style-name="T279">        "flowlabel": 1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ICMPV6_TYPE",</text:span></text:span></text:p>
              <text:p text:style-name="Table_20_Contents"><text:span text:style-name="Source_20_Text"><text:span text:style-name="T279">        "icmpv6Type": 1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ICMPV6_CODE",</text:span></text:span></text:p>
              <text:p text:style-name="Table_20_Contents"><text:span text:style-name="Source_20_Text"><text:span text:style-name="T279">        "icmpv6Code": 1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IPV6_ND_TARGET",</text:span></text:span></text:p>
              <text:p text:style-name="Table_20_Contents"><text:span text:style-name="Source_20_Text"><text:span text:style-name="T279">        "targetAddress": "1111::2222"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IPV6_ND_SLL",</text:span></text:span></text:p>
              <text:p text:style-name="Table_20_Contents"><text:span text:style-name="Source_20_Text"><text:span text:style-name="T279">        "mac": "00:00:11:00:00:01"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IPV6_ND_TLL",</text:span></text:span></text:p>
              <text:p text:style-name="Table_20_Contents"><text:span text:style-name="Source_20_Text"><text:span text:style-name="T279">        "mac": "00:00:11:00:00:01"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MPLS_LABEL",</text:span></text:span></text:p>
              <text:p text:style-name="Table_20_Contents"><text:span text:style-name="Source_20_Text"><text:span text:style-name="T279">        "label": 1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IPV6_EXTHDR",</text:span></text:span></text:p>
              <text:p text:style-name="Table_20_Contents"><text:span text:style-name="Source_20_Text"><text:span text:style-name="T279">        "exthdrFlags": 1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OCH_SIGID",</text:span></text:span></text:p>
              <text:p text:style-name="Table_20_Contents"><text:span text:style-name="Source_20_Text"><text:span text:style-name="T279">        "lambda": 1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GRID_TYPE",</text:span></text:span></text:p>
              <text:p text:style-name="Table_20_Contents"><text:soft-page-break/><text:span text:style-name="Source_20_Text"><text:span text:style-name="T279">        "gridType": DWDM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CHANNEL_SPACING",</text:span></text:span></text:p>
              <text:p text:style-name="Table_20_Contents"><text:span text:style-name="Source_20_Text"><text:span text:style-name="T279">        "channelSpacing": 100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SPACING_MULIPLIER",</text:span></text:span></text:p>
              <text:p text:style-name="Table_20_Contents"><text:span text:style-name="Source_20_Text"><text:span text:style-name="T279">        "spacingMultiplier": 4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SLOT_GRANULARITY",</text:span></text:span></text:p>
              <text:p text:style-name="Table_20_Contents"><text:span text:style-name="Source_20_Text"><text:span text:style-name="T279">        "slotGranularity": 8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OCH_SIGID",</text:span></text:span></text:p>
              <text:p text:style-name="Table_20_Contents"><text:span text:style-name="Source_20_Text"><text:span text:style-name="T279">        "ochSignalId": 1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TUNNEL_ID",</text:span></text:span></text:p>
              <text:p text:style-name="Table_20_Contents"><text:span text:style-name="Source_20_Text"><text:span text:style-name="T279">        "tunnelId": 5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OCH_SIGTYPE",</text:span></text:span></text:p>
              <text:p text:style-name="Table_20_Contents"><text:span text:style-name="Source_20_Text"><text:span text:style-name="T279">        "ochSignalType": 1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ODU_SIGID",</text:span></text:span></text:p>
              <text:p text:style-name="Table_20_Contents"><text:span text:style-name="Source_20_Text"><text:span text:style-name="T279">        "oduSignalId": 1</text:span></text:span></text:p>
              <text:p text:style-name="Table_20_Contents"><text:span text:style-name="Source_20_Text"><text:span text:style-name="T279">        "tributaryPortNumber": 11</text:span></text:span></text:p>
              <text:p text:style-name="Table_20_Contents"><text:span text:style-name="Source_20_Text"><text:span text:style-name="T279">        "tributarySlotBitmap": bitmap</text:span></text:span></text:p>
              <text:p text:style-name="Table_20_Contents"><text:span text:style-name="Source_20_Text"><text:span text:style-name="T279">        "type": "ETH_TYPE",</text:span></text:span></text:p>
              <text:p text:style-name="Table_20_Contents"><text:span text:style-name="Source_20_Text"><text:span text:style-name="T279">        "tributarySlotLen": 1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  {</text:span></text:span></text:p>
              <text:p text:style-name="Table_20_Contents"><text:span text:style-name="Source_20_Text"><text:span text:style-name="T279">        "type": "ODU_SIGTYPE",</text:span></text:span></text:p>
              <text:p text:style-name="Table_20_Contents"><text:span text:style-name="Source_20_Text"><text:span text:style-name="T279">        "oduSignalType": 4</text:span></text:span></text:p>
              <text:p text:style-name="Table_20_Contents"><text:span text:style-name="Source_20_Text"><text:span text:style-name="T279">      },</text:span></text:span></text:p>
              <text:p text:style-name="Table_20_Contents"><text:span text:style-name="Source_20_Text"><text:span text:style-name="T279">    ]</text:span></text:span></text:p>
              <text:p text:style-name="Table_20_Contents"><text:span text:style-name="Source_20_Text"><text:span text:style-name="T279">  }</text:span></text:span></text:p>
              <text:p text:style-name="Table_20_Contents"><text:span text:style-name="Source_20_Text"><text:span text:style-name="T279">}</text:span></text:span></text:p>
            </table:table-cell>
          </table:table-row>
        </table:table>
        <text:p text:style-name="P208"/>
      </text:section>
      <text:h text:style-name="P220" text:outline-level="2"><text:bookmark text:name="FlowRules-Keyandfielddescription"/>Key and field description</text:h>
      <text:p text:style-name="Text_20_body">The following table describes the type and the value format of the fields.</text:p>
      <text:section text:style-name="Sect1" text:name="panel1"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 table:style-name="TableLine94343853451824">
            <table:table-cell table:style-name="Tabella2.A1" office:value-type="string">
              <text:p text:style-name="Table_20_Contents">KEY</text:p>
            </table:table-cell>
            <table:table-cell table:style-name="Tabella2.A1" office:value-type="string">
              <text:p text:style-name="Table_20_Contents">DESCRIPTION</text:p>
            </table:table-cell>
            <table:table-cell table:style-name="Tabella2.A1" office:value-type="string">
              <text:p text:style-name="Table_20_Contents">FORMAT</text:p>
            </table:table-cell>
          </table:table-row>
          <table:table-row table:style-name="TableLine94343854354624">
            <table:table-cell table:style-name="Tabella2.A1" office:value-type="string">
              <text:p text:style-name="Table_20_Contents">ETH_TYPE</text:p>
            </table:table-cell>
            <table:table-cell table:style-name="Tabella2.A1" office:value-type="string">
              <text:p text:style-name="Table_20_Contents">ethernet frame type </text:p>
            </table:table-cell>
            <table:table-cell table:style-name="Tabella2.A1" office:value-type="string">
              <text:p text:style-name="Table_20_Contents">int64</text:p>
            </table:table-cell>
          </table:table-row>
          <table:table-row table:style-name="TableLine94343854355088">
            <table:table-cell table:style-name="Tabella2.A1" office:value-type="string">
              <text:p text:style-name="Table_20_Contents">ETH_DST</text:p>
            </table:table-cell>
            <table:table-cell table:style-name="Tabella2.A1" office:value-type="string">
              <text:p text:style-name="Table_20_Contents">mac address </text:p>
            </table:table-cell>
            <table:table-cell table:style-name="Tabella2.A1" office:value-type="string">
              <text:p text:style-name="Table_20_Contents">string</text:p>
            </table:table-cell>
          </table:table-row>
          <table:table-row table:style-name="TableLine94343854355840">
            <table:table-cell table:style-name="Tabella2.A1" office:value-type="string">
              <text:p text:style-name="Table_20_Contents">ETH_SRC</text:p>
            </table:table-cell>
            <table:table-cell table:style-name="Tabella2.A1" office:value-type="string">
              <text:p text:style-name="Table_20_Contents">mac address </text:p>
            </table:table-cell>
            <table:table-cell table:style-name="Tabella2.A1" office:value-type="string">
              <text:p text:style-name="Table_20_Contents">string</text:p>
            </table:table-cell>
          </table:table-row>
          <table:table-row table:style-name="TableLine94343854356688">
            <table:table-cell table:style-name="Tabella2.A1" office:value-type="string">
              <text:p text:style-name="Table_20_Contents">IN_PORT </text:p>
            </table:table-cell>
            <table:table-cell table:style-name="Tabella2.A1" office:value-type="string">
              <text:p text:style-name="Table_20_Contents">match port </text:p>
            </table:table-cell>
            <table:table-cell table:style-name="Tabella2.A1" office:value-type="string">
              <text:p text:style-name="Table_20_Contents">int64</text:p>
            </table:table-cell>
          </table:table-row>
          <table:table-row table:style-name="TableLine94343854357728">
            <table:table-cell table:style-name="Tabella2.A1" office:value-type="string">
              <text:p text:style-name="Table_20_Contents">IN_PHY_PORT </text:p>
            </table:table-cell>
            <table:table-cell table:style-name="Tabella2.A1" office:value-type="string">
              <text:p text:style-name="Table_20_Contents">match port </text:p>
            </table:table-cell>
            <table:table-cell table:style-name="Tabella2.A1" office:value-type="string">
              <text:p text:style-name="Table_20_Contents">int64</text:p>
            </table:table-cell>
          </table:table-row>
          <text:soft-page-break/>
          <table:table-row table:style-name="TableLine94343854358640">
            <table:table-cell table:style-name="Tabella2.A1" office:value-type="string">
              <text:p text:style-name="Table_20_Contents">METADATA</text:p>
            </table:table-cell>
            <table:table-cell table:style-name="Tabella2.A1" office:value-type="string">
              <text:p text:style-name="Table_20_Contents">metadata passed between tables </text:p>
            </table:table-cell>
            <table:table-cell table:style-name="Tabella2.A1" office:value-type="string">
              <text:p text:style-name="Table_20_Contents">Hex16</text:p>
            </table:table-cell>
          </table:table-row>
          <table:table-row table:style-name="TableLine94343854359600">
            <table:table-cell table:style-name="Tabella2.A1" office:value-type="string">
              <text:p text:style-name="Table_20_Contents">VLAN_VID</text:p>
            </table:table-cell>
            <table:table-cell table:style-name="Tabella2.A1" office:value-type="string">
              <text:p text:style-name="Table_20_Contents">vlanId </text:p>
            </table:table-cell>
            <table:table-cell table:style-name="Tabella2.A1" office:value-type="string">
              <text:p text:style-name="Table_20_Contents">uint16</text:p>
            </table:table-cell>
          </table:table-row>
          <table:table-row table:style-name="TableLine94343854360560">
            <table:table-cell table:style-name="Tabella2.A1" office:value-type="string">
              <text:p text:style-name="Table_20_Contents">VLAN_PCP</text:p>
            </table:table-cell>
            <table:table-cell table:style-name="Tabella2.A1" office:value-type="string">
              <text:p text:style-name="Table_20_Contents">Vlan priority </text:p>
            </table:table-cell>
            <table:table-cell table:style-name="Tabella2.A1" office:value-type="string">
              <text:p text:style-name="Table_20_Contents">int64</text:p>
            </table:table-cell>
          </table:table-row>
          <table:table-row table:style-name="TableLine94343854361440">
            <table:table-cell table:style-name="Tabella2.A1" office:value-type="string">
              <text:p text:style-name="Table_20_Contents">INNER_VLAN_VID</text:p>
            </table:table-cell>
            <table:table-cell table:style-name="Tabella2.A1" office:value-type="string">
              <text:p text:style-name="Table_20_Contents">vlanId </text:p>
            </table:table-cell>
            <table:table-cell table:style-name="Tabella2.A1" office:value-type="string">
              <text:p text:style-name="Table_20_Contents">uint16</text:p>
            </table:table-cell>
          </table:table-row>
          <table:table-row table:style-name="TableLine94343854362400">
            <table:table-cell table:style-name="Tabella2.A1" office:value-type="string">
              <text:p text:style-name="Table_20_Contents">INNER_VLAN_PCP</text:p>
            </table:table-cell>
            <table:table-cell table:style-name="Tabella2.A1" office:value-type="string">
              <text:p text:style-name="Table_20_Contents">Vlan priority </text:p>
            </table:table-cell>
            <table:table-cell table:style-name="Tabella2.A1" office:value-type="string">
              <text:p text:style-name="Table_20_Contents">int64</text:p>
            </table:table-cell>
          </table:table-row>
          <table:table-row table:style-name="TableLine94343854363360">
            <table:table-cell table:style-name="Tabella2.A1" office:value-type="string">
              <text:p text:style-name="Table_20_Contents">IP_DSCP</text:p>
            </table:table-cell>
            <table:table-cell table:style-name="Tabella2.A1" office:value-type="string">
              <text:p text:style-name="Table_20_Contents">IP DSCP (6 bits in ToS field) </text:p>
            </table:table-cell>
            <table:table-cell table:style-name="Tabella2.A1" office:value-type="string">
              <text:p text:style-name="Table_20_Contents">byte</text:p>
            </table:table-cell>
          </table:table-row>
          <table:table-row table:style-name="TableLine94343854364320">
            <table:table-cell table:style-name="Tabella2.A1" office:value-type="string">
              <text:p text:style-name="Table_20_Contents">IP_ECN</text:p>
            </table:table-cell>
            <table:table-cell table:style-name="Tabella2.A1" office:value-type="string">
              <text:p text:style-name="Table_20_Contents">IP ECN (2 bits in ToS field). </text:p>
            </table:table-cell>
            <table:table-cell table:style-name="Tabella2.A1" office:value-type="string">
              <text:p text:style-name="Table_20_Contents">byte</text:p>
            </table:table-cell>
          </table:table-row>
          <table:table-row table:style-name="TableLine94343854365280">
            <table:table-cell table:style-name="Tabella2.A1" office:value-type="string">
              <text:p text:style-name="Table_20_Contents">IP_PROTO</text:p>
            </table:table-cell>
            <table:table-cell table:style-name="Tabella2.A1" office:value-type="string">
              <text:p text:style-name="Table_20_Contents">Ip protocol </text:p>
            </table:table-cell>
            <table:table-cell table:style-name="Tabella2.A1" office:value-type="string">
              <text:p text:style-name="Table_20_Contents">uint16</text:p>
            </table:table-cell>
          </table:table-row>
          <table:table-row table:style-name="TableLine94343854366240">
            <table:table-cell table:style-name="Tabella2.A1" office:value-type="string">
              <text:p text:style-name="Table_20_Contents">IPV4_SRC</text:p>
            </table:table-cell>
            <table:table-cell table:style-name="Tabella2.A1" office:value-type="string">
              <text:p text:style-name="Table_20_Contents">source ip </text:p>
            </table:table-cell>
            <table:table-cell table:style-name="Tabella2.A1" office:value-type="string">
              <text:p text:style-name="Table_20_Contents">string</text:p>
            </table:table-cell>
          </table:table-row>
          <table:table-row table:style-name="TableLine94343854367200">
            <table:table-cell table:style-name="Tabella2.A1" office:value-type="string">
              <text:p text:style-name="Table_20_Contents">IPV4_DST</text:p>
            </table:table-cell>
            <table:table-cell table:style-name="Tabella2.A1" office:value-type="string">
              <text:p text:style-name="Table_20_Contents">destination ip </text:p>
            </table:table-cell>
            <table:table-cell table:style-name="Tabella2.A1" office:value-type="string">
              <text:p text:style-name="Table_20_Contents">string</text:p>
            </table:table-cell>
          </table:table-row>
          <table:table-row table:style-name="TableLine94343854368160">
            <table:table-cell table:style-name="Tabella2.A1" office:value-type="string">
              <text:p text:style-name="Table_20_Contents">TCP_SRC</text:p>
            </table:table-cell>
            <table:table-cell table:style-name="Tabella2.A1" office:value-type="string">
              <text:p text:style-name="Table_20_Contents">TCP source address </text:p>
            </table:table-cell>
            <table:table-cell table:style-name="Tabella2.A1" office:value-type="string">
              <text:p text:style-name="Table_20_Contents">uint16</text:p>
            </table:table-cell>
          </table:table-row>
          <table:table-row table:style-name="TableLine94343854369120">
            <table:table-cell table:style-name="Tabella2.A1" office:value-type="string">
              <text:p text:style-name="Table_20_Contents">TCP_DST</text:p>
            </table:table-cell>
            <table:table-cell table:style-name="Tabella2.A1" office:value-type="string">
              <text:p text:style-name="Table_20_Contents">TCP destination address </text:p>
            </table:table-cell>
            <table:table-cell table:style-name="Tabella2.A1" office:value-type="string">
              <text:p text:style-name="Table_20_Contents">uint16</text:p>
            </table:table-cell>
          </table:table-row>
          <table:table-row table:style-name="TableLine94343854370080">
            <table:table-cell table:style-name="Tabella2.A1" office:value-type="string">
              <text:p text:style-name="Table_20_Contents">UDP_SRC</text:p>
            </table:table-cell>
            <table:table-cell table:style-name="Tabella2.A1" office:value-type="string">
              <text:p text:style-name="Table_20_Contents">UDP source address </text:p>
            </table:table-cell>
            <table:table-cell table:style-name="Tabella2.A1" office:value-type="string">
              <text:p text:style-name="Table_20_Contents">uint16</text:p>
            </table:table-cell>
          </table:table-row>
          <table:table-row table:style-name="TableLine94343854371040">
            <table:table-cell table:style-name="Tabella2.A1" office:value-type="string">
              <text:p text:style-name="Table_20_Contents">UDP_DST</text:p>
            </table:table-cell>
            <table:table-cell table:style-name="Tabella2.A1" office:value-type="string">
              <text:p text:style-name="Table_20_Contents">UDP destination address </text:p>
            </table:table-cell>
            <table:table-cell table:style-name="Tabella2.A1" office:value-type="string">
              <text:p text:style-name="Table_20_Contents">uint16</text:p>
            </table:table-cell>
          </table:table-row>
          <table:table-row table:style-name="TableLine94343854372000">
            <table:table-cell table:style-name="Tabella2.A1" office:value-type="string">
              <text:p text:style-name="Table_20_Contents">SCTP_SRC</text:p>
            </table:table-cell>
            <table:table-cell table:style-name="Tabella2.A1" office:value-type="string">
              <text:p text:style-name="Table_20_Contents">SCTP source address </text:p>
            </table:table-cell>
            <table:table-cell table:style-name="Tabella2.A1" office:value-type="string">
              <text:p text:style-name="Table_20_Contents">uint16</text:p>
            </table:table-cell>
          </table:table-row>
          <table:table-row table:style-name="TableLine94343854372960">
            <table:table-cell table:style-name="Tabella2.A1" office:value-type="string">
              <text:p text:style-name="Table_20_Contents">SCTP_DST</text:p>
            </table:table-cell>
            <table:table-cell table:style-name="Tabella2.A1" office:value-type="string">
              <text:p text:style-name="Table_20_Contents">SCTP destination address </text:p>
            </table:table-cell>
            <table:table-cell table:style-name="Tabella2.A1" office:value-type="string">
              <text:p text:style-name="Table_20_Contents">uint16</text:p>
            </table:table-cell>
          </table:table-row>
          <table:table-row table:style-name="TableLine94343854373920">
            <table:table-cell table:style-name="Tabella2.A1" office:value-type="string">
              <text:p text:style-name="Table_20_Contents">ICMPV4_TYPE</text:p>
            </table:table-cell>
            <table:table-cell table:style-name="Tabella2.A1" office:value-type="string">
              <text:p text:style-name="Table_20_Contents">Internet Control Message Protocol for IPV4 type (RFC0792) </text:p>
            </table:table-cell>
            <table:table-cell table:style-name="Tabella2.A1" office:value-type="string">
              <text:p text:style-name="Table_20_Contents">uint16</text:p>
            </table:table-cell>
          </table:table-row>
          <table:table-row table:style-name="TableLine94343854374880">
            <table:table-cell table:style-name="Tabella2.A1" office:value-type="string">
              <text:p text:style-name="Table_20_Contents">ICMPV4_CODE</text:p>
            </table:table-cell>
            <table:table-cell table:style-name="Tabella2.A1" office:value-type="string">
              <text:p text:style-name="Table_20_Contents">Internet Control Message Protocol for IPV4 code (RFC0792) </text:p>
            </table:table-cell>
            <table:table-cell table:style-name="Tabella2.A1" office:value-type="string">
              <text:p text:style-name="Table_20_Contents">uint16</text:p>
            </table:table-cell>
          </table:table-row>
          <table:table-row table:style-name="TableLine94343854375840">
            <table:table-cell table:style-name="Tabella2.A1" office:value-type="string">
              <text:p text:style-name="Table_20_Contents">IPV6_SRC</text:p>
            </table:table-cell>
            <table:table-cell table:style-name="Tabella2.A1" office:value-type="string">
              <text:p text:style-name="Table_20_Contents">source ipv6 </text:p>
            </table:table-cell>
            <table:table-cell table:style-name="Tabella2.A1" office:value-type="string">
              <text:p text:style-name="Table_20_Contents">string</text:p>
            </table:table-cell>
          </table:table-row>
          <table:table-row table:style-name="TableLine94343854376800">
            <table:table-cell table:style-name="Tabella2.A1" office:value-type="string">
              <text:p text:style-name="Table_20_Contents">IPV6_SRC</text:p>
            </table:table-cell>
            <table:table-cell table:style-name="Tabella2.A1" office:value-type="string">
              <text:p text:style-name="Table_20_Contents">destination ipv6 </text:p>
            </table:table-cell>
            <table:table-cell table:style-name="Tabella2.A1" office:value-type="string">
              <text:p text:style-name="Table_20_Contents">string</text:p>
            </table:table-cell>
          </table:table-row>
          <table:table-row table:style-name="TableLine94343854377760">
            <table:table-cell table:style-name="Tabella2.A1" office:value-type="string">
              <text:p text:style-name="Table_20_Contents">IPV6_FLABEL</text:p>
            </table:table-cell>
            <table:table-cell table:style-name="Tabella2.A1" office:value-type="string">
              <text:p text:style-name="Table_20_Contents">IPv6 Flow Label (RFC 6437) </text:p>
            </table:table-cell>
            <table:table-cell table:style-name="Tabella2.A1" office:value-type="string">
              <text:p text:style-name="Table_20_Contents">Hex16</text:p>
            </table:table-cell>
          </table:table-row>
          <table:table-row table:style-name="TableLine94343854378720">
            <table:table-cell table:style-name="Tabella2.A1" office:value-type="string">
              <text:p text:style-name="Table_20_Contents">ICMPV6_TYPE</text:p>
            </table:table-cell>
            <table:table-cell table:style-name="Tabella2.A1" office:value-type="string">
              <text:p text:style-name="Table_20_Contents">Internet Control Message Protocol for IPV6 type (RFC2463) </text:p>
            </table:table-cell>
            <table:table-cell table:style-name="Tabella2.A1" office:value-type="string">
              <text:p text:style-name="Table_20_Contents">uint16</text:p>
            </table:table-cell>
          </table:table-row>
          <table:table-row table:style-name="TableLine94343854379680">
            <table:table-cell table:style-name="Tabella2.A1" office:value-type="string">
              <text:p text:style-name="Table_20_Contents">ICMPV6_CODE</text:p>
            </table:table-cell>
            <table:table-cell table:style-name="Tabella2.A1" office:value-type="string">
              <text:p text:style-name="Table_20_Contents">Internet Control Message Protocol for IPV6 code (RFC2463) </text:p>
            </table:table-cell>
            <table:table-cell table:style-name="Tabella2.A1" office:value-type="string">
              <text:p text:style-name="Table_20_Contents">uint16</text:p>
            </table:table-cell>
          </table:table-row>
          <table:table-row table:style-name="TableLine94343854380640">
            <table:table-cell table:style-name="Tabella2.A1" office:value-type="string">
              <text:p text:style-name="Table_20_Contents">IPV6_ND_TARGET</text:p>
            </table:table-cell>
            <table:table-cell table:style-name="Tabella2.A1" office:value-type="string">
              <text:p text:style-name="Table_20_Contents">IPv6 Neighbor discovery target address </text:p>
            </table:table-cell>
            <table:table-cell table:style-name="Tabella2.A1" office:value-type="string">
              <text:p text:style-name="Table_20_Contents">string</text:p>
            </table:table-cell>
          </table:table-row>
          <table:table-row table:style-name="TableLine94343854381600">
            <table:table-cell table:style-name="Tabella2.A1" office:value-type="string">
              <text:p text:style-name="Table_20_Contents">IPV6_ND_SLL</text:p>
            </table:table-cell>
            <table:table-cell table:style-name="Tabella2.A1" office:value-type="string">
              <text:p text:style-name="Table_20_Contents">IPv6 Neighbor discovery mac address </text:p>
            </table:table-cell>
            <table:table-cell table:style-name="Tabella2.A1" office:value-type="string">
              <text:p text:style-name="Table_20_Contents">string</text:p>
            </table:table-cell>
          </table:table-row>
          <table:table-row table:style-name="TableLine94343854382560">
            <table:table-cell table:style-name="Tabella2.A1" office:value-type="string">
              <text:p text:style-name="Table_20_Contents">IPV6_ND_TTL</text:p>
            </table:table-cell>
            <table:table-cell table:style-name="Tabella2.A1" office:value-type="string">
              <text:p text:style-name="Table_20_Contents">IPv6 Neighbor discovery ttl mac address </text:p>
            </table:table-cell>
            <table:table-cell table:style-name="Tabella2.A1" office:value-type="string">
              <text:p text:style-name="Table_20_Contents">string</text:p>
            </table:table-cell>
          </table:table-row>
          <table:table-row table:style-name="TableLine94343854383520">
            <table:table-cell table:style-name="Tabella2.A1" office:value-type="string">
              <text:p text:style-name="Table_20_Contents">MPLS_LABEL</text:p>
            </table:table-cell>
            <table:table-cell table:style-name="Tabella2.A1" office:value-type="string">
              <text:p text:style-name="Table_20_Contents">MPLS label </text:p>
            </table:table-cell>
            <table:table-cell table:style-name="Tabella2.A1" office:value-type="string">
              <text:p text:style-name="Table_20_Contents">int32</text:p>
            </table:table-cell>
          </table:table-row>
          <table:table-row table:style-name="TableLine94343854384480">
            <table:table-cell table:style-name="Tabella2.A1" office:value-type="string">
              <text:p text:style-name="Table_20_Contents">IPV6_EXTHDR</text:p>
            </table:table-cell>
            <table:table-cell table:style-name="Tabella2.A1" office:value-type="string">
              <text:p text:style-name="Table_20_Contents">IPv6 extension header pseudo-field </text:p>
            </table:table-cell>
            <table:table-cell table:style-name="Tabella2.A1" office:value-type="string">
              <text:p text:style-name="Table_20_Contents">int64</text:p>
            </table:table-cell>
          </table:table-row>
          <table:table-row table:style-name="TableLine94343854385440">
            <table:table-cell table:style-name="Tabella2.A1" office:value-type="string">
              <text:p text:style-name="Table_20_Contents">OCH_SIGID</text:p>
            </table:table-cell>
            <table:table-cell table:style-name="Tabella2.A1" office:value-type="string">
              <text:p text:style-name="Table_20_Contents">wavelength abstraction </text:p>
            </table:table-cell>
            <table:table-cell table:style-name="Tabella2.A1" office:value-type="string">
              <text:p text:style-name="Table_20_Contents">int64</text:p>
            </table:table-cell>
          </table:table-row>
          <table:table-row table:style-name="TableLine94343854386400">
            <table:table-cell table:style-name="Tabella2.A1" office:value-type="string">
              <text:p text:style-name="Table_20_Contents">GRID_TYPE</text:p>
            </table:table-cell>
            <table:table-cell table:style-name="Tabella2.A1" office:value-type="string">
              <text:p text:style-name="Table_20_Contents">Type of wavelength grid </text:p>
            </table:table-cell>
            <table:table-cell table:style-name="Tabella2.A1" office:value-type="string">
              <text:p text:style-name="Table_20_Contents">string</text:p>
            </table:table-cell>
          </table:table-row>
          <table:table-row table:style-name="TableLine94343854387360">
            <table:table-cell table:style-name="Tabella2.A1" office:value-type="string">
              <text:p text:style-name="Table_20_Contents">CHANNEL_SPACING</text:p>
            </table:table-cell>
            <table:table-cell table:style-name="Tabella2.A1" office:value-type="string">
              <text:p text:style-name="Table_20_Contents">Optical channel spacing </text:p>
            </table:table-cell>
            <table:table-cell table:style-name="Tabella2.A1" office:value-type="string">
              <text:p text:style-name="Table_20_Contents">int64</text:p>
            </table:table-cell>
          </table:table-row>
          <table:table-row table:style-name="TableLine94343854388320">
            <table:table-cell table:style-name="Tabella2.A1" office:value-type="string">
              <text:p text:style-name="Table_20_Contents">SPACING_MULIPLIER</text:p>
            </table:table-cell>
            <table:table-cell table:style-name="Tabella2.A1" office:value-type="string">
              <text:p text:style-name="Table_20_Contents">Optical channel spacing multiplier </text:p>
            </table:table-cell>
            <table:table-cell table:style-name="Tabella2.A1" office:value-type="string">
              <text:p text:style-name="Table_20_Contents">int64</text:p>
            </table:table-cell>
          </table:table-row>
          <table:table-row table:style-name="TableLine94343854389280">
            <table:table-cell table:style-name="Tabella2.A1" office:value-type="string">
              <text:p text:style-name="Table_20_Contents">OCH_SIGID</text:p>
            </table:table-cell>
            <table:table-cell table:style-name="Tabella2.A1" office:value-type="string">
              <text:p text:style-name="Table_20_Contents">Optical channel signal ID </text:p>
            </table:table-cell>
            <table:table-cell table:style-name="Tabella2.A1" office:value-type="string">
              <text:p text:style-name="Table_20_Contents">int64</text:p>
            </table:table-cell>
          </table:table-row>
          <table:table-row table:style-name="TableLine94343854390240">
            <table:table-cell table:style-name="Tabella2.A1" office:value-type="string">
              <text:p text:style-name="Table_20_Contents">TUNNEL_ID</text:p>
            </table:table-cell>
            <table:table-cell table:style-name="Tabella2.A1" office:value-type="string">
              <text:p text:style-name="Table_20_Contents">Tunnel ID </text:p>
            </table:table-cell>
            <table:table-cell table:style-name="Tabella2.A1" office:value-type="string">
              <text:p text:style-name="Table_20_Contents">int64</text:p>
            </table:table-cell>
          </table:table-row>
          <table:table-row table:style-name="TableLine94343854391200">
            <table:table-cell table:style-name="Tabella2.A1" office:value-type="string">
              <text:p text:style-name="Table_20_Contents">OCH_SIGID</text:p>
            </table:table-cell>
            <table:table-cell table:style-name="Tabella2.A1" office:value-type="string">
              <text:p text:style-name="Table_20_Contents">Optical channel signal type </text:p>
            </table:table-cell>
            <table:table-cell table:style-name="Tabella2.A1" office:value-type="string">
              <text:p text:style-name="Table_20_Contents">int64</text:p>
            </table:table-cell>
          </table:table-row>
          <table:table-row table:style-name="TableLine94343854392160">
            <table:table-cell table:style-name="Tabella2.A1" office:value-type="string">
              <text:p text:style-name="Table_20_Contents">ODU_SIGID</text:p>
            </table:table-cell>
            <table:table-cell table:style-name="Tabella2.A1" office:value-type="string">
              <text:p text:style-name="Table_20_Contents">ODU (Optical channel Data Unit) signal ID. </text:p>
            </table:table-cell>
            <table:table-cell table:style-name="Tabella2.A1" office:value-type="string">
              <text:p text:style-name="Table_20_Contents">int64</text:p>
            </table:table-cell>
          </table:table-row>
          <table:table-row table:style-name="TableLine94343854393120">
            <table:table-cell table:style-name="Tabella2.A1" office:value-type="string">
              <text:p text:style-name="Table_20_Contents">tributaryPortNumber</text:p>
            </table:table-cell>
            <table:table-cell table:style-name="Tabella2.A1" office:value-type="string">
              <text:p text:style-name="Table_20_Contents">OPU (Optical channel Payload Unit) port number. </text:p>
            </table:table-cell>
            <table:table-cell table:style-name="Tabella2.A1" office:value-type="string">
              <text:p text:style-name="Table_20_Contents">int64</text:p>
            </table:table-cell>
          </table:table-row>
          <table:table-row table:style-name="TableLine94343854396144">
            <table:table-cell table:style-name="Tabella2.A1" office:value-type="string">
              <text:p text:style-name="Table_20_Contents">tributarySlotBitmap</text:p>
            </table:table-cell>
            <table:table-cell table:style-name="Tabella2.A1" office:value-type="string">
              <text:p text:style-name="Table_20_Contents">OPU (Optical channel Payload Unit) slot length. </text:p>
            </table:table-cell>
            <table:table-cell table:style-name="Tabella2.A1" office:value-type="string">
              <text:p text:style-name="Table_20_Contents">int64</text:p>
            </table:table-cell>
          </table:table-row>
          <table:table-row table:style-name="TableLine94343854397104">
            <table:table-cell table:style-name="Tabella2.A1" office:value-type="string">
              <text:p text:style-name="Table_20_Contents">tributarySlotLen</text:p>
            </table:table-cell>
            <table:table-cell table:style-name="Tabella2.A1" office:value-type="string">
              <text:p text:style-name="Table_20_Contents">OPU (Optical channel Payload Unit) slot bitmap. </text:p>
            </table:table-cell>
            <table:table-cell table:style-name="Tabella2.A1" office:value-type="string">
              <text:p text:style-name="Table_20_Contents">array of bytes</text:p>
            </table:table-cell>
          </table:table-row>
          <table:table-row table:style-name="TableLine94343854398064">
            <table:table-cell table:style-name="Tabella2.A1" office:value-type="string">
              <text:p text:style-name="Table_20_Contents">ODU_SIGTYPE</text:p>
            </table:table-cell>
            <table:table-cell table:style-name="Tabella2.A1" office:value-type="string">
              <text:p text:style-name="Table_20_Contents">ODU (Optical channel Data Unit) signal type. </text:p>
            </table:table-cell>
            <table:table-cell table:style-name="Tabella2.A1" office:value-type="string">
              <text:p text:style-name="Table_20_Contents">int64</text:p>
            </table:table-cell>
          </table:table-row>
        </table:table>
        <text:p text:style-name="Text_20_body"/>
      </text:section>
      <text:p text:style-name="P209">During a flow POST request to the ONOS REST APIs the passed JSON data can contain different objects in the instructions array . This is an example of a JSON document with all the possible instructions with type and subtype combinations. A combination of one or more of these instructions will work in a POST request.</text:p>
      <text:section text:style-name="Sect1" text:name="highlighter_894812">
        <table:table table:name="Tabella3" table:style-name="Tabella3">
          <table:table-column table:style-name="Tabella3.A"/>
          <table:table-row table:style-name="TableLine94343853458352">
            <table:table-cell table:style-name="Tabella3.A1" office:value-type="string">
              <text:p text:style-name="Table_20_Contents"><text:span text:style-name="Source_20_Text">"treatment": {</text:span></text:p>
              <text:p text:style-name="Table_20_Contents"><text:soft-page-break/><text:span text:style-name="Source_20_Text"> "instructions": [</text:span></text:p>
              <text:p text:style-name="Table_20_Contents"><text:span text:style-name="Source_20_Text">  {</text:span></text:p>
              <text:p text:style-name="Table_20_Contents"><text:span text:style-name="Source_20_Text">    "type": "OUTPUT",</text:span></text:p>
              <text:p text:style-name="Table_20_Contents"><text:span text:style-name="Source_20_Text">    "port": "CONTROLLER"</text:span></text:p>
              <text:p text:style-name="Table_20_Contents"><text:span text:style-name="Source_20_Text">  },</text:span></text:p>
              <text:p text:style-name="Table_20_Contents"><text:span text:style-name="Source_20_Text">  {</text:span></text:p>
              <text:p text:style-name="Table_20_Contents"><text:span text:style-name="Source_20_Text">    "type": "TABLE",</text:span></text:p>
              <text:p text:style-name="Table_20_Contents"><text:span text:style-name="Source_20_Text">    "tableId": 1</text:span></text:p>
              <text:p text:style-name="Table_20_Contents"><text:span text:style-name="Source_20_Text">  },</text:span></text:p>
              <text:p text:style-name="Table_20_Contents"><text:span text:style-name="Source_20_Text">  {</text:span></text:p>
              <text:p text:style-name="Table_20_Contents"><text:span text:style-name="Source_20_Text">    "type": "GROUP",</text:span></text:p>
              <text:p text:style-name="Table_20_Contents"><text:span text:style-name="Source_20_Text">    "groupId": 1</text:span></text:p>
              <text:p text:style-name="Table_20_Contents"><text:span text:style-name="Source_20_Text">  },</text:span></text:p>
              <text:p text:style-name="Table_20_Contents"><text:span text:style-name="Source_20_Text">  {</text:span></text:p>
              <text:p text:style-name="Table_20_Contents"><text:span text:style-name="Source_20_Text">    "type": "METER",</text:span></text:p>
              <text:p text:style-name="Table_20_Contents"><text:span text:style-name="Source_20_Text">    "meterId": 1</text:span></text:p>
              <text:p text:style-name="Table_20_Contents"><text:span text:style-name="Source_20_Text">  },</text:span></text:p>
              <text:p text:style-name="Table_20_Contents"><text:span text:style-name="Source_20_Text">  {</text:span></text:p>
              <text:p text:style-name="Table_20_Contents"><text:span text:style-name="Source_20_Text">    "type": "QUEUE",</text:span></text:p>
              <text:p text:style-name="Table_20_Contents"><text:span text:style-name="Source_20_Text">    "queueId": 1,</text:span></text:p>
              <text:p text:style-name="Table_20_Contents"><text:span text:style-name="Source_20_Text">    "port": 2</text:span></text:p>
              <text:p text:style-name="Table_20_Contents"><text:span text:style-name="Source_20_Text">  },</text:span></text:p>
              <text:p text:style-name="Table_20_Contents"><text:span text:style-name="Source_20_Text">  {</text:span></text:p>
              <text:p text:style-name="Table_20_Contents"><text:span text:style-name="Source_20_Text">    "type": "L0MODIFICATION",</text:span></text:p>
              <text:p text:style-name="Table_20_Contents"><text:span text:style-name="Source_20_Text">    "subtype": "LAMBDA",</text:span></text:p>
              <text:p text:style-name="Table_20_Contents"><text:span text:style-name="Source_20_Text">    "lambda": 1</text:span></text:p>
              <text:p text:style-name="Table_20_Contents"><text:span text:style-name="Source_20_Text">  },</text:span></text:p>
              <text:p text:style-name="Table_20_Contents"><text:span text:style-name="Source_20_Text">  {</text:span></text:p>
              <text:p text:style-name="Table_20_Contents"><text:span text:style-name="Source_20_Text">    "type":"L0MODIFICATION",</text:span></text:p>
              <text:p text:style-name="Table_20_Contents"><text:span text:style-name="Source_20_Text">    "subtype":"OCH",</text:span></text:p>
              <text:p text:style-name="Table_20_Contents"><text:span text:style-name="Source_20_Text">    "gridType": "DWDM",</text:span></text:p>
              <text:p text:style-name="Table_20_Contents"><text:span text:style-name="Source_20_Text">    "channelSpacing": 1,</text:span></text:p>
              <text:p text:style-name="Table_20_Contents"><text:span text:style-name="Source_20_Text">    "spacingMultiplier": 1,</text:span></text:p>
              <text:p text:style-name="Table_20_Contents"><text:span text:style-name="Source_20_Text">    "slotGranularity": 1</text:span></text:p>
              <text:p text:style-name="Table_20_Contents"><text:span text:style-name="Source_20_Text">  },</text:span></text:p>
              <text:p text:style-name="Table_20_Contents"><text:span text:style-name="Source_20_Text">  {</text:span></text:p>
              <text:p text:style-name="Table_20_Contents"><text:span text:style-name="Source_20_Text">    "type":"L1MODIFICATION",</text:span></text:p>
              <text:p text:style-name="Table_20_Contents"><text:span text:style-name="Source_20_Text">    "subtype":"ODU_SIGID",</text:span></text:p>
              <text:p text:style-name="Table_20_Contents"><text:span text:style-name="Source_20_Text">    "oduSignalId":{</text:span></text:p>
              <text:p text:style-name="Table_20_Contents"><text:span text:style-name="Source_20_Text">        "tributaryPortNumber": 1,</text:span></text:p>
              <text:p text:style-name="Table_20_Contents"><text:span text:style-name="Source_20_Text">        "tributarySlotLength": 1,</text:span></text:p>
              <text:p text:style-name="Table_20_Contents"><text:span text:style-name="Source_20_Text">        "tributarySlotBitmap": &lt;bitmap&gt;</text:span></text:p>
              <text:p text:style-name="Table_20_Contents"><text:span text:style-name="Source_20_Text">    }</text:span></text:p>
              <text:p text:style-name="Table_20_Contents"><text:span text:style-name="Source_20_Text">  },</text:span></text:p>
              <text:p text:style-name="Table_20_Contents"><text:span text:style-name="Source_20_Text">  {</text:span></text:p>
              <text:p text:style-name="Table_20_Contents"><text:span text:style-name="Source_20_Text">    "type":"L2MODIFICATION",</text:span></text:p>
              <text:p text:style-name="Table_20_Contents"><text:span text:style-name="Source_20_Text">    "subtype":"VLAN_PUSH"</text:span></text:p>
              <text:p text:style-name="Table_20_Contents"><text:span text:style-name="Source_20_Text">  },</text:span></text:p>
              <text:p text:style-name="Table_20_Contents"><text:span text:style-name="Source_20_Text">  { </text:span></text:p>
              <text:p text:style-name="Table_20_Contents"><text:span text:style-name="Source_20_Text">    "type":"L2MODIFICATION",</text:span></text:p>
              <text:p text:style-name="Table_20_Contents"><text:span text:style-name="Source_20_Text">    "subtype":"VLAN_ID",</text:span></text:p>
              <text:p text:style-name="Table_20_Contents"><text:span text:style-name="Source_20_Text">    "vlanId":200</text:span></text:p>
              <text:p text:style-name="Table_20_Contents"><text:span text:style-name="Source_20_Text">  },</text:span></text:p>
              <text:p text:style-name="Table_20_Contents"><text:soft-page-break/><text:span text:style-name="Source_20_Text">  {</text:span></text:p>
              <text:p text:style-name="Table_20_Contents"><text:span text:style-name="Source_20_Text">    "type":"L2MODIFICATION",</text:span></text:p>
              <text:p text:style-name="Table_20_Contents"><text:span text:style-name="Source_20_Text">    "subtype":"VLAN_PCP",</text:span></text:p>
              <text:p text:style-name="Table_20_Contents"><text:span text:style-name="Source_20_Text">    "vlanPcp":0</text:span></text:p>
              <text:p text:style-name="Table_20_Contents"><text:span text:style-name="Source_20_Text">  },</text:span></text:p>
              <text:p text:style-name="Table_20_Contents"><text:span text:style-name="Source_20_Text">  {</text:span></text:p>
              <text:p text:style-name="Table_20_Contents"><text:span text:style-name="Source_20_Text">    "type":"L2MODIFICATION",</text:span></text:p>
              <text:p text:style-name="Table_20_Contents"><text:span text:style-name="Source_20_Text">    "subtype":"ETH_SRC",</text:span></text:p>
              <text:p text:style-name="Table_20_Contents"><text:span text:style-name="Source_20_Text">    "mac":"00:00:00:00:01"</text:span></text:p>
              <text:p text:style-name="Table_20_Contents"><text:span text:style-name="Source_20_Text">  }</text:span></text:p>
              <text:p text:style-name="Table_20_Contents"><text:span text:style-name="Source_20_Text">  {</text:span></text:p>
              <text:p text:style-name="Table_20_Contents"><text:span text:style-name="Source_20_Text">    "type":"L2MODIFICATION",</text:span></text:p>
              <text:p text:style-name="Table_20_Contents"><text:span text:style-name="Source_20_Text">    "subtype":"ETH_DST",</text:span></text:p>
              <text:p text:style-name="Table_20_Contents"><text:span text:style-name="Source_20_Text">    "mac":"00:00:00:00:01"</text:span></text:p>
              <text:p text:style-name="Table_20_Contents"><text:span text:style-name="Source_20_Text">  },</text:span></text:p>
              <text:p text:style-name="Table_20_Contents"><text:span text:style-name="Source_20_Text">  {</text:span></text:p>
              <text:p text:style-name="Table_20_Contents"><text:span text:style-name="Source_20_Text">    "type":"L2MODIFICATION",</text:span></text:p>
              <text:p text:style-name="Table_20_Contents"><text:span text:style-name="Source_20_Text">    "subtype":"MPLS_LABEL",</text:span></text:p>
              <text:p text:style-name="Table_20_Contents"><text:span text:style-name="Source_20_Text">    "label":1</text:span></text:p>
              <text:p text:style-name="Table_20_Contents"><text:span text:style-name="Source_20_Text">  },</text:span></text:p>
              <text:p text:style-name="Table_20_Contents"><text:span text:style-name="Source_20_Text">  {</text:span></text:p>
              <text:p text:style-name="Table_20_Contents"><text:span text:style-name="Source_20_Text">    "type":"L2MODIFICATION",</text:span></text:p>
              <text:p text:style-name="Table_20_Contents"><text:span text:style-name="Source_20_Text">    "subtype":"MPLS_PUSH",</text:span></text:p>
              <text:p text:style-name="Table_20_Contents"><text:span text:style-name="Source_20_Text">    "ethernetType":1</text:span></text:p>
              <text:p text:style-name="Table_20_Contents"><text:span text:style-name="Source_20_Text">  },</text:span></text:p>
              <text:p text:style-name="Table_20_Contents"><text:span text:style-name="Source_20_Text">  {</text:span></text:p>
              <text:p text:style-name="Table_20_Contents"><text:span text:style-name="Source_20_Text">    "type":"L2MODIFICATION",</text:span></text:p>
              <text:p text:style-name="Table_20_Contents"><text:span text:style-name="Source_20_Text">    "subtype":"TUNNEL_ID",</text:span></text:p>
              <text:p text:style-name="Table_20_Contents"><text:span text:style-name="Source_20_Text">    "tunnelId":1</text:span></text:p>
              <text:p text:style-name="Table_20_Contents"><text:span text:style-name="Source_20_Text">  },</text:span></text:p>
              <text:p text:style-name="Table_20_Contents"><text:span text:style-name="Source_20_Text">  {</text:span></text:p>
              <text:p text:style-name="Table_20_Contents"><text:span text:style-name="Source_20_Text">    "type":"L3MODIFICATION",</text:span></text:p>
              <text:p text:style-name="Table_20_Contents"><text:span text:style-name="Source_20_Text">    "subtype":"IPV4_SRC",</text:span></text:p>
              <text:p text:style-name="Table_20_Contents"><text:span text:style-name="Source_20_Text">    "ip":"1.1.1.1"</text:span></text:p>
              <text:p text:style-name="Table_20_Contents"><text:span text:style-name="Source_20_Text">  },</text:span></text:p>
              <text:p text:style-name="Table_20_Contents"><text:span text:style-name="Source_20_Text">  {</text:span></text:p>
              <text:p text:style-name="Table_20_Contents"><text:span text:style-name="Source_20_Text">    "type":"L3MODIFICATION",</text:span></text:p>
              <text:p text:style-name="Table_20_Contents"><text:span text:style-name="Source_20_Text">    "subtype":"IPV4_DST",</text:span></text:p>
              <text:p text:style-name="Table_20_Contents"><text:span text:style-name="Source_20_Text">    "ip":"1.1.1.1"</text:span></text:p>
              <text:p text:style-name="Table_20_Contents"><text:span text:style-name="Source_20_Text">  },</text:span></text:p>
              <text:p text:style-name="Table_20_Contents"><text:span text:style-name="Source_20_Text">  {</text:span></text:p>
              <text:p text:style-name="Table_20_Contents"><text:span text:style-name="Source_20_Text">    "type":"L3MODIFICATION",</text:span></text:p>
              <text:p text:style-name="Table_20_Contents"><text:span text:style-name="Source_20_Text">    "subtype":"IPV6_SRC",</text:span></text:p>
              <text:p text:style-name="Table_20_Contents"><text:span text:style-name="Source_20_Text">    "ip":"1111::2222"</text:span></text:p>
              <text:p text:style-name="Table_20_Contents"><text:span text:style-name="Source_20_Text">  },</text:span></text:p>
              <text:p text:style-name="Table_20_Contents"><text:span text:style-name="Source_20_Text">  {</text:span></text:p>
              <text:p text:style-name="Table_20_Contents"><text:span text:style-name="Source_20_Text">    "type":"L3MODIFICATION",</text:span></text:p>
              <text:p text:style-name="Table_20_Contents"><text:span text:style-name="Source_20_Text">    "subtype":"IPV6_DST",</text:span></text:p>
              <text:p text:style-name="Table_20_Contents"><text:span text:style-name="Source_20_Text">    "ip":"1111::2222"</text:span></text:p>
              <text:p text:style-name="Table_20_Contents"><text:span text:style-name="Source_20_Text">  },</text:span></text:p>
              <text:p text:style-name="Table_20_Contents"><text:span text:style-name="Source_20_Text">  {</text:span></text:p>
              <text:p text:style-name="Table_20_Contents"><text:span text:style-name="Source_20_Text">    "type":"L3MODIFICATION",</text:span></text:p>
              <text:p text:style-name="Table_20_Contents"><text:span text:style-name="Source_20_Text">    "subtype":"IPV6_FLABEL",</text:span></text:p>
              <text:p text:style-name="Table_20_Contents"><text:soft-page-break/><text:span text:style-name="Source_20_Text">    "flowLabel":1</text:span></text:p>
              <text:p text:style-name="Table_20_Contents"><text:span text:style-name="Source_20_Text">  },</text:span></text:p>
              <text:p text:style-name="Table_20_Contents"><text:span text:style-name="Source_20_Text">  {</text:span></text:p>
              <text:p text:style-name="Table_20_Contents"><text:span text:style-name="Source_20_Text">    "type":"L4MODIFICATION",</text:span></text:p>
              <text:p text:style-name="Table_20_Contents"><text:span text:style-name="Source_20_Text">    "subtype":"TCP_SRC",</text:span></text:p>
              <text:p text:style-name="Table_20_Contents"><text:span text:style-name="Source_20_Text">    "tcpPort":1</text:span></text:p>
              <text:p text:style-name="Table_20_Contents"><text:span text:style-name="Source_20_Text">  },</text:span></text:p>
              <text:p text:style-name="Table_20_Contents"><text:span text:style-name="Source_20_Text">  {</text:span></text:p>
              <text:p text:style-name="Table_20_Contents"><text:span text:style-name="Source_20_Text">    "type":"L4MODIFICATION",</text:span></text:p>
              <text:p text:style-name="Table_20_Contents"><text:span text:style-name="Source_20_Text">    "subtype":"UDP_SRC",</text:span></text:p>
              <text:p text:style-name="Table_20_Contents"><text:span text:style-name="Source_20_Text">    "udpPort":1</text:span></text:p>
              <text:p text:style-name="Table_20_Contents"><text:span text:style-name="Source_20_Text">  }</text:span></text:p>
              <text:p text:style-name="Table_20_Contents"><text:span text:style-name="Source_20_Text"> ]</text:span></text:p>
              <text:p text:style-name="Table_20_Contents"><text:span text:style-name="Source_20_Text">}</text:span></text:p>
            </table:table-cell>
          </table:table-row>
        </table:table>
        <text:p text:style-name="P208"/>
      </text:section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74"><text:soft-page-break/>Subject Class: Host</text:p>
      <text:p text:style-name="P169">configKey=basic </text:p>
      <text:p text:style-name="P169">subjectKey=org.onosproject.net.HostId configClass=org.onosproject.net.config.basics.BasicHostConfig</text:p>
      <text:p text:style-name="P169"/>
      <text:p text:style-name="P169">configKey=annotations</text:p>
      <text:p text:style-name="P169"><text:span text:style-name="T186">subject</text:span><text:span text:style-name="T280">Key</text:span><text:span text:style-name="T186">=org.onosproject.net.HostId, configClass=org.onosproject.net.config.basics.HostAnnotationConfig</text:span></text:p>
      <text:p text:style-name="P168"/>
      <text:p text:style-name="P174">Subject Class: Devices</text:p>
      <text:p text:style-name="P169">configKey=classifiers</text:p>
      <text:p text:style-name="P192"><text:span text:style-name="T186">subject</text:span><text:span text:style-name="T187">Key</text:span><text:span text:style-name="T186">=org.onosproject.net.DeviceId configClass=org.onosproject.openflow.controller.OpenFlowClassifierConfig</text:span></text:p>
      <text:p text:style-name="P168"/>
      <text:p text:style-name="P170">configKey=protection</text:p>
      <text:p text:style-name="P193"><text:span text:style-name="T186">subject</text:span><text:span text:style-name="T188">Key</text:span><text:span text:style-name="T186">=org.onosproject.net.DeviceId configClass=org.onosproject.net.behaviour.protection.ProtectionConfig</text:span></text:p>
      <text:p text:style-name="P168"/>
      <text:p text:style-name="P170">configKey=basic</text:p>
      <text:p text:style-name="P193"><text:span text:style-name="T186">subject</text:span><text:span text:style-name="T188">Key</text:span><text:span text:style-name="T186">=org.onosproject.net.DeviceId configClass=org.onosproject.net.config.basics.BasicDeviceConfig</text:span></text:p>
      <text:p text:style-name="P170"/>
      <text:p text:style-name="P170">configKey=inject</text:p>
      <text:p text:style-name="P193"><text:span text:style-name="T186">subject</text:span><text:span text:style-name="T188">Key</text:span><text:span text:style-name="T186">=org.onosproject.net.DeviceId configClass=org.onosproject.net.config.inject.DeviceInjectionConfig</text:span></text:p>
      <text:p text:style-name="P170"/>
      <text:p text:style-name="P171">configKey=ports</text:p>
      <text:p text:style-name="P171">subject<text:span text:style-name="T281">Key</text:span>=org.onosproject.net.DeviceId configClass=org.onosproject.net.config.basics.PortDescriptionsConfig</text:p>
      <text:p text:style-name="P171"/>
      <text:p text:style-name="P171">configKey=linkDiscovery</text:p>
      <text:p text:style-name="P194"><text:span text:style-name="T186">subject</text:span><text:span text:style-name="T189">Key</text:span><text:span text:style-name="T186">=org.onosproject.net.DeviceId configClass=org.onosproject.provider.lldp.impl.LinkDiscoveryFromDevice</text:span></text:p>
      <text:p text:style-name="P171"/>
      <text:p text:style-name="P171">configKey=openflow</text:p>
      <text:p text:style-name="P171">subject<text:span text:style-name="T281">Key</text:span>=org.onosproject.net.DeviceId configClass=org.onosproject.openflow.config.OpenFlowDeviceConfig</text:p>
      <text:p text:style-name="P171"/>
      <text:p text:style-name="P171">configKey=annotations</text:p>
      <text:p text:style-name="P194"><text:span text:style-name="T186">subject</text:span><text:span text:style-name="T189">Key</text:span><text:span text:style-name="T186">=org.onosproject.net.DeviceId configClass=org.onosproject.net.config.basics.DeviceAnnotationConfig</text:span></text:p>
      <text:p text:style-name="P170"/>
      <text:p text:style-name="P171"><text:span text:style-name="T11">Subject Class: </text:span><text:span text:style-name="T12">Ports</text:span></text:p>
      <text:p text:style-name="P171">configKey=annotations</text:p>
      <text:p text:style-name="P171">subject<text:span text:style-name="T281">Key</text:span>=org.onosproject.net.ConnectPoint configClass=org.onosproject.net.config.basics.PortAnnotationConfi<text:span text:style-name="T281">g</text:span></text:p>
      <text:p text:style-name="P171"/>
      <text:p text:style-name="P171">configKey=interfaces</text:p>
      <text:p text:style-name="P171">subject<text:span text:style-name="T281">Key</text:span>=org.onosproject.net.ConnectPoint configClass=org.onosproject.net.config.basics.InterfaceConfig</text:p>
      <text:p text:style-name="P168"/>
      <text:p text:style-name="P172">configKey=hostLearning</text:p>
      <text:p text:style-name="P195"><text:soft-page-break/><text:span text:style-name="T186">subject</text:span><text:span text:style-name="T190">Key</text:span><text:span text:style-name="T186">=org.onosproject.net.ConnectPoint, configClass=org.onosproject.net.config.basics.HostLearningConfig</text:span></text:p>
      <text:p text:style-name="P172"/>
      <text:p text:style-name="P172"><text:span text:style-name="T282">c</text:span>onfigKey=bandwidthCapacity </text:p>
      <text:p text:style-name="P172"><text:span text:style-name="T186">subject</text:span><text:span text:style-name="T282">Key</text:span><text:span text:style-name="T186">=org.onosproject.net.ConnectPoint, configClass=org.onosproject.net.config.basics.BandwidthCapacity</text:span></text:p>
      <text:p text:style-name="P168"/>
      <text:p text:style-name="P172">configKey=optical</text:p>
      <text:p text:style-name="P172">subject<text:span text:style-name="T282">Key</text:span>=org.onosproject.net.ConnectPoint, configClass=org.onosproject.net.optical.config.OpticalPortConfig</text:p>
      <text:p text:style-name="P173"/>
      <text:p text:style-name="P172">configKey=linkDiscovery</text:p>
      <text:p text:style-name="P172">subject<text:span text:style-name="T282">key</text:span>=org.onosproject.net.ConnectPoint configClass=org.onosproject.provider.lldp.impl.LinkDiscoveryFromPort</text:p>
      <text:p text:style-name="P168"/>
      <text:p text:style-name="P175">Other Subject Classes</text:p>
      <text:p text:style-name="P168">subjectKey=links, configKey=basic, subjectClass=org.onosproject.net.LinkKey, configClass=org.onosproject.net.config.basics.BasicLinkConfig</text:p>
      <text:p text:style-name="P168"/>
      <text:p text:style-name="P168">subjectKey=layouts, configKey=basic, subjectClass=org.onosproject.ui.model.topo.UiTopoLayoutId, configClass=org.onosproject.net.config.basics.BasicUiTopoLayoutConfig</text:p>
      <text:p text:style-name="P168"/>
      <text:p text:style-name="P168">subjectKey=apps, configKey=core, subjectClass=org.onosproject.core.ApplicationId, configClass=org.onosproject.store.link.impl.CoreConfig</text:p>
      <text:p text:style-name="P168">subjectKey=apps, configKey=suppression, subjectClass=org.onosproject.core.ApplicationId, configClass=org.onosproject.provider.lldp.impl.SuppressionConfig</text:p>
      <text:p text:style-name="P168"/>
      <text:p text:style-name="P168">subjectKey=regions, configKey=basic, subjectClass=org.onosproject.net.region.RegionId, configClass=org.onosproject.net.config.basics.BasicRegionConfig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212"><text:bookmark-start text:name="__DdeLink__7472_1166496627"/><text:soft-page-break/>{</text:p>
      <text:p text:style-name="P212"><text:s text:c="2"/>"ports": {</text:p>
      <text:p text:style-name="P212"><text:s text:c="4"/>"of:0000000000000021/1": {</text:p>
      <text:p text:style-name="P212"><text:s text:c="6"/>"annotations": {</text:p>
      <text:p text:style-name="P212"><text:s text:c="8"/>"entries": {</text:p>
      <text:p text:style-name="P213"><text:s text:c="10"/>"<text:span text:style-name="T283">name</text:span>": "<text:span text:style-name="T283">sw021-eth1</text:span>",</text:p>
      <text:p text:style-name="P212"><text:s text:c="10"/>"maxQueueLength": "1000",</text:p>
      <text:p text:style-name="P213"><text:s text:c="10"/>"<text:span text:style-name="T283">backlogPackets</text:span>": "<text:span text:style-name="T283">45</text:span>",</text:p>
      <text:p text:style-name="P213"><text:s text:c="10"/>"<text:span text:style-name="T283">backlogBytes</text:span>": "<text:span text:style-name="T283">12568</text:span>",</text:p>
      <text:p text:style-name="P213"><text:s text:c="10"/>"<text:span text:style-name="T283">bandwidth</text:span>": "1000",</text:p>
      <text:p text:style-name="P213"><text:s text:c="10"/>"maxQueueLength": "1000",</text:p>
      <text:p text:style-name="P213"><text:s text:c="10"/>"<text:span text:style-name="T283">txPackets</text:span>": "1<text:span text:style-name="T283">876</text:span>",</text:p>
      <text:p text:style-name="P213"><text:s text:c="10"/>"<text:span text:style-name="T283">rxPackets</text:span>": "<text:span text:style-name="T283">3456</text:span>",</text:p>
      <text:p text:style-name="P197"><text:s text:c="10"/>"<text:span text:style-name="T283">txErrors</text:span>": "<text:span text:style-name="T283">78</text:span>",</text:p>
      <text:p text:style-name="P213"><text:s text:c="10"/>"<text:span text:style-name="T283">rxErrors</text:span>": "<text:span text:style-name="T283">36</text:span>"</text:p>
      <text:p text:style-name="P212"><text:s text:c="8"/>}</text:p>
      <text:p text:style-name="P212"><text:s text:c="6"/>}</text:p>
      <text:p text:style-name="P212"><text:s text:c="4"/>}</text:p>
      <text:p text:style-name="P212"><text:s text:c="2"/>}</text:p>
      <text:p text:style-name="P212">}</text:p>
      <text:p text:style-name="P168"/>
      <text:p text:style-name="P214">{</text:p>
      <text:p text:style-name="P214"><text:s text:c="2"/>"ports": {</text:p>
      <text:p text:style-name="P214"><text:s text:c="4"/>"of:00000000000000<text:span text:style-name="T285">1</text:span>1/1": {</text:p>
      <text:p text:style-name="P214"><text:s text:c="6"/>"annotations": {</text:p>
      <text:p text:style-name="P214"><text:s text:c="8"/>"entries": {</text:p>
      <text:p text:style-name="P214"><text:s text:c="10"/>"<text:span text:style-name="T283">name</text:span>": "<text:span text:style-name="T284">ap01</text:span><text:span text:style-name="T283">1-</text:span><text:span text:style-name="T284">wlan1</text:span>",</text:p>
      <text:p text:style-name="P214"><text:s text:c="10"/>"maxQueueLength": "10<text:span text:style-name="T284">24</text:span>0",</text:p>
      <text:p text:style-name="P214"><text:s text:c="10"/>"<text:span text:style-name="T283">backlogPackets</text:span>": "<text:span text:style-name="T283">45</text:span>",</text:p>
      <text:p text:style-name="P214"><text:s text:c="10"/>"<text:span text:style-name="T283">backlogBytes</text:span>": "<text:span text:style-name="T283">12568</text:span>",</text:p>
      <text:p text:style-name="P214"><text:s text:c="10"/>"<text:span text:style-name="T283">bandwidth</text:span>": "<text:span text:style-name="T284">54</text:span>",</text:p>
      <text:p text:style-name="P214"><text:s text:c="10"/>"maxQueueLength": "1000",</text:p>
      <text:p text:style-name="P214"><text:s text:c="10"/>"<text:span text:style-name="T283">txPackets</text:span>": "1<text:span text:style-name="T283">876</text:span>",</text:p>
      <text:p text:style-name="P214"><text:soft-page-break/><text:s text:c="10"/>"<text:span text:style-name="T283">rxPackets</text:span>": "<text:span text:style-name="T283">3456</text:span>",</text:p>
      <text:p text:style-name="P196"><text:s text:c="10"/>"<text:span text:style-name="T283">txErrors</text:span>": "<text:span text:style-name="T283">78</text:span>",</text:p>
      <text:p text:style-name="P214"><text:s text:c="10"/>"<text:span text:style-name="T283">rxErrors</text:span>": "<text:span text:style-name="T283">36</text:span>",</text:p>
      <text:p text:style-name="P214"><text:s text:c="11"/>"<text:span text:style-name="T284">WiFi Mode</text:span>": "<text:span text:style-name="T284">a</text:span>",</text:p>
      <text:p text:style-name="P215"><text:s text:c="11"/>"<text:span text:style-name="T284">Frequency": "5.18",</text:span></text:p>
      <text:p text:style-name="P215"><text:s text:c="11"/>"<text:span text:style-name="T284">Channel"</text:span>: "<text:span text:style-name="T283">36</text:span>",</text:p>
      <text:p text:style-name="P214"><text:s text:c="11"/>"<text:span text:style-name="T284">SSID</text:span>": "<text:span text:style-name="T284">ssid-ap011</text:span>",</text:p>
      <text:p text:style-name="P214"><text:s text:c="11"/>"<text:span text:style-name="T284">txPower</text:span>": "<text:span text:style-name="T284">14</text:span>",</text:p>
      <text:p text:style-name="P214"><text:s text:c="11"/>"<text:span text:style-name="T284">txGain</text:span>": "<text:span text:style-name="T284">10</text:span>",</text:p>
      <text:p text:style-name="P215"><text:s text:c="11"/>"<text:span text:style-name="T285">position": "3.8, 4.0, 8.9",</text:span></text:p>
      <text:p text:style-name="P215"><text:s text:c="11"/>"<text:span text:style-name="T283">r</text:span><text:span text:style-name="T285">ange</text:span>": "<text:span text:style-name="T283">36</text:span><text:span text:style-name="T285">65</text:span>"<text:bookmark-end text:name="__DdeLink__7472_1166496627"/></text:p>
      <text:p text:style-name="P214"><text:s text:c="8"/>}</text:p>
      <text:p text:style-name="P214"><text:s text:c="6"/>}</text:p>
      <text:p text:style-name="P214"><text:s text:c="4"/>}</text:p>
      <text:p text:style-name="P214"><text:s text:c="2"/>}</text:p>
      <text:p text:style-name="P210">}</text:p>
      <text:p text:style-name="P210"/>
      <text:p text:style-name="P216">{</text:p>
      <text:p text:style-name="P216"><text:s text:c="2"/>"<text:span text:style-name="T286">host</text:span>s": {</text:p>
      <text:p text:style-name="P216"><text:s text:c="4"/>"00:00:00:03:02:02/None": {</text:p>
      <text:p text:style-name="P216"><text:s text:c="6"/>"annotations": {</text:p>
      <text:p text:style-name="P216"><text:s text:c="8"/>"entries": {</text:p>
      <text:p text:style-name="P216"><text:s text:c="10"/>"<text:span text:style-name="T283">name</text:span>": "<text:span text:style-name="T286">h3</text:span><text:span text:style-name="T283">2</text:span><text:span text:style-name="T286">2</text:span>",</text:p>
      <text:p text:style-name="P216"><text:s text:c="10"/>"<text:span text:style-name="T286">type</text:span>": "<text:span text:style-name="T286">Host</text:span>",</text:p>
      <text:p text:style-name="P216"><text:s text:c="10"/>"<text:span text:style-name="T286">ports</text:span>": <text:span text:style-name="T286">["1:h322-eth1"]</text:span></text:p>
      <text:p text:style-name="P216"><text:s text:c="8"/>}</text:p>
      <text:p text:style-name="P216"><text:s text:c="6"/>}</text:p>
      <text:p text:style-name="P216"><text:s text:c="4"/>}</text:p>
      <text:p text:style-name="P216"><text:s text:c="2"/>}</text:p>
      <text:p text:style-name="P211">}</text:p>
      <text:p text:style-name="P211"/>
      <text:p text:style-name="P211"/>
      <text:p text:style-name="P216"><text:soft-page-break/>{</text:p>
      <text:p text:style-name="P216"><text:s text:c="2"/>"<text:span text:style-name="T286">hosts</text:span>": {</text:p>
      <text:p text:style-name="P216"><text:s text:c="4"/>"00:00:00:03:00:03/None": {</text:p>
      <text:p text:style-name="P216"><text:s text:c="6"/>"annotations": {</text:p>
      <text:p text:style-name="P216"><text:s text:c="8"/>"entries": {</text:p>
      <text:p text:style-name="P216"><text:s text:c="10"/>"<text:span text:style-name="T283">name</text:span>": "<text:span text:style-name="T286">sta303</text:span>",</text:p>
      <text:p text:style-name="P216"><text:s text:c="10"/>"<text:span text:style-name="T286">type</text:span>": "<text:span text:style-name="T287">Station</text:span>",</text:p>
      <text:p text:style-name="P217"><text:s text:c="10"/>"<text:span text:style-name="T287">ports</text:span>": <text:span text:style-name="T287">["0:sta003-wlan0"]</text:span>,</text:p>
      <text:p text:style-name="P216"><text:s text:c="10"/>"<text:span text:style-name="T287">position</text:span>": "<text:span text:style-name="T287">[4.0, 6.4, 8.4]</text:span>",</text:p>
      <text:p text:style-name="P217"><text:s text:c="10"/>"<text:span text:style-name="T284">WiFi Mode</text:span>": "<text:span text:style-name="T284">a</text:span>",</text:p>
      <text:p text:style-name="P217"><text:s text:c="11"/>"<text:span text:style-name="T284">Frequency": "5.18",</text:span></text:p>
      <text:p text:style-name="P217"><text:s text:c="11"/>"<text:span text:style-name="T287">connectedTo": "ssid-ap301",</text:span></text:p>
      <text:p text:style-name="P217"><text:s text:c="11"/>"<text:span text:style-name="T287">RSSI</text:span>": "-<text:span text:style-name="T287">67</text:span>",</text:p>
      <text:p text:style-name="P217"><text:s text:c="11"/>"<text:span text:style-name="T287">distanceFromAp</text:span>": "<text:span text:style-name="T287">842.35</text:span>"</text:p>
      <text:p text:style-name="P216"><text:s text:c="8"/>}</text:p>
      <text:p text:style-name="P216"><text:s text:c="6"/>}</text:p>
      <text:p text:style-name="P216"><text:s text:c="4"/>}</text:p>
      <text:p text:style-name="P216"><text:s text:c="2"/>}</text:p>
      <text:p text:style-name="P211">}</text:p>
      <text:p text:style-name="P210"/>
      <text:p text:style-name="P217">{</text:p>
      <text:p text:style-name="P217"><text:s text:c="2"/>"<text:span text:style-name="T287">device</text:span>s": {</text:p>
      <text:p text:style-name="P217"><text:s text:c="4"/>"of:0000000000000<text:span text:style-name="T287">301</text:span>/1": {</text:p>
      <text:p text:style-name="P217"><text:s text:c="6"/>"annotations": {</text:p>
      <text:p text:style-name="P217"><text:s text:c="8"/>"entries": {</text:p>
      <text:p text:style-name="P218"><text:s text:c="10"/>"<text:span text:style-name="T286">p</text:span><text:span text:style-name="T287">osition</text:span>": <text:span text:style-name="T286">["</text:span><text:span text:style-name="T287">692.8, 600.0, 302.89"</text:span><text:span text:style-name="T286">]</text:span></text:p>
      <text:p text:style-name="P217"><text:s text:c="8"/>}</text:p>
      <text:p text:style-name="P217"><text:s text:c="6"/>}</text:p>
      <text:p text:style-name="P217"><text:s text:c="4"/>}</text:p>
      <text:p text:style-name="P217"><text:s text:c="2"/>}</text:p>
      <text:p text:style-name="P219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16T19:01:07.339489043</meta:creation-date>
    <dc:date>2025-09-18T12:28:43.581261867</dc:date>
    <meta:editing-duration>PT21H25M28S</meta:editing-duration>
    <meta:editing-cycles>36</meta:editing-cycles>
    <meta:generator>LibreOffice/6.4.7.2$Linux_X86_64 LibreOffice_project/40$Build-2</meta:generator>
    <meta:document-statistic meta:table-count="3" meta:image-count="0" meta:object-count="0" meta:page-count="27" meta:paragraph-count="1144" meta:word-count="3832" meta:character-count="36986" meta:non-whitespace-character-count="30627"/>
  </office:meta>
</office:document-meta>
</file>